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 style:family="graphic" style:parent-style-name="standard">
      <style:graphic-properties svg:stroke-color="#0000ff" draw:fill="solid" draw:fill-color="#ffffff" draw:textarea-horizontal-align="justify" draw:textarea-vertical-align="middle" draw:auto-grow-height="false"/>
    </style:style>
    <style:style style:name="gr4"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ff" draw:fill="none" fo:min-height="2.117cm"/>
    </style:style>
    <style:style style:name="gr6" style:family="graphic" style:parent-style-name="standard">
      <style:graphic-properties draw:stroke="solid" svg:stroke-width="0.159cm" svg:stroke-color="#000000"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solid" svg:stroke-width="0.079cm" svg:stroke-color="#000000" draw:stroke-linejoin="miter" draw:fill="solid" draw:fill-color="#ccccff" draw:textarea-horizontal-align="justify" draw:textarea-vertical-align="top" draw:auto-grow-height="true" fo:min-height="0cm" fo:min-width="0cm"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79cm" svg:stroke-color="#000000" draw:stroke-linejoin="miter" draw:fill="solid" draw:fill-color="#87d300" draw:textarea-horizontal-align="justify"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079cm" svg:stroke-color="#000000" draw:stroke-linejoin="miter" draw:fill="solid" draw:fill-color="#0000c0" draw:textarea-horizontal-align="justify"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dash" draw:stroke-dash="Dashed_20__28_var_29__20_2"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3" style:family="graphic" style:parent-style-name="standard">
      <style:graphic-properties draw:stroke="dash" draw:stroke-dash="Dashed_20__28_var_29__20_2" svg:stroke-width="0.106cm" svg:stroke-color="#000000"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dash" draw:stroke-dash="Dashed_20__28_var_29__20_2" svg:stroke-width="0.106cm" svg:stroke-color="#000000"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dash" draw:stroke-dash="Dashed_20__28_var_29__20_2" svg:stroke-width="0.106cm" svg:stroke-color="#000000" draw:marker-end="Arrowheads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dash" draw:stroke-dash="Dashed_20__28_var_29__20_2" svg:stroke-width="0.106cm" svg:stroke-color="#00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dash" draw:stroke-dash="Dashed_20__28_var_29__20_17" svg:stroke-width="0.159cm" svg:stroke-color="#8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dash" draw:stroke-dash="Dashed_20__28_var_29__20_2" svg:stroke-width="0.106cm" svg:stroke-color="#0000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79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79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79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dash" draw:stroke-dash="Dashed_20__28_var_29__20_2" svg:stroke-width="0.106cm" svg:stroke-color="#000000"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25"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none" draw:fill="none" fo:min-height="0.848cm"/>
    </style:style>
    <style:style style:name="gr28"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29" style:family="graphic" style:parent-style-name="standard">
      <style:graphic-properties draw:stroke="solid"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none" fo:min-height="0.713cm"/>
    </style:style>
    <style:style style:name="gr33"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34" style:family="graphic" style:parent-style-name="standard">
      <style:graphic-properties svg:stroke-width="0.1cm" svg:stroke-color="#ff3333"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0.932cm" fo:min-width="8.282cm"/>
    </style:style>
    <style:style style:name="gr36" style:family="graphic" style:parent-style-name="standard">
      <style:graphic-properties draw:stroke="none" svg:stroke-color="#000000" draw:fill="none" draw:fill-color="#ffffff" draw:textarea-horizontal-align="left" draw:auto-grow-height="true" draw:auto-grow-width="true" fo:min-height="0.932cm" fo:min-width="7.808cm"/>
    </style:style>
    <style:style style:name="gr37"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38" style:family="graphic" style:parent-style-name="standard">
      <style:graphic-properties draw:stroke="none" draw:fill="none" fo:min-height="0.763cm"/>
    </style:style>
    <style:style style:name="gr39"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40" style:family="graphic" style:parent-style-name="standard">
      <style:graphic-properties draw:marker-end="Arrow" draw:marker-end-width="0.3cm" draw:textarea-horizontal-align="center" draw:textarea-vertical-align="middle"/>
    </style:style>
    <style:style style:name="gr41" style:family="graphic" style:parent-style-name="standard">
      <style:graphic-properties draw:stroke="solid" svg:stroke-width="0.026cm" svg:stroke-color="#000000" draw:marker-end="Arrowheads_20_8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none" svg:stroke-color="#0000ff" draw:fill="none" fo:min-height="0.858cm"/>
    </style:style>
    <style:style style:name="gr43" style:family="graphic" style:parent-style-name="standard">
      <style:graphic-properties draw:stroke="solid" svg:stroke-width="0.035cm" svg:stroke-color="#000000" draw:stroke-linejoin="miter" draw:fill="solid" draw:fill-color="#e6e6e6"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44" style:family="graphic" style:parent-style-name="standard">
      <style:graphic-properties draw:stroke="none" svg:stroke-color="#0000ff" draw:fill="none" fo:min-height="0.778cm"/>
    </style:style>
    <style:style style:name="gr45" style:family="graphic" style:parent-style-name="standard">
      <style:graphic-properties draw:stroke="solid" svg:stroke-width="0.035cm" svg:stroke-color="#00ff00" draw:stroke-linejoin="miter" draw:fill="solid" draw:fill-color="#eaeae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6" style:family="graphic" style:parent-style-name="standard">
      <style:graphic-properties draw:stroke="solid" svg:stroke-width="0.026cm" svg:stroke-color="#000000" draw:stroke-linejoin="miter" draw:fill="solid" draw:fill-color="#ccccff" draw:textarea-horizontal-align="justify" draw:textarea-vertical-align="top" draw:auto-grow-height="true" fo:min-height="0cm" fo:min-width="0cm" fo:padding-top="0.13cm" fo:padding-bottom="0.13cm" fo:padding-left="0.25cm" fo:padding-right="0.25cm" fo:wrap-option="wrap" draw:shadow="hidden"/>
    </style:style>
    <style:style style:name="gr47" style:family="graphic" style:parent-style-name="standard">
      <style:graphic-properties draw:stroke="solid" svg:stroke-width="0.176cm" svg:stroke-color="#000000" draw:marker-end="Arrowheads_20_81"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graphic-properties draw:stroke="solid" svg:stroke-width="0.176cm" svg:stroke-color="#000000" draw:marker-end="Arrowheads_20_82"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solid" svg:stroke-width="0.176cm" svg:stroke-color="#000000" draw:marker-end="Arrowheads_20_83"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solid" svg:stroke-width="0.176cm" svg:stroke-color="#000000" draw:marker-end="Arrowheads_20_84"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176cm" svg:stroke-color="#000000" draw:marker-end="Arrowheads_20_85"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176cm" svg:stroke-color="#000000" draw:marker-end="Arrowheads_20_86"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solid" svg:stroke-width="0.176cm" svg:stroke-color="#000000" draw:marker-end="Arrowheads_20_87"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solid" svg:stroke-width="0.176cm" svg:stroke-color="#000000" draw:marker-end="Arrowheads_20_88"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graphic-properties draw:stroke="solid" svg:stroke-width="0.176cm" svg:stroke-color="#000000" draw:marker-end="Arrowheads_20_89"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graphic-properties draw:stroke="solid" svg:stroke-width="0.176cm" svg:stroke-color="#000000" draw:marker-end="Arrowheads_20_10"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solid" svg:stroke-width="0.176cm" svg:stroke-color="#000000" draw:marker-end="Arrowheads_20_11"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8" style:family="graphic" style:parent-style-name="standard">
      <style:graphic-properties draw:stroke="solid" svg:stroke-width="0.176cm" svg:stroke-color="#000000" draw:marker-end="Arrowheads_20_12"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graphic-properties draw:stroke="solid" svg:stroke-width="0.026cm" svg:stroke-color="#000000" draw:stroke-linejoin="miter" draw:fill="solid" draw:fill-color="#87d300" draw:textarea-horizontal-align="justify" draw:textarea-vertical-align="middle" draw:auto-grow-height="false" fo:padding-top="0.13cm" fo:padding-bottom="0.13cm" fo:padding-left="0.25cm" fo:padding-right="0.25cm" fo:wrap-option="no-wrap" draw:shadow="hidden"/>
    </style:style>
    <style:style style:name="gr60"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61" style:family="graphic" style:parent-style-name="standard">
      <style:graphic-properties draw:stroke="solid" svg:stroke-width="0.176cm" svg:stroke-color="#000000" draw:marker-end="Arrowheads_20_13"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graphic-properties draw:stroke="solid" svg:stroke-width="0.176cm" svg:stroke-color="#000000" draw:marker-end="Arrowheads_20_14"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3" style:family="graphic" style:parent-style-name="standard">
      <style:graphic-properties draw:stroke="solid" svg:stroke-width="0.176cm" svg:stroke-color="#000000" draw:marker-end="Arrowheads_20_15"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4" style:family="graphic" style:parent-style-name="standard">
      <style:graphic-properties draw:stroke="solid" svg:stroke-width="0.176cm" svg:stroke-color="#000000" draw:marker-end="Arrowheads_20_16"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5"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66" style:family="graphic" style:parent-style-name="standard">
      <style:graphic-properties draw:stroke="solid" svg:stroke-width="0.176cm" svg:stroke-color="#000000" draw:marker-end="Arrowheads_20_17"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7" style:family="graphic" style:parent-style-name="standard">
      <style:graphic-properties draw:stroke="solid" svg:stroke-width="0.176cm" svg:stroke-color="#000000" draw:marker-end="Arrowheads_20_18"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8" style:family="graphic" style:parent-style-name="standard">
      <style:graphic-properties draw:stroke="solid" svg:stroke-width="0.026cm" svg:stroke-color="#000000" draw:stroke-linejoin="miter"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69" style:family="graphic" style:parent-style-name="standard">
      <style:graphic-properties draw:stroke="solid" svg:stroke-width="0.159cm" svg:stroke-color="#000000" draw:marker-end="Arrowheads_20_2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0" style:family="graphic" style:parent-style-name="standard">
      <style:graphic-properties draw:stroke="solid" svg:stroke-width="0.159cm" svg:stroke-color="#000000" draw:marker-end="Arrowheads_20_2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parent-style-name="standard">
      <style:graphic-properties draw:stroke="solid" svg:stroke-width="0.159cm" svg:stroke-color="#000000" draw:marker-end="Arrowheads_20_2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solid" svg:stroke-width="0.159cm" svg:stroke-color="#000000" draw:marker-end="Arrowheads_20_2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graphic-properties draw:stroke="solid" svg:stroke-width="0.159cm" svg:stroke-color="#000000" draw:marker-end="Arrowheads_20_2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solid" svg:stroke-width="0.159cm" svg:stroke-color="#000000" draw:marker-end="Arrowheads_20_2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parent-style-name="standard">
      <style:graphic-properties draw:stroke="solid" svg:stroke-width="0.159cm" svg:stroke-color="#000000" draw:marker-end="Arrowheads_20_2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6" style:family="graphic" style:parent-style-name="standard">
      <style:graphic-properties draw:stroke="solid" svg:stroke-width="0.159cm" svg:stroke-color="#000000" draw:marker-end="Arrowheads_20_2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parent-style-name="standard">
      <style:graphic-properties draw:stroke="solid" svg:stroke-width="0.159cm" svg:stroke-color="#000000" draw:marker-end="Arrowheads_20_3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8" style:family="graphic" style:parent-style-name="standard">
      <style:graphic-properties draw:stroke="solid" svg:stroke-width="0.159cm" svg:stroke-color="#000000" draw:marker-end="Arrowheads_20_3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parent-style-name="standard">
      <style:graphic-properties draw:stroke="solid" svg:stroke-width="0.159cm" svg:stroke-color="#000000" draw:marker-end="Arrowheads_20_3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0" style:family="graphic" style:parent-style-name="standard">
      <style:graphic-properties draw:stroke="solid" svg:stroke-width="0.159cm" svg:stroke-color="#000000" draw:marker-end="Arrowheads_20_3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3" style:family="graphic" style:parent-style-name="standard">
      <style:graphic-properties draw:stroke="solid" svg:stroke-width="0.159cm" svg:stroke-color="#000000" draw:marker-end="Arrowheads_20_3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4" style:family="graphic" style:parent-style-name="standard">
      <style:graphic-properties draw:stroke="solid" svg:stroke-width="0.159cm" svg:stroke-color="#000000" draw:marker-end="Arrowheads_20_3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5" style:family="graphic" style:parent-style-name="standard">
      <style:graphic-properties draw:stroke="solid" svg:stroke-width="0.159cm" svg:stroke-color="#000000" draw:marker-end="Arrowheads_20_3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6" style:family="graphic" style:parent-style-name="standard">
      <style:graphic-properties draw:stroke="solid" svg:stroke-width="0.159cm" svg:stroke-color="#000000" draw:marker-end="Arrowheads_20_3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7" style:family="graphic" style:parent-style-name="standard">
      <style:graphic-properties draw:stroke="solid" svg:stroke-width="0.159cm" svg:stroke-color="#000000" draw:marker-end="Arrowheads_20_3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8" style:family="graphic" style:parent-style-name="standard">
      <style:graphic-properties draw:stroke="solid" svg:stroke-width="0.159cm" svg:stroke-color="#000000" draw:marker-end="Arrowheads_20_3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9" style:family="graphic" style:parent-style-name="standard">
      <style:graphic-properties draw:stroke="solid" svg:stroke-width="0.159cm" svg:stroke-color="#000000" draw:marker-end="Arrowheads_20_4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0" style:family="graphic" style:parent-style-name="standard" style:list-style-name="L11">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1" style:family="graphic" style:parent-style-name="standard">
      <style:graphic-properties draw:stroke="solid" svg:stroke-width="0.159cm" svg:stroke-color="#000000" draw:marker-end="Arrowheads_20_4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2" style:family="graphic" style:parent-style-name="standard">
      <style:graphic-properties draw:stroke="solid" svg:stroke-width="0.159cm" svg:stroke-color="#000000" draw:marker-end="Arrowheads_20_4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3" style:family="graphic" style:parent-style-name="standard">
      <style:graphic-properties draw:stroke="solid" svg:stroke-width="0.159cm" svg:stroke-color="#000000" draw:marker-end="Arrowheads_20_4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4" style:family="graphic" style:parent-style-name="standard" style:list-style-name="L11">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5" style:family="graphic" style:parent-style-name="standard">
      <style:graphic-properties draw:stroke="solid" svg:stroke-width="0.159cm" svg:stroke-color="#000000" draw:marker-end="Arrowheads_20_4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6" style:family="graphic" style:parent-style-name="standard">
      <style:graphic-properties draw:stroke="solid" svg:stroke-width="0.159cm" svg:stroke-color="#000000" draw:marker-end="Arrowheads_20_4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7" style:family="graphic" style:parent-style-name="standard">
      <style:graphic-properties draw:stroke="solid" svg:stroke-width="0.159cm" svg:stroke-color="#000000" draw:marker-end="Arrowheads_20_4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8" style:family="graphic" style:parent-style-name="standard">
      <style:graphic-properties draw:stroke="solid" svg:stroke-width="0.159cm" svg:stroke-color="#000000" draw:marker-end="Arrowheads_20_4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graphic-properties draw:stroke="solid" svg:stroke-width="0.159cm" svg:stroke-color="#000000" draw:marker-end="Arrowheads_20_4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0" style:family="graphic" style:parent-style-name="standard">
      <style:graphic-properties draw:stroke="solid" svg:stroke-width="0.159cm" svg:stroke-color="#000000" draw:marker-end="Arrowheads_20_4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1" style:family="graphic" style:parent-style-name="standard">
      <style:graphic-properties draw:stroke="solid" svg:stroke-width="0.159cm" svg:stroke-color="#000000" draw:marker-end="Arrowheads_20_5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2" style:family="graphic" style:parent-style-name="standard">
      <style:graphic-properties draw:stroke="solid" svg:stroke-width="0.159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3" style:family="graphic" style:parent-style-name="standard">
      <style:graphic-properties draw:stroke="solid" svg:stroke-width="0.159cm" svg:stroke-color="#000000" draw:marker-end="Arrowheads_20_5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4" style:family="graphic" style:parent-style-name="standard">
      <style:graphic-properties draw:stroke="solid" svg:stroke-width="0.159cm" svg:stroke-color="#000000" draw:marker-end="Arrowheads_20_5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5" style:family="graphic" style:parent-style-name="standard">
      <style:graphic-properties draw:stroke="solid" svg:stroke-width="0.159cm" svg:stroke-color="#000000" draw:marker-end="Arrowheads_20_5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6" style:family="graphic" style:parent-style-name="standard">
      <style:graphic-properties draw:stroke="solid" svg:stroke-width="0.159cm" svg:stroke-color="#000000" draw:marker-end="Arrowheads_20_5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7" style:family="graphic" style:parent-style-name="standard">
      <style:graphic-properties draw:stroke="solid" svg:stroke-width="0.159cm" svg:stroke-color="#000000" draw:marker-end="Arrowheads_20_5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8" style:family="graphic" style:parent-style-name="standard">
      <style:graphic-properties draw:stroke="solid" svg:stroke-width="0.159cm" svg:stroke-color="#000000" draw:marker-end="Arrowheads_20_5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9" style:family="graphic" style:parent-style-name="standard">
      <style:graphic-properties draw:stroke="solid" svg:stroke-width="0.159cm" svg:stroke-color="#000000" draw:marker-end="Arrowheads_20_5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0" style:family="graphic" style:parent-style-name="standard">
      <style:graphic-properties draw:stroke="solid" svg:stroke-width="0.159cm" svg:stroke-color="#000000" draw:marker-end="Arrowheads_20_5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1" style:family="graphic" style:parent-style-name="standard">
      <style:graphic-properties draw:stroke="solid" svg:stroke-width="0.159cm" svg:stroke-color="#000000" draw:marker-end="Arrowheads_20_5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2" style:family="graphic" style:parent-style-name="standard">
      <style:graphic-properties draw:stroke="solid" svg:stroke-width="0.159cm" svg:stroke-color="#000000" draw:marker-end="Arrowheads_20_6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3" style:family="graphic" style:parent-style-name="standard">
      <style:graphic-properties draw:stroke="solid" svg:stroke-width="0.159cm" svg:stroke-color="#000000" draw:marker-end="Arrowheads_20_6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4"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5"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graphic-properties draw:stroke="solid" svg:stroke-width="0.159cm" svg:stroke-color="#000000" draw:marker-end="Arrowheads_20_6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list-style-name="L11">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8" style:family="graphic" style:parent-style-name="standard">
      <style:graphic-properties draw:stroke="solid" svg:stroke-width="0.159cm" svg:stroke-color="#000000" draw:marker-end="Arrowheads_20_6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solid" svg:stroke-width="0.159cm" svg:stroke-color="#000000" draw:marker-end="Arrowheads_20_6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list-style-name="L9">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12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123" style:family="graphic" style:parent-style-name="standard">
      <style:graphic-properties draw:stroke="none" draw:fill="solid" draw:fill-color="#dbdaf2" draw:textarea-horizontal-align="justify" draw:textarea-vertical-align="middle" draw:auto-grow-height="false" fo:padding-top="0.13cm" fo:padding-bottom="0.13cm" fo:padding-left="0.45cm" fo:padding-right="0.25cm" fo:wrap-option="wrap" draw:shadow="hidden"/>
    </style:style>
    <style:style style:name="gr12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12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6" style:family="graphic" style:parent-style-name="standard">
      <style:graphic-properties svg:stroke-width="0.04cm" draw:marker-start-width="0.26cm" draw:marker-end-width="0.26cm" draw:fill="solid" draw:textarea-horizontal-align="center" draw:textarea-vertical-align="middle" fo:padding-top="0.145cm" fo:padding-bottom="0.145cm" fo:padding-left="0.27cm" fo:padding-right="0.27cm"/>
    </style:style>
    <style:style style:name="gr127" style:family="graphic" style:parent-style-name="standard">
      <style:graphic-properties svg:stroke-width="0.04cm" draw:marker-start-width="0.26cm" draw:marker-end-width="0.26cm" draw:textarea-horizontal-align="center" draw:textarea-vertical-align="middle" fo:padding-top="0.145cm" fo:padding-bottom="0.145cm" fo:padding-left="0.27cm" fo:padding-right="0.27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auto-grow-height="true" fo:min-height="2.915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1.055cm" fo:min-width="0cm" fo:padding-top="0.127cm" fo:padding-bottom="0.127cm" fo:padding-left="0.254cm" fo:padding-right="0.254cm" fo:wrap-option="wrap" draw:shadow="hidden"/>
    </style:style>
    <style:style style:name="pr7" style:family="presentation" style:parent-style-name="Default-notes">
      <style:graphic-properties draw:stroke="none" draw:fill="none" draw:fill-color="#ffffff" draw:auto-grow-height="true" fo:min-height="13.051cm" draw:shadow="hidden"/>
    </style:style>
    <style:style style:name="pr8" style:family="presentation" style:parent-style-name="Default-title">
      <style:graphic-properties draw:auto-grow-height="true" fo:min-height="2.921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Default-notes">
      <style:graphic-properties draw:stroke="none" draw:fill="none" draw:fill-color="#ffffff" draw:textarea-horizontal-align="justify" draw:textarea-vertical-align="top" draw:auto-grow-height="true" draw:auto-grow-width="false" fo:min-height="11.16cm" fo:min-width="0cm" fo:padding-top="0.134cm" fo:padding-bottom="0.134cm" fo:padding-left="0.269cm" fo:padding-right="0.269cm" fo:wrap-option="wrap" draw:shadow="hidden"/>
    </style:style>
    <style:style style:name="pr11" style:family="presentation" style:parent-style-name="Default-notes">
      <style:graphic-properties draw:fill-color="#ffffff" draw:auto-grow-height="true" fo:min-height="11.429cm"/>
    </style:style>
    <style:style style:name="pr12" style:family="presentation" style:parent-style-name="Default-notes">
      <style:graphic-properties draw:stroke="none" draw:fill="none" draw:fill-color="#ffffff" draw:auto-grow-height="true" fo:min-height="11.429cm" draw:shadow="hidden"/>
    </style:style>
    <style:style style:name="pr13"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14" style:family="presentation" style:parent-style-name="Default-notes">
      <style:graphic-properties draw:stroke="none" draw:fill="none" draw:fill-color="#ffffff" draw:textarea-horizontal-align="justify" draw:textarea-vertical-align="top" draw:auto-grow-height="true" draw:auto-grow-width="false" fo:min-height="12.577cm" fo:min-width="0cm" fo:padding-top="0.134cm" fo:padding-bottom="0.134cm" fo:padding-left="0.269cm" fo:padding-right="0.269cm" fo:wrap-option="wrap" draw:shadow="hidden"/>
    </style:style>
    <style:style style:name="pr15" style:family="presentation" style:parent-style-name="Default-title">
      <style:graphic-properties draw:auto-grow-height="true" fo:min-height="1.604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808cm" fo:min-width="0cm" fo:padding-top="0.127cm" fo:padding-bottom="0.127cm" fo:padding-left="0.254cm" fo:padding-right="0.254cm" fo:wrap-option="wrap" draw:shadow="hidden"/>
    </style:style>
    <style:style style:name="pr17" style:family="presentation" style:parent-style-name="Default-title">
      <style:graphic-properties draw:fill-color="#ffffff" draw:auto-grow-height="true" fo:min-height="2.915cm"/>
    </style:style>
    <style:style style:name="pr18" style:family="presentation" style:parent-style-name="Default-outline1">
      <style:graphic-properties draw:fill-color="#ffffff" draw:auto-grow-height="true" fo:min-height="11.049cm"/>
    </style:style>
    <style:style style:name="pr19" style:family="presentation" style:parent-style-name="Default-notes">
      <style:graphic-properties draw:fill-color="#ffffff" draw:auto-grow-height="true" fo:min-height="13.084cm"/>
    </style:style>
    <style:style style:name="pr20" style:family="presentation" style:parent-style-name="Default-outline1">
      <style:graphic-properties draw:auto-grow-height="true" fo:min-height="12.312cm"/>
    </style:style>
    <style:style style:name="pr21" style:family="presentation" style:parent-style-name="Default-outline1">
      <style:graphic-properties draw:auto-grow-height="true" fo:min-height="11.049cm"/>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2.2cm" fo:min-width="0cm" fo:padding-top="0.127cm" fo:padding-bottom="0.127cm" fo:padding-left="0.254cm" fo:padding-right="0.254cm" fo:wrap-option="wrap" draw:shadow="hidden"/>
    </style:style>
    <style:style style:name="pr23" style:family="presentation" style:parent-style-name="Default-title">
      <style:graphic-properties fo:min-height="1.355cm"/>
    </style:style>
    <style:style style:name="pr24" style:family="presentation" style:parent-style-name="Default-outline1">
      <style:graphic-properties draw:fill-color="#ffffff" draw:auto-grow-height="true" fo:min-height="12.312cm"/>
    </style:style>
    <style:style style:name="pr25" style:family="presentation" style:parent-style-name="Default-outline1">
      <style:graphic-properties fo:min-height="2.159cm"/>
    </style:style>
    <style:style style:name="pr26" style:family="presentation" style:parent-style-name="Default-outline1">
      <style:graphic-properties draw:fill-color="#ffffff" fo:min-height="2.075cm"/>
    </style:style>
    <style:style style:name="pr27"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28"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9"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writing-mode="lr-tb"/>
      <style:text-properties fo:font-size="22.8999996185303pt"/>
    </style:style>
    <style:style style:name="P9" style:family="paragraph">
      <style:paragraph-properties fo:margin-left="0cm" fo:margin-right="0cm" fo:text-indent="0cm"/>
      <style:text-properties fo:font-size="11.5pt"/>
    </style:style>
    <style:style style:name="P10" style:family="paragraph">
      <style:paragraph-properties fo:margin-left="0cm" fo:margin-right="0cm" fo:margin-top="0.176cm" fo:margin-bottom="0cm" fo:text-indent="0cm"/>
    </style:style>
    <style:style style:name="P11" style:family="paragraph">
      <style:paragraph-properties fo:margin-left="0cm" fo:margin-right="0cm" fo:text-indent="0cm"/>
    </style:style>
    <style:style style:name="P12" style:family="paragraph">
      <style:paragraph-properties fo:margin-left="0cm" fo:margin-right="0cm" fo:margin-top="0.211cm" fo:margin-bottom="0cm" fo:text-indent="0cm" style:writing-mode="lr-tb"/>
    </style:style>
    <style:style style:name="P13" style:family="paragraph">
      <style:paragraph-properties fo:margin-left="0cm" fo:margin-right="0cm" fo:margin-top="0.158cm" fo:margin-bottom="0cm" fo:text-indent="0cm"/>
    </style:style>
    <style:style style:name="P14" style:family="paragraph">
      <style:paragraph-properties fo:margin-left="0cm" fo:margin-right="0cm" fo:margin-top="0.158cm" fo:margin-bottom="0cm" fo:text-indent="0cm" style:writing-mode="lr-tb"/>
      <style:text-properties fo:font-size="11.5pt"/>
    </style:style>
    <style:style style:name="P15" style:family="paragraph">
      <style:paragraph-properties fo:margin-left="2.083cm" fo:margin-right="0cm" fo:text-align="center" fo:text-indent="0cm"/>
    </style:style>
    <style:style style:name="P16"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8" style:family="paragraph">
      <style:paragraph-properties fo:margin-left="0.952cm" fo:margin-right="0cm" fo:text-indent="-0.952cm" style:writing-mode="lr-tb"/>
    </style:style>
    <style:style style:name="P19" style:family="paragraph">
      <style:paragraph-properties fo:text-align="center" style:writing-mode="lr-tb"/>
      <style:text-properties fo:font-size="24pt"/>
    </style:style>
    <style:style style:name="P20" style:family="paragraph">
      <style:paragraph-properties fo:margin-left="0cm" fo:margin-right="0cm" fo:text-indent="0cm" style:writing-mode="lr-tb"/>
    </style:style>
    <style:style style:name="P21" style:family="paragraph">
      <style:paragraph-properties fo:margin-left="0cm" fo:margin-right="0cm" fo:margin-top="0.529cm" fo:margin-bottom="0cm" fo:line-height="100%" fo:text-align="center" fo:text-indent="0cm"/>
    </style:style>
    <style:style style:name="P22" style:family="paragraph">
      <style:paragraph-properties fo:margin-left="0cm" fo:margin-right="0cm" fo:margin-top="0.529cm" fo:margin-bottom="0cm" fo:line-height="100%" fo:text-indent="0cm"/>
    </style:style>
    <style:style style:name="P23" style:family="paragraph">
      <style:paragraph-properties fo:margin-left="0cm" fo:margin-right="0cm" fo:margin-top="0.529cm" fo:margin-bottom="0cm" fo:line-height="100%" fo:text-align="center" fo:text-indent="0cm" style:writing-mode="lr-tb"/>
    </style:style>
    <style:style style:name="P24" style:family="paragraph">
      <style:paragraph-properties fo:margin-left="0cm" fo:margin-right="0cm" fo:line-height="100%" fo:text-align="center" fo:text-indent="0cm"/>
    </style:style>
    <style:style style:name="P25" style:family="paragraph">
      <style:paragraph-properties style:writing-mode="lr-tb"/>
    </style:style>
    <style:style style:name="P26" style:family="paragraph">
      <style:paragraph-properties fo:margin-left="0cm" fo:margin-right="0cm" fo:line-height="100%" fo:text-align="center" fo:text-indent="0cm" style:writing-mode="lr-tb"/>
      <style:text-properties fo:font-size="24.1000003814697pt"/>
    </style:style>
    <style:style style:name="P27" style:family="paragraph">
      <style:paragraph-properties fo:margin-left="0cm" fo:margin-right="0cm" fo:line-height="100%" fo:text-indent="0cm"/>
    </style:style>
    <style:style style:name="P28" style:family="paragraph">
      <style:paragraph-properties fo:margin-left="0cm" fo:margin-right="0cm" fo:line-height="100%" fo:text-indent="0cm" style:writing-mode="lr-tb"/>
    </style:style>
    <style:style style:name="P29" style:family="paragraph">
      <style:paragraph-properties fo:margin-left="0cm" fo:margin-right="0cm" fo:line-height="100%" fo:text-indent="0cm" style:writing-mode="lr-tb"/>
      <style:text-properties fo:font-size="24.1000003814697pt"/>
    </style:style>
    <style:style style:name="P30" style:family="paragraph">
      <style:paragraph-properties fo:margin-left="0cm" fo:margin-right="0cm" fo:text-indent="0cm" style:text-autospace="none" style:writing-mode="lr-tb"/>
    </style:style>
    <style:style style:name="P31" style:family="paragraph">
      <style:paragraph-properties fo:margin-left="0cm" fo:margin-right="0cm" fo:text-indent="0cm" style:text-autospace="none" style:writing-mode="lr-tb"/>
      <style:text-properties fo:color="#646464"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32" style:family="paragraph">
      <style:paragraph-properties fo:margin-left="0cm" fo:margin-right="0cm" fo:line-height="100%" fo:text-indent="0cm"/>
      <style:text-properties fo:color="#7e0021" fo:font-size="20pt" fo:font-style="italic" style:font-size-asian="20pt" style:font-style-asian="italic" style:font-size-complex="20pt" style:font-style-complex="italic"/>
    </style:style>
    <style:style style:name="P33" style:family="paragraph">
      <style:paragraph-properties style:text-autospace="none"/>
    </style:style>
    <style:style style:name="P34"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35" style:family="paragraph">
      <style:paragraph-properties fo:margin-left="0cm" fo:margin-right="0cm" fo:text-indent="0cm" style:text-autospace="none"/>
    </style:style>
    <style:style style:name="P36" style:family="paragraph">
      <style:paragraph-properties fo:margin-left="0cm" fo:margin-right="0cm" fo:line-height="100%" fo:text-indent="0cm"/>
      <style:text-properties fo:font-size="24.1000003814697pt" fo:font-style="italic" style:font-style-asian="italic" style:font-style-complex="italic"/>
    </style:style>
    <style:style style:name="P37" style:family="paragraph">
      <style:paragraph-properties fo:margin-left="0cm" fo:margin-right="0cm" fo:line-height="100%" fo:text-align="center" fo:text-indent="0cm" style:writing-mode="lr-tb"/>
    </style:style>
    <style:style style:name="P38"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family-asian="Monospace" style:font-pitch-asian="fixed" style:font-size-asian="18pt" style:font-family-complex="Monospace" style:font-pitch-complex="fixed" style:font-size-complex="18pt"/>
    </style:style>
    <style:style style:name="P39" style:family="paragraph">
      <style:paragraph-properties fo:margin-left="0.952cm" fo:margin-right="0cm" fo:margin-top="0.211cm" fo:margin-bottom="0cm" fo:text-indent="-0.952cm"/>
    </style:style>
    <style:style style:name="P40" style:family="paragraph">
      <style:paragraph-properties fo:margin-left="0.952cm" fo:margin-right="0cm" fo:margin-top="0.211cm" fo:margin-bottom="0cm" fo:text-indent="-0.952cm" style:writing-mode="lr-tb"/>
    </style:style>
    <style:style style:name="P41" style:family="paragraph">
      <style:paragraph-properties fo:margin-left="0cm" fo:margin-right="0cm" fo:line-height="100%" fo:text-align="center" fo:text-indent="0cm" style:writing-mode="lr-tb"/>
      <style:text-properties fo:font-size="24pt" style:font-size-asian="24pt" style:font-size-complex="24pt"/>
    </style:style>
    <style:style style:name="P42" style:family="paragraph">
      <style:text-properties fo:color="#ff3333" fo:font-style="italic" style:font-style-asian="italic" style:font-style-complex="italic"/>
    </style:style>
    <style:style style:name="P43" style:family="paragraph">
      <style:paragraph-properties fo:margin-left="0cm" fo:margin-right="0cm" fo:text-indent="0cm" style:text-autospace="none" style:writing-mode="lr-tb"/>
      <style:text-properties fo:font-family="Arial" style:font-family-generic="swiss" style:font-pitch="variable" fo:font-size="19pt" style:font-size-asian="19pt" style:font-size-complex="19pt"/>
    </style:style>
    <style:style style:name="P44" style:family="paragraph">
      <style:paragraph-properties fo:margin-left="0cm" fo:margin-right="0cm" fo:text-indent="0cm" style:text-autospace="none" style:writing-mode="lr-tb"/>
      <style:text-properties fo:font-family="Arial" style:font-family-generic="swiss" style:font-pitch="variable" fo:font-size="18pt" style:font-family-asian="Monospace" style:font-pitch-asian="fixed" style:font-size-asian="18pt" style:font-family-complex="Monospace" style:font-pitch-complex="fixed" style:font-size-complex="18pt"/>
    </style:style>
    <style:style style:name="P45" style:family="paragraph">
      <style:paragraph-properties fo:margin-left="0cm" fo:margin-right="0cm" fo:text-indent="0cm" style:text-autospace="none" style:writing-mode="lr-tb"/>
      <style:text-properties fo:font-family="Monospace" fo:font-size="10.1000003814697pt" style:font-family-asian="Monospace" style:font-size-asian="10pt" style:font-family-complex="Monospace" style:font-size-complex="5.69999980926514pt"/>
    </style:style>
    <style:style style:name="P46" style:family="paragraph">
      <style:paragraph-properties fo:text-align="center"/>
    </style:style>
    <style:style style:name="P47" style:family="paragraph">
      <style:paragraph-properties fo:margin-left="0.952cm" fo:margin-right="0cm" fo:margin-top="0cm" fo:margin-bottom="0cm" fo:line-height="100%" fo:text-indent="-0.952cm" style:punctuation-wrap="hanging" style:line-break="strict"/>
    </style:style>
    <style:style style:name="P48" style:family="paragraph">
      <style:paragraph-properties fo:margin-left="0.952cm" fo:margin-right="0cm" fo:margin-top="0cm" fo:margin-bottom="0cm" fo:line-height="100%" fo:text-indent="-0.952cm" style:punctuation-wrap="hanging" style:line-break="strict"/>
      <style:text-properties fo:font-size="24.1000003814697pt"/>
    </style:style>
    <style:style style:name="P49" style:family="paragraph">
      <style:paragraph-properties fo:margin-left="0cm" fo:margin-right="0cm" fo:text-indent="0cm" style:text-autospace="none" style:writing-mode="lr-tb"/>
      <style:text-properties fo:font-family="Arial" style:font-family-generic="swiss" style:font-pitch="variable" fo:font-size="20.1000003814697pt" style:font-family-asian="Monospace" style:font-pitch-asian="fixed" style:font-size-asian="20pt" style:font-family-complex="Monospace" style:font-pitch-complex="fixed" style:font-size-complex="20pt"/>
    </style:style>
    <style:style style:name="P50" style:family="paragraph">
      <style:paragraph-properties fo:margin-left="0cm" fo:margin-right="0cm" fo:line-height="100%" fo:text-align="center" fo:text-indent="0cm" style:punctuation-wrap="hanging" style:line-break="strict"/>
    </style:style>
    <style:style style:name="P51" style:family="paragraph">
      <style:paragraph-properties fo:margin-left="0cm" fo:margin-right="0cm" fo:line-height="100%" fo:text-align="center" fo:text-indent="0cm" style:punctuation-wrap="hanging" style:line-break="strict" style:writing-mode="lr-tb"/>
      <style:text-properties fo:font-size="24.1000003814697pt"/>
    </style:style>
    <style:style style:name="P52" style:family="paragraph">
      <style:paragraph-properties fo:margin-left="0cm" fo:margin-right="0cm" fo:margin-top="0.529cm" fo:margin-bottom="0cm" fo:line-height="100%" fo:text-align="center" fo:text-indent="0cm" style:writing-mode="lr-tb"/>
      <style:text-properties fo:font-size="24.1000003814697pt"/>
    </style:style>
    <style:style style:name="P53" style:family="paragraph">
      <style:paragraph-properties fo:margin-left="0cm" fo:margin-right="0cm" fo:line-height="100%" fo:text-align="center" fo:text-indent="0cm" style:writing-mode="lr-tb"/>
      <style:text-properties fo:font-size="18.1000003814697pt" style:font-size-asian="18pt" style:font-size-complex="18pt"/>
    </style:style>
    <style:style style:name="P54" style:family="paragraph">
      <style:paragraph-properties fo:margin-left="0cm" fo:margin-right="0cm" fo:text-align="start" fo:text-indent="0cm"/>
      <style:text-properties fo:font-size="11.5pt"/>
    </style:style>
    <style:style style:name="P55" style:family="paragraph">
      <style:paragraph-properties fo:margin-left="0cm" fo:margin-right="0cm" fo:margin-top="0.158cm" fo:margin-bottom="0cm" fo:line-height="100%" fo:text-indent="0cm" style:punctuation-wrap="hanging" style:line-break="strict"/>
    </style:style>
    <style:style style:name="P56" style:family="paragraph">
      <style:paragraph-properties fo:margin-left="0cm" fo:margin-right="0cm" fo:margin-top="0.158cm" fo:margin-bottom="0cm" fo:line-height="100%" fo:text-indent="0cm" style:punctuation-wrap="hanging" style:line-break="strict" style:writing-mode="lr-tb"/>
      <style:text-properties fo:color="#800000" fo:font-size="24pt" style:font-size-asian="24pt" style:font-size-complex="24pt"/>
    </style:style>
    <style:style style:name="P57" style:family="paragraph">
      <style:paragraph-properties fo:margin-left="0cm" fo:margin-right="0cm" fo:margin-top="0.158cm" fo:margin-bottom="0cm" fo:line-height="100%" fo:text-indent="0cm" style:punctuation-wrap="hanging" style:line-break="strict" style:writing-mode="lr-tb"/>
      <style:text-properties fo:color="#800000"/>
    </style:style>
    <style:style style:name="P58" style:family="paragraph">
      <style:paragraph-properties fo:margin-left="0cm" fo:margin-right="0cm" fo:margin-top="0.158cm" fo:margin-bottom="0cm" fo:line-height="100%" fo:text-indent="0cm" style:punctuation-wrap="hanging" style:line-break="strict" style:writing-mode="lr-tb"/>
      <style:text-properties fo:color="#800000" fo:font-size="20pt" style:font-size-asian="20pt" style:font-size-complex="20pt"/>
    </style:style>
    <style:style style:name="P59" style:family="paragraph">
      <style:paragraph-properties fo:margin-left="0cm" fo:margin-right="0cm" fo:margin-top="0.158cm" fo:margin-bottom="0cm" fo:line-height="100%" fo:text-indent="0cm" style:punctuation-wrap="hanging" style:line-break="strict" style:writing-mode="lr-tb"/>
    </style:style>
    <style:style style:name="P60" style:family="paragraph">
      <style:paragraph-properties fo:margin-left="0cm" fo:margin-right="0cm" fo:margin-top="0.158cm" fo:margin-bottom="0cm" fo:line-height="100%" fo:text-align="start" fo:text-indent="0cm" style:punctuation-wrap="hanging" style:line-break="strict"/>
    </style:style>
    <style:style style:name="P61" style:family="paragraph">
      <style:paragraph-properties fo:margin-left="0cm" fo:margin-right="0cm" fo:margin-top="0.158cm" fo:margin-bottom="0cm" fo:line-height="100%" fo:text-align="start" fo:text-indent="0cm" style:punctuation-wrap="hanging" style:line-break="strict" style:writing-mode="lr-tb"/>
    </style:style>
    <style:style style:name="P62" style:family="paragraph">
      <style:text-properties fo:color="#800000" fo:font-size="24pt" style:font-size-asian="24pt" style:font-size-complex="24pt"/>
    </style:style>
    <style:style style:name="P63" style:family="paragraph">
      <style:paragraph-properties fo:margin-left="0cm" fo:margin-right="0cm" fo:text-indent="0cm" style:text-autospace="none" style:writing-mode="lr-tb"/>
      <style:text-properties fo:font-family="Arial" style:font-family-generic="swiss" style:font-pitch="variable" fo:font-size="16pt" style:font-family-asian="Monospace" style:font-pitch-asian="fixed" style:font-size-asian="16pt" style:font-family-complex="Monospace" style:font-pitch-complex="fixed" style:font-size-complex="16pt"/>
    </style:style>
    <style:style style:name="P64" style:family="paragraph">
      <style:paragraph-properties fo:margin-left="0cm" fo:margin-right="0cm" fo:margin-top="0.211cm" fo:margin-bottom="0cm" fo:text-align="start" fo:text-indent="0cm"/>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fo:language="en" fo:country="US" style:font-size-asian="13pt" style:font-size-complex="13pt"/>
    </style:style>
    <style:style style:name="T7" style:family="text">
      <style:text-properties fo:font-family="Arial" style:font-family-generic="swiss" style:font-pitch="variable" fo:font-size="12.6000003814697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8" style:family="text">
      <style:text-properties style:use-window-font-color="true"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9"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10" style:family="text">
      <style:text-properties fo:font-size="12.6000003814697pt"/>
    </style:style>
    <style:style style:name="T11" style:family="text">
      <style:text-properties fo:font-size="12.6000003814697pt" fo:language="en" fo:country="US"/>
    </style:style>
    <style:style style:name="T12" style:family="text">
      <style:text-properties fo:font-size="12.6000003814697pt" fo:language="en" fo:country="US" fo:font-style="italic" style:font-style-asian="italic" style:font-style-complex="italic"/>
    </style:style>
    <style:style style:name="T1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4" style:family="text">
      <style:text-properties fo:font-size="12.6000003814697pt" fo:font-style="italic" style:font-style-asian="italic" style:font-style-complex="italic"/>
    </style:style>
    <style:style style:name="T15"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16"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17"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18" style:family="text">
      <style:text-properties fo:font-style="italic" style:font-style-asian="italic" style:font-style-complex="italic"/>
    </style:style>
    <style:style style:name="T19" style:family="text">
      <style:text-properties fo:language="en" fo:country="US"/>
    </style:style>
    <style:style style:name="T20" style:family="text">
      <style:text-properties fo:font-family="Arial" style:font-family-generic="swiss" style:font-pitch="variable" fo:language="en" fo:country="US"/>
    </style:style>
    <style:style style:name="T21" style:family="text">
      <style:text-properties fo:font-family="Verdana" style:font-family-generic="swiss" style:font-pitch="variable" fo:font-style="italic" style:font-family-asian="Verdana" style:font-family-generic-asian="swiss" style:font-pitch-asian="variable" style:font-style-asian="italic" style:font-family-complex="Verdana" style:font-family-generic-complex="swiss" style:font-pitch-complex="variable" style:font-style-complex="italic"/>
    </style:style>
    <style:style style:name="T22" style:family="text">
      <style:text-properties fo:font-family="Arial" style:font-family-generic="modern" style:font-pitch="variable"/>
    </style:style>
    <style:style style:name="T23" style:family="text">
      <style:text-properties fo:font-family="Arial" style:font-family-generic="modern" style:font-pitch="variable" fo:font-size="20pt" style:font-size-asian="20pt" style:font-size-complex="20pt"/>
    </style:style>
    <style:style style:name="T24" style:family="text">
      <style:text-properties fo:font-family="Arial" style:font-family-generic="modern" style:font-pitch="variable" fo:font-size="24pt"/>
    </style:style>
    <style:style style:name="T25" style:family="text">
      <style:text-properties fo:color="#ffffff" fo:font-family="Arial" style:font-family-generic="modern" style:font-pitch="variable"/>
    </style:style>
    <style:style style:name="T26" style:family="text">
      <style:text-properties fo:font-family="Arial" style:font-family-generic="modern" style:font-pitch="variable" fo:font-size="18pt" style:font-size-asian="18pt" style:font-size-complex="18pt"/>
    </style:style>
    <style:style style:name="T27" style:family="text">
      <style:text-properties fo:color="#ffffff" fo:font-family="Arial" style:font-family-generic="modern" style:font-pitch="variable" fo:language="en" fo:country="US"/>
    </style:style>
    <style:style style:name="T28" style:family="text">
      <style:text-properties fo:font-family="Arial" style:font-family-generic="modern" style:font-pitch="variable" fo:language="en" fo:country="US"/>
    </style:style>
    <style:style style:name="T29" style:family="text">
      <style:text-properties fo:font-size="12pt" fo:language="en" fo:country="US"/>
    </style:style>
    <style:style style:name="T30" style:family="text">
      <style:text-properties fo:color="#666666"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31"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2"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33"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34" style:family="text">
      <style:text-properties fo:color="#646464"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35"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6" style:family="text">
      <style:text-properties fo:color="#6a3e3e"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37"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38"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39" style:family="text">
      <style:text-properties fo:color="#3f7f7f" fo:font-family="Arial" style:font-family-generic="modern" style:font-pitch="variable" fo:font-size="18pt" fo:language="en" fo:country="US" style:font-size-asian="18pt" style:font-size-complex="18pt"/>
    </style:style>
    <style:style style:name="T40" style:family="text">
      <style:text-properties fo:font-family="Arial" style:font-family-generic="modern" style:font-pitch="variable" fo:font-size="18pt" fo:language="en" fo:country="US" style:font-size-asian="18pt" style:font-size-complex="18pt"/>
    </style:style>
    <style:style style:name="T41" style:family="text">
      <style:text-properties fo:color="#3f7f7f" fo:font-family="Arial" style:font-family-generic="modern" style:font-pitch="variable" fo:font-size="20pt" fo:language="en" fo:country="US" style:font-size-asian="20pt" style:font-size-complex="20pt"/>
    </style:style>
    <style:style style:name="T42" style:family="text">
      <style:text-properties fo:color="#7e0021" fo:font-family="Arial" style:font-family-generic="modern" style:font-pitch="variable" fo:font-size="20pt" fo:font-style="italic" style:font-size-asian="20pt" style:font-style-asian="italic" style:font-size-complex="20pt" style:font-style-complex="italic"/>
    </style:style>
    <style:style style:name="T4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44" style:family="text">
      <style:text-properties fo:font-size="32pt" style:font-size-asian="32pt" style:font-size-complex="32pt"/>
    </style:style>
    <style:style style:name="T45" style:family="text">
      <style:text-properties fo:color="#333333"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46"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4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49"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50"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1" style:family="text">
      <style:text-properties fo:color="#333333"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52" style:family="text">
      <style:text-properties fo:color="#00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53" style:family="text">
      <style:text-properties fo:color="#8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54" style:family="text">
      <style:text-properties fo:color="#008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5" style:family="text">
      <style:text-properties fo:font-size="12pt"/>
    </style:style>
    <style:style style:name="T5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57" style:family="text">
      <style:text-properties fo:font-size="12pt" fo:font-style="italic" style:font-style-asian="italic" style:font-style-complex="italic"/>
    </style:style>
    <style:style style:name="T58" style:family="text">
      <style:text-properties fo:font-size="12pt" fo:font-weight="bold" style:font-weight-asian="bold" style:font-weight-complex="bold"/>
    </style:style>
    <style:style style:name="T59"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0"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1"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2"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3" style:family="text">
      <style:text-properties fo:color="#2a00f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4"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65" style:family="text">
      <style:text-properties fo:color="#7f0055" fo:font-family="Arial" style:font-family-generic="modern" style:font-pitch="variable" fo:font-size="20pt" fo:language="en" fo:country="US" style:font-size-asian="20pt" style:font-size-complex="20pt"/>
    </style:style>
    <style:style style:name="T66" style:family="text">
      <style:text-properties fo:color="#0000c0" fo:font-family="Arial" style:font-family-generic="modern" style:font-pitch="variable" fo:font-size="20pt" fo:language="en" fo:country="US" style:font-size-asian="20pt" style:font-size-complex="20pt"/>
    </style:style>
    <style:style style:name="T67" style:family="text">
      <style:text-properties fo:font-family="Arial" style:font-family-generic="modern" style:font-pitch="variable" fo:font-size="20pt" fo:language="en" fo:country="US" style:font-size-asian="20pt" style:font-size-complex="20pt"/>
    </style:style>
    <style:style style:name="T68" style:family="text">
      <style:text-properties fo:color="#0000ff" fo:font-family="Arial" style:font-family-generic="modern" style:font-pitch="variable" fo:font-size="20pt" fo:language="en" fo:country="US" style:font-size-asian="20pt" style:font-size-complex="20pt"/>
    </style:style>
    <style:style style:name="T69" style:family="text">
      <style:text-properties fo:font-family="Arial" style:font-family-generic="modern" style:font-pitch="variable" fo:font-size="16pt" fo:font-style="italic" style:font-size-asian="16pt" style:font-style-asian="italic" style:font-size-complex="16pt" style:font-style-complex="italic"/>
    </style:style>
    <style:style style:name="T70" style:family="text">
      <style:text-properties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71" style:family="text">
      <style:text-properties fo:color="#7f0055" style:text-outline="false" style:text-line-through-style="none" style:text-position="0% 100%" fo:font-family="Monaco" style:font-family-generic="modern" style:font-pitch="fixed" fo:font-size="11pt" fo:font-style="normal" fo:text-shadow="none" style:text-underline-style="none" fo:font-weight="bold" style:font-family-asian="Monaco" style:font-family-generic-asian="modern" style:font-pitch-asian="fixed" style:font-size-asian="11pt" style:font-style-asian="normal" style:font-weight-asian="bold" style:font-family-complex="Monaco" style:font-family-generic-complex="modern" style:font-pitch-complex="fixed" style:font-size-complex="6.30000019073486pt" style:font-style-complex="normal"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Monaco" style:font-family-generic="modern" style:font-pitch="fixed" fo:font-size="11pt" fo:font-style="normal" fo:text-shadow="none" style:text-underline-style="none" style:font-family-asian="Monaco" style:font-family-generic-asian="modern" style:font-pitch-asian="fixed" style:font-size-asian="11pt" style:font-style-asian="normal" style:font-family-complex="Monaco" style:font-family-generic-complex="modern" style:font-pitch-complex="fixed" style:font-size-complex="6.30000019073486pt" style:font-style-complex="normal" style:text-emphasize="none" style:font-relief="none" style:text-overline-style="none" style:text-overline-color="font-color"/>
    </style:style>
    <style:style style:name="T73" style:family="text">
      <style:text-properties fo:color="#6a3e3e" style:text-outline="false" style:text-line-through-style="none" style:text-position="0% 100%" fo:font-family="Monaco" style:font-family-generic="modern" style:font-pitch="fixed" fo:font-size="11pt" fo:font-style="normal" fo:text-shadow="none" style:text-underline-style="none" style:font-family-asian="Monaco" style:font-family-generic-asian="modern" style:font-pitch-asian="fixed" style:font-size-asian="11pt" style:font-style-asian="normal" style:font-family-complex="Monaco" style:font-family-generic-complex="modern" style:font-pitch-complex="fixed" style:font-size-complex="6.30000019073486pt" style:font-style-complex="normal" style:text-emphasize="none" style:font-relief="none" style:text-overline-style="none" style:text-overline-color="font-color"/>
    </style:style>
    <style:style style:name="T74" style:family="text">
      <style:text-properties fo:color="#00000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75"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76"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77"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78"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79" style:family="text">
      <style:text-properties fo:color="#6a3e3e"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80" style:family="text">
      <style:text-properties fo:color="#7f0055" style:text-outline="false" style:text-line-through-style="none" style:text-position="0% 100%" fo:font-family="Arial" style:font-family-generic="swiss" style:font-pitch="variable" fo:font-size="16pt" fo:language="en" fo:country="US" fo:font-style="normal" fo:text-shadow="none" style:text-underline-style="none" fo:font-weight="bold"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81"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8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84" style:family="text">
      <style:text-properties fo:font-family="Verdana" style:font-family-generic="swiss" style:font-pitch="variable" fo:font-size="18pt" style:font-size-asian="18pt" style:font-size-complex="18pt"/>
    </style:style>
    <style:style style:name="T85" style:family="text">
      <style:text-properties fo:color="#800000" fo:font-family="Arial" style:font-family-generic="modern" style:font-pitch="variable" fo:font-size="18pt" style:font-size-asian="18pt" style:font-size-complex="18pt"/>
    </style:style>
    <style:style style:name="T86"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87"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text-emphasize="none" style:font-relief="none"/>
    </style:style>
    <style:style style:name="T88" style:family="text">
      <style:text-properties fo:color="#0000ff" fo:font-family="Arial" style:font-family-generic="swiss" style:font-pitch="variable" fo:language="en" fo:country="US"/>
    </style:style>
    <style:style style:name="T89"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90" style:family="text">
      <style:text-properties fo:color="#427531" fo:font-family="Arial" style:font-family-generic="modern" style:font-pitch="variable" fo:font-size="24pt" style:font-size-asian="24pt" style:font-size-complex="24pt"/>
    </style:style>
    <style:style style:name="T91" style:family="text">
      <style:text-properties fo:color="#427531" fo:font-family="Arial" style:font-family-generic="modern" style:font-pitch="variable" fo:font-size="24pt" fo:font-style="italic" style:font-size-asian="24pt" style:font-style-asian="italic" style:font-size-complex="24pt" style:font-style-complex="italic"/>
    </style:style>
    <style:style style:name="T92" style:family="text">
      <style:text-properties fo:color="#00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93" style:family="text">
      <style:text-properties fo:color="#ff3333" fo:font-size="22pt" fo:font-style="italic" style:font-size-asian="22pt" style:font-style-asian="italic" style:font-size-complex="22pt" style:font-style-complex="italic"/>
    </style:style>
    <style:style style:name="T94" style:family="text">
      <style:text-properties fo:color="#bf5f3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95" style:family="text">
      <style:text-properties fo:color="#3f7f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96" style:family="text">
      <style:text-properties fo:color="#7f00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97"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98"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99" style:family="text">
      <style:text-properties fo:color="#004586" fo:font-style="italic" fo:font-weight="bold" style:font-style-asian="italic" style:font-weight-asian="bold" style:font-style-complex="italic" style:font-weight-complex="bold"/>
    </style:style>
    <style:style style:name="T100" style:family="text">
      <style:text-properties fo:color="#0000c0" style:text-outline="false" style:text-line-through-style="none" style:text-position="0% 100%" fo:font-family="Arial" style:font-family-generic="modern" style:font-pitch="variable" fo:font-size="20pt" fo:language="en" fo:country="US" fo:font-style="normal" fo:text-shadow="none" style:text-underline-style="none" fo:font-weight="normal"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style>
    <style:style style:name="T101"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text-overline-style="none" style:text-overline-color="font-color"/>
    </style:style>
    <style:style style:name="T10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text-overline-style="none" style:text-overline-color="font-color"/>
    </style:style>
    <style:style style:name="T103"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ospace" style:font-size-asian="20pt" style:font-style-asian="normal" style:font-weight-asian="bold" style:font-family-complex="Monospace" style:font-size-complex="20pt" style:font-style-complex="normal" style:font-weight-complex="bold" style:text-emphasize="none" style:font-relief="none"/>
    </style:style>
    <style:style style:name="T104"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ospace" style:font-size-asian="20pt" style:font-style-asian="normal" style:font-weight-asian="bold" style:font-family-complex="Monospace" style:font-size-complex="20pt" style:font-style-complex="normal" style:font-weight-complex="bold" style:text-emphasize="none" style:font-relief="none"/>
    </style:style>
    <style:style style:name="T105" style:family="text">
      <style:text-properties fo:color="#7f0055" fo:font-family="Arial" style:font-family-generic="swiss" style:font-pitch="variable" fo:font-size="20pt" fo:language="en" fo:country="US" fo:font-weight="bold" style:font-family-asian="Monospace" style:font-pitch-asian="fixed" style:font-size-asian="20pt" style:font-weight-asian="bold" style:font-family-complex="Monospace" style:font-pitch-complex="fixed" style:font-size-complex="20pt" style:font-weight-complex="bold"/>
    </style:style>
    <style:style style:name="T106" style:family="text">
      <style:text-properties fo:color="#00000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07" style:family="text">
      <style:text-properties fo:color="#8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08" style:family="text">
      <style:text-properties fo:color="#2a00f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09" style:family="text">
      <style:text-properties fo:color="#00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110" style:family="text">
      <style:text-properties fo:color="#0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1" style:family="text">
      <style:text-properties style:use-window-font-color="true"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2"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113" style:family="text">
      <style:text-properties fo:font-family="Arial" style:font-family-generic="swiss" style:font-pitch="variable" fo:font-size="18pt" fo:language="en" fo:country="US" fo:font-style="italic" fo:font-weight="bold" style:font-size-asian="18pt" style:font-style-asian="italic" style:font-weight-asian="bold" style:font-size-complex="18pt" style:font-style-complex="italic" style:font-weight-complex="bold"/>
    </style:style>
    <style:style style:name="T114" style:family="text">
      <style:text-properties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15" style:family="text">
      <style:text-properties fo:color="#80808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16" style:family="text">
      <style:text-properties style:use-window-font-color="true"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17"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18" style:family="text">
      <style:text-properties fo:language="en" fo:country="US" fo:font-style="italic" style:font-style-asian="italic" style:font-style-complex="italic"/>
    </style:style>
    <style:style style:name="T119" style:family="text">
      <style:text-properties fo:color="#47562c" fo:font-family="Arial" style:font-family-generic="swiss" style:font-pitch="variable" fo:font-size="24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0" style:family="text">
      <style:text-properties fo:font-family="Arial" style:font-family-generic="modern" style:font-pitch="variable" fo:font-size="24pt" fo:language="en" fo:country="US"/>
    </style:style>
    <style:style style:name="T121" style:family="text">
      <style:text-properties fo:color="#ffffff" fo:font-family="Arial" style:font-family-generic="modern" style:font-pitch="variable" fo:font-size="24pt"/>
    </style:style>
    <style:style style:name="T122" style:family="text">
      <style:text-properties fo:color="#ffffff" fo:font-family="Arial" style:font-family-generic="modern" style:font-pitch="variable" fo:font-size="24pt" fo:language="en" fo:country="US" style:font-family-asian="Arial" style:font-family-generic-asian="swiss" style:font-pitch-asian="variable" style:font-family-complex="Arial" style:font-family-generic-complex="swiss" style:font-pitch-complex="variable"/>
    </style:style>
    <style:style style:name="T123" style:family="text">
      <style:text-properties fo:color="#ffffff" fo:font-family="Arial" style:font-family-generic="swiss" style:font-pitch="variable" fo:font-size="24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4" style:family="text">
      <style:text-properties fo:color="#ffffff" fo:font-family="Arial" style:font-family-generic="modern" style:font-pitch="variable" fo:font-size="20pt" fo:language="en" fo:country="US" style:font-size-asian="20pt" style:font-size-complex="20pt"/>
    </style:style>
    <style:style style:name="T125" style:family="text">
      <style:text-properties fo:color="#ffffff" fo:font-family="Arial" style:font-family-generic="modern" style:font-pitch="variable" fo:font-size="18pt" fo:language="en" fo:country="US" style:font-size-asian="18pt" style:font-size-complex="18pt"/>
    </style:style>
    <style:style style:name="T126" style:family="text">
      <style:text-properties fo:font-family="Arial" style:font-family-generic="modern" style:font-pitch="variable" fo:font-size="16pt" style:font-size-asian="16pt" style:font-size-complex="16pt"/>
    </style:style>
    <style:style style:name="T127" style:family="text">
      <style:text-properties fo:color="#427531" fo:font-family="Arial" style:font-family-generic="modern" style:font-pitch="variable" fo:font-size="16pt" fo:font-weight="bold" style:font-size-asian="16pt" style:font-weight-asian="bold" style:font-size-complex="16pt" style:font-weight-complex="bold"/>
    </style:style>
    <style:style style:name="T128" style:family="text">
      <style:text-properties fo:color="#ff0000" fo:font-family="Arial" style:font-family-generic="modern" style:font-pitch="variable" fo:font-size="16pt" fo:font-weight="bold" style:font-size-asian="16pt" style:font-weight-asian="bold" style:font-size-complex="16pt" style:font-weight-complex="bold"/>
    </style:style>
    <style:style style:name="T129" style:family="text">
      <style:text-properties fo:color="#ff0000" fo:font-family="Arial" style:font-family-generic="modern" style:font-pitch="variable" fo:font-size="88pt" fo:font-weight="bold" style:font-size-asian="88pt" style:font-weight-asian="bold" style:font-size-complex="88pt" style:font-weight-complex="bold"/>
    </style:style>
    <style:style style:name="T130" style:family="text">
      <style:text-properties fo:font-family="Arial" style:font-family-generic="modern" style:font-pitch="variable" fo:font-size="22pt" style:font-size-asian="22pt" style:font-size-complex="22pt"/>
    </style:style>
    <style:style style:name="T131" style:family="text">
      <style:text-properties fo:font-family="Arial" style:font-family-generic="modern" style:font-pitch="variable" fo:font-size="16pt" fo:language="en" fo:country="US" style:font-size-asian="16pt" style:font-size-complex="16pt"/>
    </style:style>
    <style:style style:name="T132" style:family="text">
      <style:text-properties fo:color="#427531" fo:font-family="Arial" style:font-family-generic="modern" style:font-pitch="variable" fo:font-size="16pt" fo:language="en" fo:country="US" fo:font-weight="bold" style:font-size-asian="16pt" style:font-weight-asian="bold" style:font-size-complex="16pt" style:font-weight-complex="bold"/>
    </style:style>
    <style:style style:name="T133" style:family="text">
      <style:text-properties fo:color="#427531" fo:font-family="Arial" style:font-family-generic="modern" style:font-pitch="variable" fo:font-size="16pt" fo:language="en" fo:country="US" style:font-size-asian="16pt" style:font-size-complex="16pt"/>
    </style:style>
    <style:style style:name="T134" style:family="text">
      <style:text-properties fo:color="#ff0000" fo:font-family="Arial" style:font-family-generic="modern" style:font-pitch="variable" fo:font-size="16pt" fo:language="en" fo:country="US" fo:font-weight="bold" style:font-size-asian="16pt" style:font-weight-asian="bold" style:font-size-complex="16pt" style:font-weight-complex="bold"/>
    </style:style>
    <style:style style:name="T135" style:family="text">
      <style:text-properties fo:color="#ff0000" fo:font-family="Arial" style:font-family-generic="modern" style:font-pitch="variable" fo:font-size="16pt" fo:language="en" fo:country="US" style:font-size-asian="16pt" style:font-size-complex="16pt"/>
    </style:style>
    <style:style style:name="T136" style:family="text">
      <style:text-properties fo:color="#ff0000" fo:font-family="Arial" style:font-family-generic="modern" style:font-pitch="variable" fo:font-size="20pt" fo:font-weight="bold" style:font-size-asian="20pt" style:font-weight-asian="bold" style:font-size-complex="20pt" style:font-weight-complex="bold"/>
    </style:style>
    <style:style style:name="T137" style:family="text">
      <style:text-properties fo:color="#ff0000" fo:font-family="Arial" style:font-family-generic="modern" style:font-pitch="variable" fo:font-size="80pt" fo:font-weight="bold" style:font-size-asian="80pt" style:font-weight-asian="bold" style:font-size-complex="80pt" style:font-weight-complex="bold"/>
    </style:style>
    <style:style style:name="T138" style:family="text">
      <style:text-properties fo:color="#000000" fo:font-family="Arial" style:font-family-generic="modern" style:font-pitch="variable" fo:font-size="16pt" fo:font-weight="bold" style:font-size-asian="16pt" style:font-weight-asian="bold" style:font-size-complex="16pt" style:font-weight-complex="bold"/>
    </style:style>
    <style:style style:name="T139" style:family="text">
      <style:text-properties fo:color="#800000" fo:font-family="Verdana" style:font-family-generic="swiss" style:font-pitch="variable" fo:font-size="24pt" fo:font-weight="bold" style:font-family-asian="'ＭＳ Ｐゴシック'" style:font-family-generic-asian="modern" style:font-pitch-asian="variable" style:font-size-asian="24pt" style:font-weight-asian="bold" style:font-family-complex="'ＭＳ Ｐゴシック'" style:font-family-generic-complex="modern" style:font-pitch-complex="variable" style:font-size-complex="24pt" style:font-weight-complex="bold"/>
    </style:style>
    <style:style style:name="T140" style:family="text">
      <style:text-properties fo:color="#800000" fo:font-family="Verdana" style:font-family-generic="swiss" style:font-pitch="variable" fo:font-size="18pt"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41" style:family="text">
      <style:text-properties fo:color="#800000" fo:font-family="Verdana" style:font-family-generic="swiss" style:font-pitch="variable"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42" style:family="text">
      <style:text-properties fo:color="#000000" fo:font-family="Verdana"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3" style:family="text">
      <style:text-properties fo:color="#000000" fo:font-family="Verdana" style:font-family-generic="swiss" style:font-pitch="variable" fo:font-size="16pt" fo:language="en" fo:country="US" fo:font-style="italic" style:font-family-asian="'ＭＳ Ｐゴシック'" style:font-family-generic-asian="modern" style:font-pitch-asian="variable" style:font-size-asian="16pt" style:font-style-asian="italic" style:font-family-complex="'ＭＳ Ｐゴシック'" style:font-family-generic-complex="modern" style:font-pitch-complex="variable" style:font-size-complex="16pt" style:font-style-complex="italic"/>
    </style:style>
    <style:style style:name="T144" style:family="text">
      <style:text-properties fo:color="#000000" fo:font-family="Verdana" style:font-family-generic="swiss" style:font-pitch="variable" fo:font-size="18pt"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5" style:family="text">
      <style:text-properties fo:color="#666666"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46" style:family="text">
      <style:text-properties fo:color="#000000"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47" style:family="text">
      <style:text-properties fo:color="#333333"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48" style:family="text">
      <style:text-properties fo:color="#4c4c4c"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49" style:family="text">
      <style:text-properties fo:color="#7f007f"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50" style:family="text">
      <style:text-properties fo:color="#3f7f7f"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51" style:family="text">
      <style:text-properties fo:font-size="20pt" style:font-size-asian="20pt" style:font-size-complex="20pt"/>
    </style:style>
    <style:style style:name="T152"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153" style:family="text">
      <style:text-properties fo:color="#800080" fo:font-family="Arial" style:font-family-generic="swiss" style:font-pitch="variable" fo:font-size="16pt" fo:language="en" fo:country="US" style:font-family-asian="Monospace" style:font-pitch-asian="fixed" style:font-size-asian="16pt" style:font-family-complex="Monospace" style:font-pitch-complex="fixed" style:font-size-complex="16pt"/>
    </style:style>
    <style:style style:name="T154" style:family="text">
      <style:text-properties fo:color="#1a1a1a" fo:font-family="ArialMT" style:font-family-generic="swiss" fo:font-size="12.6000003814697pt" style:font-family-asian="ArialMT" style:font-family-generic-asian="swiss" style:font-size-asian="13pt" style:font-family-complex="ArialMT" style:font-family-generic-complex="swiss" style:font-size-complex="7.40000009536743pt"/>
    </style:style>
    <style:style style:name="T155" style:family="text">
      <style:text-properties fo:color="#008881" fo:font-size="44pt" style:font-size-asian="44pt" style:font-size-complex="44pt"/>
    </style:style>
    <style:style style:name="T156"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modern" style:font-pitch="variable" fo:color="#427531"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0">
      <text:list-level-style-bullet text:level="1" text:bullet-char="•">
        <style:list-level-properties/>
        <style:text-properties fo:font-family="Arial" style:font-family-generic="modern" style:font-pitch="variable" fo:color="#ff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1">
      <text:list-level-style-bullet text:level="1" text:bullet-char="•">
        <style:list-level-properties/>
        <style:text-properties fo:font-family="Arial"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Security</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Web Application Security</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Addressing Common Security Requirements</text:span></text:p>
              </text:list-header>
            </text:list>
          </draw:text-box>
        </draw:frame>
        <presentation:notes draw:style-name="dp2">
          <office:forms form:automatic-focus="false" form:apply-design-mode="false"/>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text-style-name="P6" draw:layer="layout" svg:width="22.86cm" svg:height="11.309cm" svg:x="1.27cm" svg:y="4.445cm" presentation:class="outline">
          <draw:text-box>
            <text:list text:style-name="L5">
              <text:list-item>
                <text:p text:style-name="P5"><text:span text:style-name="T4">High-Level Security Overview</text:span></text:p>
              </text:list-item>
              <text:list-item>
                <text:p text:style-name="P5"><text:span text:style-name="T5">Motivations of Spring Security</text:span></text:p>
              </text:list-item>
              <text:list-item>
                <text:p text:style-name="P5"><text:span text:style-name="T5">Spring Security in a Web Environment</text:span></text:p>
              </text:list-item>
              <text:list-item>
                <text:p text:style-name="P5"><text:span text:style-name="T5">Configuring Web Authentication</text:span></text:p>
              </text:list-item>
              <text:list-item>
                <text:p text:style-name="P5"><text:span text:style-name="T5">Using Spring Security's Tag Libraries</text:span></text:p>
              </text:list-item>
              <text:list-item>
                <text:p text:style-name="P5"><text:span text:style-name="T5">Method security</text:span></text:p>
              </text:list-item>
              <text:list-item>
                <text:p text:style-name="P5"><text:span text:style-name="T5">Advanced security: working with filter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2"/>
          <draw:frame presentation:style-name="pr7" draw:text-style-name="P9" draw:layer="layout" svg:width="13.973cm" svg:height="13.051cm" svg:x="2.538cm" svg:y="12.064cm" presentation:class="notes" presentation:user-transformed="true">
            <draw:text-box>
              <text:p><text:span text:style-name="T7">Description of theory presented in this Section</text:span></text:p>
              <text:p><text:span text:style-name="T8">A high-level introduction to Spring Security. <text:s/>There is more than enough here to setup security for a typical web-application but it only scratches the surface of the security module. </text:span></text:p>
              <text:p><text:span text:style-name="T8"/></text:p>
              <text:p><text:span text:style-name="T9">Recommended presentation time:</text:span></text:p>
              <text:p><text:span text:style-name="T8">45 minutes</text:span></text:p>
              <text:p><text:span text:style-name="T9"/></text:p>
              <text:p><text:span text:style-name="T9">What will students have learned after this module?</text:span></text:p>
              <text:list text:style-name="L8">
                <text:list-item>
                  <text:p><text:span text:style-name="T8"><text:s/></text:span><text:span text:style-name="T8">What is security: authentication vs authorization</text:span></text:p>
                </text:list-item>
                <text:list-item>
                  <text:p><text:span text:style-name="T8"><text:s/></text:span><text:span text:style-name="T8">How to setup URL restrictions</text:span></text:p>
                </text:list-item>
                <text:list-item>
                  <text:p><text:span text:style-name="T8"><text:s/></text:span><text:span text:style-name="T8">How to configure user login using user details in a simple properties file or in a relational database.</text:span></text:p>
                </text:list-item>
                <text:list-item>
                  <text:p><text:span text:style-name="T8"><text:s/></text:span><text:span text:style-name="T8">How the filter chain implements security</text:span></text:p>
                </text:list-item>
              </text:list>
              <text:p><text:span text:style-name="T10"/></text:p>
              <text:p><text:span text:style-name="T9">What are prerequisites?</text:span></text:p>
              <text:list text:continue-numbering="true" text:style-name="L8">
                <text:list-item>
                  <text:p><text:span text:style-name="T8"><text:s/></text:span><text:span text:style-name="T8">container-1</text:span></text:p>
                </text:list-item>
                <text:list-item>
                  <text:p><text:span text:style-name="T8"><text:s/></text:span><text:span text:style-name="T8">container-3 (preferred: nested beans, SpEL)</text:span></text:p>
                </text:list-item>
                <text:list-item>
                  <text:p><text:span text:style-name="T8"><text:s/></text:span><text:span text:style-name="T8">aop-1 (preferred: separation of concerns and how method security works)</text:span></text:p>
                </text:list-item>
              </text:list>
            </draw:text-box>
          </draw:frame>
        </presentation:notes>
      </draw:page>
      <draw:page draw:name="Security Concepts"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Security Concepts</text:p>
          </draw:text-box>
        </draw:frame>
        <draw:frame presentation:style-name="pr9" draw:text-style-name="P12" draw:layer="layout" svg:width="22.86cm" svg:height="12.572cm" svg:x="1.27cm" svg:y="4.445cm" presentation:class="outline">
          <draw:text-box>
            <text:list text:style-name="L5">
              <text:list-item>
                <text:p text:style-name="P5">Principal</text:p>
                <text:list>
                  <text:list-item>
                    <text:p text:style-name="P10">User, device or system that performs an action</text:p>
                  </text:list-item>
                </text:list>
              </text:list-item>
              <text:list-item>
                <text:p text:style-name="P5">Authentication</text:p>
                <text:list>
                  <text:list-item>
                    <text:p text:style-name="P10">Establishing that a principal’s credentials are valid</text:p>
                  </text:list-item>
                </text:list>
              </text:list-item>
              <text:list-item>
                <text:p text:style-name="P5">Authorization</text:p>
                <text:list>
                  <text:list-item>
                    <text:p text:style-name="P10">Deciding if a principal is allowed to perform an action</text:p>
                  </text:list-item>
                </text:list>
              </text:list-item>
              <text:list-item>
                <text:p text:style-name="P11">Secured item</text:p>
                <text:list>
                  <text:list-item>
                    <text:p text:style-name="P11">Resource that is being secured</text:p>
                  </text:list-item>
                </text:list>
              </text:list-item>
            </text:list>
          </draw:text-box>
        </draw:frame>
        <presentation:notes draw:style-name="dp3">
          <draw:page-thumbnail draw:layer="layout" svg:width="12.501cm" svg:height="9.525cm" svg:x="3.274cm" svg:y="1.906cm" draw:page-number="3"/>
          <draw:frame presentation:style-name="pr10" draw:text-style-name="P14" draw:layer="layout" svg:width="13.973cm" svg:height="11.428cm" svg:x="2.538cm" svg:y="12.064cm" presentation:class="notes" presentation:user-transformed="true">
            <draw:text-box>
              <text:p text:style-name="P13"><text:span text:style-name="T11">Add Securable item here!</text:span></text:p>
              <text:p text:style-name="P13"><text:span text:style-name="T11"/></text:p>
              <text:p text:style-name="P13"><text:span text:style-name="T11">Fundamentally, you cannot know what someone may do (authorization) if you do now know who they are (authentication). <text:s/>One requires the other.</text:span></text:p>
              <text:p text:style-name="P13"><text:span text:style-name="T11">Careful: it is far to easy to get Authentication and Authorization back to front – the two terms are far too similar. <text:s/>This is especially true when teaching students who se first language is </text:span><text:span text:style-name="T12">not</text:span><text:span text:style-name="T11"> English.</text:span></text:p>
              <text:p text:style-name="P13"><text:span text:style-name="T11">After skimming the justification sections, take it slow and steady.</text:span></text:p>
            </draw:text-box>
          </draw:frame>
        </presentation:notes>
      </draw:page>
      <draw:page draw:name="Authentication"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Authentication</text:p>
          </draw:text-box>
        </draw:frame>
        <draw:frame presentation:style-name="pr9" draw:text-style-name="P12" draw:layer="layout" svg:width="22.86cm" svg:height="12.572cm" svg:x="1.27cm" svg:y="4.445cm" presentation:class="outline">
          <draw:text-box>
            <text:list text:style-name="L5">
              <text:list-item>
                <text:p text:style-name="P5">There are many authentication mechanisms</text:p>
                <text:list>
                  <text:list-item>
                    <text:p text:style-name="P10">e.g. basic, digest, form, X.509</text:p>
                  </text:list-item>
                </text:list>
              </text:list-item>
              <text:list-item>
                <text:p text:style-name="P5">There are many storage options for credential and authority information</text:p>
                <text:list>
                  <text:list-item>
                    <text:p text:style-name="P10">e.g. Database, LDAP, in-memory (development)</text:p>
                  </text:list-item>
                </text:list>
              </text:list-item>
            </text:list>
          </draw:text-box>
        </draw:frame>
        <presentation:notes draw:style-name="dp3">
          <draw:page-thumbnail draw:style-name="gr1" draw:layer="layout" svg:width="13cm" svg:height="9.75cm" svg:x="3.025cm" svg:y="1.93cm" draw:page-number="4" presentation:class="page"/>
          <draw:frame presentation:style-name="pr11" draw:text-style-name="P9" draw:layer="layout" svg:width="13.973cm" svg:height="11.429cm" svg:x="2.538cm" svg:y="12.064cm" presentation:class="notes" presentation:user-transformed="true">
            <draw:text-box>
              <text:p><text:span text:style-name="T10">How do you know of someone has presented the right credentials (username and password, certificate, whatever?. <text:s/>Because you have data-store of reference data to compare them to.</text:span></text:p>
              <text:p><text:span text:style-name="T10">Typically this is an LDAP server (a </text:span><text:span text:style-name="T13">hierarchical database</text:span><text:span text:style-name="T10"> from the pre-relational days). <text:s/>We will not cover LDAP.</text:span></text:p>
              <text:p><text:span text:style-name="T10">To get a laugh – ask them if they know what LDAP stands for. <text:s/>Then get them to consider how complex DAP must have been (is) if LDAP is someone's idea of lightweight. <text:s/>It is not the easiest protocol to use.</text:span></text:p>
            </draw:text-box>
          </draw:frame>
        </presentation:notes>
      </draw:page>
      <draw:page draw:name="Authorization"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Authorization</text:p>
          </draw:text-box>
        </draw:frame>
        <draw:frame presentation:style-name="pr9" draw:text-style-name="P12" draw:layer="layout" svg:width="22.86cm" svg:height="12.572cm" svg:x="1.27cm" svg:y="4.445cm" presentation:class="outline">
          <draw:text-box>
            <text:list text:style-name="L5">
              <text:list-item>
                <text:p text:style-name="P5">Authorization depends on authentication</text:p>
                <text:list>
                  <text:list-item>
                    <text:p text:style-name="P10">Before deciding if a user can perform an action, user identity must be established</text:p>
                  </text:list-item>
                </text:list>
              </text:list-item>
              <text:list-item>
                <text:p text:style-name="P5">The decision process is often based on roles</text:p>
                <text:list>
                  <text:list-item>
                    <text:p text:style-name="P10">ADMIN can cancel orders</text:p>
                  </text:list-item>
                  <text:list-item>
                    <text:p text:style-name="P10">MEMBER can place orders</text:p>
                  </text:list-item>
                  <text:list-item>
                    <text:p text:style-name="P10">GUEST can browse the catalog</text:p>
                  </text:list-item>
                </text:list>
              </text:list-item>
            </text:list>
          </draw:text-box>
        </draw:frame>
        <presentation:notes draw:style-name="dp3">
          <draw:page-thumbnail draw:style-name="gr1" draw:layer="layout" svg:width="13cm" svg:height="9.75cm" svg:x="3.025cm" svg:y="1.93cm" draw:page-number="5" presentation:class="page"/>
          <draw:frame presentation:style-name="pr11" draw:text-style-name="P9" draw:layer="layout" svg:width="15.239cm" svg:height="11.429cm" svg:x="1.905cm" svg:y="12.065cm" presentation:class="notes">
            <draw:text-box>
              <text:p text:style-name="P11"><text:span text:style-name="T10">Once we know </text:span><text:span text:style-name="T14">who</text:span><text:span text:style-name="T10"> you are we can decide </text:span><text:span text:style-name="T14">what</text:span><text:span text:style-name="T10"> you are allowed to do.</text:span></text:p>
              <text:p text:style-name="P11"><text:span text:style-name="T10">Out of the box, Spring supports, but is not limited to, role based security.</text:span></text:p>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6" draw:layer="layout" svg:width="22.86cm" svg:height="12.572cm" svg:x="1.27cm" svg:y="4.445cm" presentation:class="outline">
          <draw:text-box>
            <text:list text:style-name="L5">
              <text:list-item>
                <text:p text:style-name="P5"><text:span text:style-name="T5">High-Level Security Overview</text:span></text:p>
              </text:list-item>
              <text:list-item>
                <text:p text:style-name="P5"><text:span text:style-name="T4">Motivations of Spring Security</text:span></text:p>
              </text:list-item>
              <text:list-item>
                <text:p text:style-name="P5"><text:span text:style-name="T5">Spring Security in a Web Environment</text:span></text:p>
              </text:list-item>
              <text:list-item>
                <text:p text:style-name="P5"><text:span text:style-name="T5">Configuring Web Authentication</text:span></text:p>
              </text:list-item>
              <text:list-item>
                <text:p text:style-name="P5"><text:span text:style-name="T5">Using Spring Security's Tag Libraries</text:span></text:p>
              </text:list-item>
              <text:list-item>
                <text:p text:style-name="P5"><text:span text:style-name="T5">Method security</text:span></text:p>
              </text:list-item>
              <text:list-item>
                <text:p text:style-name="P5"><text:span text:style-name="T5">Advanced security: working with filters</text:span></text:p>
              </text:list-item>
            </text:list>
          </draw:text-box>
        </draw:frame>
        <draw:g>
          <draw:custom-shape draw:style-name="gr3" draw:text-style-name="P15" draw:layer="layout" svg:width="19.237cm" svg:height="1.766cm" svg:x="2.459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0.985cm" svg:height="1.071cm" svg:x="2.954cm" svg:y="15.888cm">
            <draw:image xlink:href="Pictures/100002010000002000000020B0D185F4.png" xlink:type="simple" xlink:show="embed" xlink:actuate="onLoad">
              <text:p/>
            </draw:image>
          </draw:frame>
          <draw:frame draw:style-name="gr5" draw:text-style-name="P17" draw:layer="layout" svg:width="19.957cm" svg:height="2.367cm" svg:x="2.475cm" svg:y="15.613cm">
            <draw:text-box>
              <text:p text:style-name="P16"><text:span text:style-name="T15">See: <text:s/></text:span><text:span text:style-name="T15"><text:a xlink:href="http://docs.spring.io/spring-security/site/docs/current/reference/htmlsingle/">Spring Security Reference</text:a></text:span></text:p>
              <text:p text:style-name="P16"><text:span text:style-name="T16">http://docs.spring.io/spring-security/site/docs/current/reference/htmlsingle/</text:span></text:p>
            </draw:text-box>
          </draw:frame>
        </draw:g>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6"/>
          <draw:frame presentation:style-name="pr12" draw:text-style-name="P9" draw:layer="layout" svg:width="15.239cm" svg:height="11.429cm" svg:x="1.905cm" svg:y="12.065cm" presentation:class="notes">
            <draw:text-box>
              <text:p text:style-name="P11"><text:span text:style-name="T10">This next section borders on self congratulation – skim the basic points and get <text:s/>to the how-does-it-work slide.</text:span></text:p>
            </draw:text-box>
          </draw:frame>
        </presentation:notes>
      </draw:page>
      <draw:page draw:name="Motivations: Portability"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Motivations - I</text:p>
          </draw:text-box>
        </draw:frame>
        <draw:frame presentation:style-name="pr9" draw:text-style-name="P12" draw:layer="layout" svg:width="22.86cm" svg:height="12.572cm" svg:x="1.27cm" svg:y="4.445cm" presentation:class="outline">
          <draw:text-box>
            <text:list text:style-name="L5">
              <text:list-item>
                <text:p text:style-name="P5">Spring Security is portable across containers</text:p>
                <text:list>
                  <text:list-item>
                    <text:p>Secured archive (WAR, EAR) can be deployed as-is</text:p>
                  </text:list-item>
                  <text:list-item>
                    <text:p>Also runs in standalone environments</text:p>
                  </text:list-item>
                  <text:list-item>
                    <text:p>Uses Spring for configuration</text:p>
                    <text:p/>
                  </text:list-item>
                </text:list>
              </text:list-item>
              <text:list-item>
                <text:p>Separation of Concerns</text:p>
                <text:list>
                  <text:list-item>
                    <text:p><text:span text:style-name="T17">Business logic is decoupled from security </text:span>concerns</text:p>
                  </text:list-item>
                  <text:list-item>
                    <text:p>Authentication and Authorization are decoupled</text:p>
                    <text:list>
                      <text:list-item>
                        <text:p><text:span text:style-name="T17">Changes to the authentication process have </text:span><text:span text:style-name="T18">no impact</text:span> on authorization</text:p>
                      </text:list-item>
                    </text:list>
                  </text:list-item>
                </text:list>
              </text:list-item>
            </text:list>
          </draw:text-box>
        </draw:frame>
        <presentation:notes draw:style-name="dp3">
          <draw:page-thumbnail draw:style-name="gr1" draw:layer="layout" svg:width="13cm" svg:height="9.75cm" svg:x="3.025cm" svg:y="1.93cm" draw:page-number="7" presentation:class="page"/>
          <draw:frame presentation:style-name="pr11" draw:text-style-name="P9" draw:layer="layout" svg:width="13.973cm" svg:height="11.429cm" svg:x="2.538cm" svg:y="12.064cm" presentation:class="notes" presentation:user-transformed="true">
            <draw:text-box>
              <text:p text:style-name="P11"><text:span text:style-name="T10">The author of Spring Security, working as a consultant, basically got fed up having to rewrite the security code every time he went to a new customer using a different container.</text:span></text:p>
              <text:p text:style-name="P11"><text:span text:style-name="T10">The JEE Servlet security spec requires custom setup for each container - you typically need to configure container-specific "realm" settings and sometimes implement an actual Java class to implement the container's authentication interface, </text:span></text:p>
              <text:p text:style-name="P11"><text:span text:style-name="T10">A WAR file secured by Spring security can run in any JEE container. <text:s/>Spring security is not limited to web-security and can be used standalone as well. <text:s/>By using Spring for configuration it gains portability via the Spring container</text:span></text:p>
              <text:p text:style-name="P11"><text:span text:style-name="T10">Security is a classic example of Separation of concerns – otherwise invasive security code crops up everywhere. <text:s/>An intercepter-based approach is used:</text:span></text:p>
              <text:list text:style-name="L8">
                <text:list-item>
                  <text:p text:style-name="P11"><text:span text:style-name="T10"><text:s/></text:span><text:span text:style-name="T10">AOP based security, typically a service layer object is proxied to add security in the usual way</text:span></text:p>
                </text:list-item>
                <text:list-item>
                  <text:p text:style-name="P11"><text:span text:style-name="T10"><text:s/></text:span><text:span text:style-name="T10">Servlet Filters filter out web-requests that fail authorization</text:span></text:p>
                </text:list-item>
              </text:list>
            </draw:text-box>
          </draw:frame>
        </presentation:notes>
      </draw:page>
      <draw:page draw:name="Motivations: Flexibility"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Motivations: II</text:p>
          </draw:text-box>
        </draw:frame>
        <draw:frame presentation:style-name="pr9" draw:text-style-name="P12" draw:layer="layout" svg:width="22.86cm" svg:height="12.572cm" svg:x="1.27cm" svg:y="4.445cm" presentation:class="outline" presentation:user-transformed="true">
          <draw:text-box>
            <text:list text:style-name="L5">
              <text:list-item>
                <text:p text:style-name="P5"><text:span text:style-name="T19">Flexibility</text:span></text:p>
                <text:list>
                  <text:list-item>
                    <text:p><text:span text:style-name="T19">Supports all common authentication mechanisms</text:span></text:p>
                    <text:list>
                      <text:list-item>
                        <text:p><text:span text:style-name="T19">Basic, Form, X.509, Cookies, Single-Sign-On, etc.</text:span></text:p>
                      </text:list-item>
                    </text:list>
                  </text:list-item>
                  <text:list-item>
                    <text:p><text:span text:style-name="T20">Configurable storage options for user details (credentials and authorities)</text:span></text:p>
                    <text:list>
                      <text:list-item>
                        <text:p><text:span text:style-name="T20">RDBMS, LDAP, custom DAOs, properties file, etc.</text:span></text:p>
                      </text:list-item>
                    </text:list>
                  </text:list-item>
                </text:list>
              </text:list-item>
              <text:list-item>
                <text:p><text:span text:style-name="T19">Extensible</text:span></text:p>
                <text:list>
                  <text:list-item>
                    <text:p><text:span text:style-name="T19">All the following can be customized</text:span></text:p>
                    <text:list>
                      <text:list-item>
                        <text:p><text:span text:style-name="T19">How a principal is defined</text:span></text:p>
                      </text:list-item>
                      <text:list-item>
                        <text:p><text:span text:style-name="T19">How authorization decisions are made</text:span></text:p>
                      </text:list-item>
                      <text:list-item>
                        <text:p><text:span text:style-name="T19">Where security constraints are stored</text:span></text:p>
                      </text:list-item>
                    </text:list>
                  </text:list-item>
                </text:list>
              </text:list-item>
            </text:list>
          </draw:text-box>
        </draw:frame>
        <presentation:notes draw:style-name="dp3">
          <draw:page-thumbnail draw:style-name="gr1" draw:layer="layout" svg:width="13cm" svg:height="9.75cm" svg:x="3.025cm" svg:y="1.93cm" draw:page-number="8" presentation:class="page"/>
          <draw:frame presentation:style-name="pr11" draw:text-style-name="P9" draw:layer="layout" svg:width="15.239cm" svg:height="11.429cm" svg:x="1.905cm" svg:y="12.065cm" presentation:class="notes">
            <draw:text-box>
              <text:p text:style-name="P11"><text:span text:style-name="T10">So many choices – one size fits nobody in the security world.</text:span></text:p>
            </draw:text-box>
          </draw:frame>
        </presentation:notes>
      </draw:page>
      <draw:page draw:name="Motivations: Consistency"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sistency of Approach</text:p>
          </draw:text-box>
        </draw:frame>
        <draw:frame presentation:style-name="pr9" draw:text-style-name="P18" draw:layer="layout" svg:width="22.86cm" svg:height="12.572cm" svg:x="1.27cm" svg:y="4.445cm" presentation:class="outline">
          <draw:text-box>
            <text:list text:style-name="L5">
              <text:list-item>
                <text:p><text:span text:style-name="T17">The goal of authentication is </text:span><text:span text:style-name="T21">always the same</text:span><text:span text:style-name="T17"> regardless of the mechanism</text:span></text:p>
                <text:list>
                  <text:list-item>
                    <text:p>Establish a security context with the authenticated principal’s information</text:p>
                  </text:list-item>
                  <text:list-item>
                    <text:p>Out-of-the-box this works for web applications</text:p>
                  </text:list-item>
                </text:list>
              </text:list-item>
              <text:list-item>
                <text:p>The process of authorization is <text:span text:style-name="T18">always the same</text:span> regardless of resource type</text:p>
                <text:list>
                  <text:list-item>
                    <text:p>Consult the attributes of the secured resource</text:p>
                  </text:list-item>
                  <text:list-item>
                    <text:p>Obtain principal information from security context</text:p>
                  </text:list-item>
                  <text:list-item>
                    <text:p>Grant or deny access</text:p>
                  </text:list-item>
                </text:list>
              </text:list-item>
            </text:list>
          </draw:text-box>
        </draw:frame>
        <presentation:notes draw:style-name="dp3">
          <draw:page-thumbnail draw:style-name="gr1" draw:layer="layout" svg:width="13cm" svg:height="9.75cm" svg:x="3.025cm" svg:y="1.93cm" draw:page-number="9" presentation:class="page"/>
          <draw:frame presentation:style-name="pr11" draw:text-style-name="P9" draw:layer="layout" svg:width="15.239cm" svg:height="11.429cm" svg:x="1.905cm" svg:y="12.065cm" presentation:class="notes">
            <draw:text-box>
              <text:p text:style-name="P11"><text:span text:style-name="T10">I think we get the point … move on!</text:span></text:p>
            </draw:text-box>
          </draw:frame>
        </presentation:notes>
      </draw:page>
      <draw:page draw:name="page10" draw:style-name="dp1" draw:master-page-name="Default" presentation:presentation-page-layout-name="AL3T19">
        <office:forms form:automatic-focus="false" form:apply-design-mode="false"/>
        <draw:polyline draw:name="Line 51" draw:style-name="gr6" draw:text-style-name="P19" xml:id="id2" draw:id="id2" draw:layer="layout" svg:width="15.027cm" svg:height="0cm" svg:x="0cm" svg:y="13.022cm" svg:viewBox="0 0 15028 0" draw:points="0,0 15028,0">
          <text:p/>
        </draw:polyline>
        <draw:frame presentation:style-name="pr13" draw:text-style-name="P20" draw:layer="layout" svg:width="22.86cm" svg:height="3.175cm" svg:x="1.27cm" svg:y="0.762cm" presentation:class="title">
          <draw:text-box>
            <text:p text:style-name="P11">Spring Security –<text:line-break/><text:tab/>the Big Picture</text:p>
          </draw:text-box>
        </draw:frame>
        <draw:g draw:name="Group 4" xml:id="id5" draw:id="id5">
          <draw:custom-shape draw:name="Text Box 5" draw:style-name="gr7" draw:text-style-name="P23" draw:layer="layout" svg:width="8.89cm" svg:height="2.314cm" svg:x="6.348cm" svg:y="11.328cm">
            <text:p text:style-name="P21"><text:span text:style-name="T22">Security Context</text:span></text:p>
            <text:p text:style-name="P22"><text:span text:style-name="T22"/></text:p>
            <draw:enhanced-geometry svg:viewBox="0 0 21600 21600" draw:type="mso-spt202" draw:enhanced-path="M 0 0 L 21600 0 21600 21600 0 21600 0 0 Z N"/>
          </draw:custom-shape>
          <draw:custom-shape draw:name="Rectangle 6" draw:style-name="gr8" draw:text-style-name="P25" draw:layer="layout" svg:width="7.62cm" svg:height="2.118cm" svg:x="6.983cm" svg:y="12.598cm">
            <text:p text:style-name="P24"><text:span text:style-name="T23">Authentication</text:span></text:p>
            <text:p text:style-name="P24"><text:span text:style-name="T23">(Principal + Authorities)</text:span></text:p>
            <draw:enhanced-geometry svg:viewBox="0 0 21600 21600" draw:type="rectangle" draw:enhanced-path="M 0 0 L 21600 0 21600 21600 0 21600 0 0 Z N"/>
          </draw:custom-shape>
        </draw:g>
        <draw:custom-shape draw:name="Rectangle 7" draw:style-name="gr9" draw:text-style-name="P26" draw:layer="layout" svg:width="5.293cm" svg:height="2.33cm" svg:x="19.472cm" svg:y="11.752cm">
          <text:p text:style-name="P24"><text:span text:style-name="T24">Secured</text:span></text:p>
          <text:p text:style-name="P24"><text:span text:style-name="T24">Resource</text:span></text:p>
          <draw:enhanced-geometry svg:viewBox="0 0 21600 21600" draw:type="rectangle" draw:enhanced-path="M 0 0 L 21600 0 21600 21600 0 21600 0 0 Z N"/>
        </draw:custom-shape>
        <draw:g draw:name="Group 8" xml:id="id4" draw:id="id4">
          <draw:custom-shape draw:name="Rectangle 9" draw:style-name="gr10" draw:text-style-name="P25" draw:layer="layout" svg:width="5.927cm" svg:height="2.328cm" svg:x="0.846cm" svg:y="4.767cm">
            <text:p text:style-name="P24"><text:span text:style-name="T25">Authentication</text:span></text:p>
            <text:p text:style-name="P24"><text:span text:style-name="T25">Manager</text:span></text:p>
            <draw:enhanced-geometry svg:viewBox="0 0 21600 21600" draw:type="rectangle" draw:enhanced-path="M 0 0 L 21600 0 21600 21600 0 21600 0 0 Z N"/>
          </draw:custom-shape>
          <draw:line draw:name="Line 10" draw:style-name="gr11" draw:text-style-name="P19" draw:layer="layout" svg:x1="4.233cm" svg:y1="7.095cm" svg:x2="6.562cm" svg:y2="11.328cm">
            <text:p/>
          </draw:line>
          <draw:custom-shape draw:name="Text Box 11" draw:style-name="gr12" draw:text-style-name="P28" draw:layer="layout" svg:width="3.258cm" svg:height="1.023cm" svg:x="1.24cm" svg:y="7.73cm">
            <text:p text:style-name="P27"><text:span text:style-name="T26">populates</text:span></text:p>
            <draw:enhanced-geometry svg:viewBox="0 0 21600 21600" draw:type="mso-spt202" draw:enhanced-path="M 0 0 L 21600 0 21600 21600 0 21600 0 0 Z N"/>
          </draw:custom-shape>
        </draw:g>
        <draw:custom-shape draw:name="Text Box 12" draw:style-name="gr12" draw:text-style-name="P29" xml:id="id3" draw:id="id3" draw:layer="layout" svg:width="3.22cm" svg:height="1.785cm" svg:x="1.846cm" svg:y="12.146cm">
          <text:p text:style-name="P27"><text:span text:style-name="T26">thread of</text:span></text:p>
          <text:p text:style-name="P27"><text:span text:style-name="T26">execution</text:span></text:p>
          <draw:enhanced-geometry svg:viewBox="0 0 21600 21600" draw:type="mso-spt202" draw:enhanced-path="M 0 0 L 21600 0 21600 21600 0 21600 0 0 Z N"/>
        </draw:custom-shape>
        <draw:g draw:name="Group 35" xml:id="id8" draw:id="id8">
          <draw:line draw:name="Line 19" draw:style-name="gr13" draw:text-style-name="P19" draw:layer="layout" svg:x1="16.931cm" svg:y1="6.248cm" svg:x2="13.536cm" svg:y2="11.328cm">
            <text:p/>
          </draw:line>
          <draw:custom-shape draw:name="Text Box 20" draw:style-name="gr12" draw:text-style-name="P28" draw:layer="layout" svg:width="2.551cm" svg:height="1.023cm" svg:x="12.992cm" svg:y="7.518cm">
            <text:p text:style-name="P27"><text:span text:style-name="T26">obtains</text:span></text:p>
            <draw:enhanced-geometry svg:viewBox="0 0 21600 21600" draw:type="mso-spt202" draw:enhanced-path="M 0 0 L 21600 0 21600 21600 0 21600 0 0 Z N"/>
          </draw:custom-shape>
        </draw:g>
        <draw:g draw:name="Group 49" xml:id="id9" draw:id="id9">
          <draw:custom-shape draw:name="Rectangle 22" draw:style-name="gr10" draw:text-style-name="P25" draw:layer="layout" svg:width="6.35cm" svg:height="2.328cm" svg:x="7.196cm" svg:y="4.767cm">
            <text:p text:style-name="P24"><text:span text:style-name="T27">AccessDecision</text:span></text:p>
            <text:p text:style-name="P24"><text:span text:style-name="T27">Manager</text:span></text:p>
            <draw:enhanced-geometry svg:viewBox="0 0 21600 21600" draw:type="rectangle" draw:enhanced-path="M 0 0 L 21600 0 21600 21600 0 21600 0 0 Z N"/>
          </draw:custom-shape>
          <draw:line draw:name="Line 23" draw:style-name="gr14" draw:text-style-name="P19" draw:layer="layout" svg:x1="16.932cm" svg:y1="6.037cm" svg:x2="13.546cm" svg:y2="6.037cm">
            <text:p/>
          </draw:line>
          <draw:custom-shape draw:name="Text Box 24" draw:style-name="gr12" draw:text-style-name="P28" draw:layer="layout" svg:width="3.258cm" svg:height="1.023cm" svg:x="13.703cm" svg:y="4.934cm">
            <text:p text:style-name="P27"><text:span text:style-name="T26">delegates</text:span></text:p>
            <draw:enhanced-geometry svg:viewBox="0 0 21600 21600" draw:type="mso-spt202" draw:enhanced-path="M 0 0 L 21600 0 21600 21600 0 21600 0 0 Z N"/>
          </draw:custom-shape>
        </draw:g>
        <draw:g draw:name="Group 32" xml:id="id1" draw:id="id1">
          <draw:custom-shape draw:name="AutoShape 26" draw:style-name="gr15" draw:text-style-name="P25" draw:layer="layout" svg:width="4.233cm" svg:height="2.116cm" draw:transform="rotate (3.1415926535892) translate (24.764cm 10.326cm)">
            <text:p text:style-name="P24"><text:span text:style-name="T28">Config</text:span></text:p>
            <text:p text:style-name="P24"><text:span text:style-name="T28">Attributes</text:span></text:p>
            <draw:enhanced-geometry draw:text-rotate-angle="-180"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name="Line 27" draw:style-name="gr16" draw:text-style-name="P19" draw:layer="layout" svg:x1="22.86cm" svg:y1="11.005cm" svg:x2="22.86cm" svg:y2="11.851cm">
            <text:p/>
          </draw:line>
          <draw:custom-shape draw:name="Text Box 28" draw:style-name="gr12" draw:text-style-name="P28" draw:layer="layout" svg:width="3.22cm" svg:height="1.023cm" svg:x="21.11cm" svg:y="10.114cm">
            <text:p text:style-name="P27"><text:span text:style-name="T26">describes</text:span></text:p>
            <draw:enhanced-geometry svg:viewBox="0 0 21600 21600" draw:type="mso-spt202" draw:enhanced-path="M 0 0 L 21600 0 21600 21600 0 21600 0 0 Z N"/>
          </draw:custom-shape>
        </draw:g>
        <draw:g draw:name="Group 34" xml:id="id7" draw:id="id7">
          <draw:line draw:name="Line 30" draw:style-name="gr17" draw:text-style-name="P19" draw:layer="layout" svg:x1="22.859cm" svg:y1="7.096cm" svg:x2="22.859cm" svg:y2="8.154cm">
            <text:p/>
          </draw:line>
          <draw:custom-shape draw:name="Text Box 31" draw:style-name="gr12" draw:text-style-name="P28" draw:layer="layout" svg:width="2.83cm" svg:height="1.023cm" svg:x="21.376cm" svg:y="6.205cm">
            <text:p text:style-name="P27"><text:span text:style-name="T26">consults</text:span></text:p>
            <draw:enhanced-geometry svg:viewBox="0 0 21600 21600" draw:type="mso-spt202" draw:enhanced-path="M 0 0 L 21600 0 21600 21600 0 21600 0 0 Z N"/>
          </draw:custom-shape>
        </draw:g>
        <draw:g draw:name="Group 48" xml:id="id6" draw:id="id6">
          <draw:line draw:name="Line 15" draw:style-name="gr18" draw:text-style-name="P19" draw:layer="layout" svg:x1="18.202cm" svg:y1="6.248cm" svg:x2="18.202cm" svg:y2="14.715cm">
            <text:p/>
          </draw:line>
          <draw:line draw:name="Line 16" draw:style-name="gr19" draw:text-style-name="P19" draw:layer="layout" svg:x1="19.896cm" svg:y1="7.096cm" svg:x2="19.896cm" svg:y2="11.753cm">
            <text:p/>
          </draw:line>
          <draw:custom-shape draw:name="Text Box 17" draw:style-name="gr12" draw:text-style-name="P28" draw:layer="layout" svg:width="2.763cm" svg:height="1.023cm" svg:x="18.328cm" svg:y="6.205cm">
            <text:p text:style-name="P27"><text:span text:style-name="T26">protects</text:span></text:p>
            <draw:enhanced-geometry svg:viewBox="0 0 21600 21600" draw:type="mso-spt202" draw:enhanced-path="M 0 0 L 21600 0 21600 21600 0 21600 0 0 Z N"/>
          </draw:custom-shape>
          <draw:custom-shape draw:name="Rectangle 14" draw:style-name="gr20" draw:text-style-name="P25" draw:layer="layout" svg:width="7.833cm" svg:height="1.27cm" svg:x="16.932cm" svg:y="4.978cm">
            <text:p text:style-name="P24"><text:span text:style-name="T25">Security Interceptor</text:span></text:p>
            <draw:enhanced-geometry svg:viewBox="0 0 21600 21600" draw:type="rectangle" draw:enhanced-path="M 0 0 L 21600 0 21600 21600 0 21600 0 0 Z N"/>
          </draw:custom-shape>
        </draw:g>
        <draw:g draw:name="Group 50" xml:id="id10" draw:id="id10">
          <draw:custom-shape draw:name="Rectangle 37" draw:style-name="gr21" draw:text-style-name="P25" draw:layer="layout" svg:width="3.175cm" svg:height="1.481cm" svg:x="8.677cm" svg:y="8.153cm">
            <text:p/>
            <draw:enhanced-geometry svg:viewBox="0 0 21600 21600" draw:type="rectangle" draw:enhanced-path="M 0 0 L 21600 0 21600 21600 0 21600 0 0 Z N"/>
          </draw:custom-shape>
          <draw:custom-shape draw:name="Rectangle 38" draw:style-name="gr21" draw:text-style-name="P25" draw:layer="layout" svg:width="3.175cm" svg:height="1.48cm" svg:x="9.101cm" svg:y="8.577cm">
            <text:p/>
            <draw:enhanced-geometry svg:viewBox="0 0 21600 21600" draw:type="rectangle" draw:enhanced-path="M 0 0 L 21600 0 21600 21600 0 21600 0 0 Z N"/>
          </draw:custom-shape>
          <draw:custom-shape draw:name="Rectangle 39" draw:style-name="gr22" draw:text-style-name="P25" draw:layer="layout" svg:width="3.175cm" svg:height="1.481cm" svg:x="9.524cm" svg:y="9cm">
            <text:p text:style-name="P24"><text:span text:style-name="T22">Voters</text:span></text:p>
            <draw:enhanced-geometry svg:viewBox="0 0 21600 21600" draw:type="rectangle" draw:enhanced-path="M 0 0 L 21600 0 21600 21600 0 21600 0 0 Z N"/>
          </draw:custom-shape>
          <draw:line draw:name="Line 42" draw:style-name="gr23" draw:text-style-name="P19" draw:layer="layout" svg:x1="10.371cm" svg:y1="7.095cm" svg:x2="10.371cm" svg:y2="8.152cm">
            <text:p/>
          </draw:line>
          <draw:custom-shape draw:name="Text Box 46" draw:style-name="gr12" draw:text-style-name="P28" draw:layer="layout" svg:width="1.806cm" svg:height="1.023cm" svg:x="8.546cm" svg:y="7.052cm">
            <text:p text:style-name="P27"><text:span text:style-name="T26">polls</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1s" smil:fill="hold" smil:targetElement="id2" smil:attributeName="x" smil:values="0-width/2;x" smil:keyTimes="0;1"/>
                  <anim:animate smil:dur="1s" smil:fill="hold" smil:targetElement="id2" smil:attributeName="y" smil:values="y;y" smil:keyTimes="0;1"/>
                </anim:par>
                <anim:par smil:begin="0s" smil:fill="hold" presentation:node-type="with-previous" presentation:group-id="0" presentation:preset-class="entrance" presentation:preset-id="ooo-entrance-appear">
                  <anim:set smil:begin="0s" smil:dur="0.001s" smil:fill="hold" smil:targetElement="id3" smil:attributeName="visibility" smil:to="visible"/>
                </anim:par>
              </anim:par>
              <anim:par smil:begin="1s">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mphasis" presentation:preset-id="ooo-emphasis-grow-and-shrink">
                  <anim:animateTransform smil:dur="0.5s" smil:fill="hold" smil:targetElement="id2" smil:to="1.4,1" smil:attributeName="transform" svg:type="scale"/>
                </anim:par>
              </anim:par>
              <anim:par smil:begin="0.5s">
                <anim:par smil:begin="0s" smil:fill="hold" presentation:node-type="after-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layer="layout" svg:width="12.501cm" svg:height="9.525cm" svg:x="3.274cm" svg:y="1.906cm" draw:page-number="10"/>
          <draw:frame presentation:style-name="pr14" draw:text-style-name="P14" draw:layer="layout" svg:width="13.973cm" svg:height="12.845cm" svg:x="2.538cm" svg:y="12.064cm" presentation:class="notes" presentation:user-transformed="true">
            <draw:text-box>
              <text:p text:style-name="P13"><text:span text:style-name="T29">Point out that this ‘big picture’ represents the consistent approach to security that we’re going to see with Spring Security. <text:s/>Whether we’re securing a webapp or a standalone application, this diagram represents the model for security that’s going to be applied.</text:span></text:p>
              <text:p text:style-name="P13"><text:span text:style-name="T29">Even if you are not using a container, this basic mechanism will work provided you make sure the Security Context is in the current thread. <text:s/>An API is provided to do this, you job is to manage the contexts for different users and make sure they end up in the right thread at the right time.</text:span></text:p>
              <text:p text:style-name="P13"><text:span text:style-name="T29">Spring Security does this in a web-app by keeping the context in your HTTP session until needed.</text:span></text:p>
              <text:p text:style-name="P13"><text:span text:style-name="T29"/></text:p>
              <text:p text:style-name="P13"><text:span text:style-name="T29">See </text:span><text:span text:style-name="T29"><text:a xlink:href="http://www.ibm.com/developerworks/java/library/j-acegi2/">http://www.ibm.com/developerworks/java/library/j-acegi2/</text:a></text:span><text:span text:style-name="T29"> section on “Voter Logic” to fully understand the role of voters. <text:s/>This is a very old reference.</text:span></text:p>
              <text:p text:style-name="P13"><text:span text:style-name="T29">This is the voter section of the Spring Security docs:</text:span></text:p>
              <text:p text:style-name="P13"><text:span text:style-name="T29"><text:a xlink:href="http://static.springsource.org/spring-security/site/docs/3.1.x/reference/authz-arch.html">http://static.springsource.org/spring-security/site/docs/3.1.x/reference/authz-arch.html</text:a></text:span><text:span text:style-name="T29"> </text:span></text:p>
              <text:p text:style-name="P13"><text:span text:style-name="T29"/></text:p>
              <text:p text:style-name="P13"><text:span text:style-name="T29"/></text:p>
              <text:p text:style-name="P13"><text:span text:style-name="T29"/></text:p>
            </draw:text-box>
          </draw:frame>
        </presentation:notes>
      </draw:page>
      <draw:page draw:name="page11"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text-style-name="P6" draw:layer="layout" svg:width="22.86cm" svg:height="12.572cm" svg:x="1.27cm" svg:y="4.445cm" presentation:class="outline">
          <draw:text-box>
            <text:list text:style-name="L5">
              <text:list-item>
                <text:p text:style-name="P5"><text:span text:style-name="T5">High-Level Security Overview</text:span></text:p>
              </text:list-item>
              <text:list-item>
                <text:p text:style-name="P5"><text:span text:style-name="T5">Motivations of Spring Security</text:span></text:p>
              </text:list-item>
              <text:list-item>
                <text:p text:style-name="P5"><text:span text:style-name="T4">Spring Security in a Web Environment</text:span></text:p>
              </text:list-item>
              <text:list-item>
                <text:p text:style-name="P5"><text:span text:style-name="T5">Configuring Web Authentication</text:span></text:p>
              </text:list-item>
              <text:list-item>
                <text:p text:style-name="P5"><text:span text:style-name="T5">Using Spring Security's Tag Libraries</text:span></text:p>
              </text:list-item>
              <text:list-item>
                <text:p text:style-name="P5"><text:span text:style-name="T5">Method security</text:span></text:p>
              </text:list-item>
              <text:list-item>
                <text:p text:style-name="P5"><text:span text:style-name="T5">Advanced security: working with filter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11"/>
          <draw:frame presentation:style-name="pr12" draw:text-style-name="P9" draw:layer="layout" svg:width="13.973cm" svg:height="11.429cm" svg:x="2.538cm" svg:y="12.064cm" presentation:class="notes" presentation:user-transformed="true">
            <draw:text-box>
              <text:p text:style-name="P11"><text:span text:style-name="T10">Having discussed authentication and authorization, we are about to cover them in reverse order!</text:span></text:p>
              <text:p text:style-name="P11"><text:span text:style-name="T10">First we provide authorization restrictions on URLs and then in the next section we will cover authentication (login)</text:span></text:p>
            </draw:text-box>
          </draw:frame>
        </presentation:notes>
      </draw:page>
      <draw:page draw:name="Configuration for ApplicationContext" draw:style-name="dp1" draw:master-page-name="Default" presentation:presentation-page-layout-name="AL2T1">
        <office:forms form:automatic-focus="false" form:apply-design-mode="false"/>
        <draw:frame presentation:style-name="pr15" draw:layer="layout" svg:width="22.86cm" svg:height="1.864cm" svg:x="1.27cm" svg:y="0.759cm" presentation:class="title" presentation:user-transformed="true">
          <draw:text-box>
            <text:p>Configuration in the Application Context</text:p>
          </draw:text-box>
        </draw:frame>
        <draw:frame presentation:style-name="pr16" draw:text-style-name="P12" draw:layer="layout" svg:width="22.86cm" svg:height="14.062cm" svg:x="1.27cm" svg:y="2.955cm" presentation:class="outline" presentation:user-transformed="true">
          <draw:text-box>
            <text:list text:style-name="L5">
              <text:list-item>
                <text:p text:style-name="P5">Java Configuration (XML also available)</text:p>
              </text:list-item>
              <text:list-item>
                <text:p text:style-name="P5">Extend WebSecurityConfigurerAdapter for easiest use</text:p>
              </text:list-item>
            </text:list>
          </draw:text-box>
        </draw:frame>
        <draw:custom-shape draw:name="Text Box 5" draw:style-name="gr24" draw:text-style-name="P31" draw:layer="layout" svg:width="24.574cm" svg:height="10.929cm" svg:x="0.482cm" svg:y="5.699cm">
          <text:p text:style-name="P30"><text:span text:style-name="T30">@Configuration</text:span></text:p>
          <text:p text:style-name="P30"><text:span text:style-name="T30">@EnableWebMvcSecurity</text:span></text:p>
          <text:p text:style-name="P30"><text:span text:style-name="T31">public</text:span><text:span text:style-name="T32"> </text:span><text:span text:style-name="T31">class</text:span><text:span text:style-name="T32"> SecurityConfig </text:span><text:span text:style-name="T31">extends</text:span><text:span text:style-name="T32"> WebSecurityConfigurerAdapter {</text:span></text:p>
          <text:p text:style-name="P30"><text:span text:style-name="T33"/></text:p>
          <text:p text:style-name="P30"><text:span text:style-name="T34"><text:s text:c="2"/></text:span><text:span text:style-name="T34">@Override</text:span></text:p>
          <text:p text:style-name="P30"><text:span text:style-name="T35"><text:s text:c="2"/></text:span><text:span text:style-name="T31">protected</text:span><text:span text:style-name="T32"> </text:span><text:span text:style-name="T31">void</text:span><text:span text:style-name="T32"> configure(HttpSecurity </text:span><text:span text:style-name="T36">http</text:span><text:span text:style-name="T32">) </text:span><text:span text:style-name="T31">throws</text:span><text:span text:style-name="T32"> Exception {</text:span></text:p>
          <text:p text:style-name="P30"><text:span text:style-name="T33"/></text:p>
          <text:p text:style-name="P30"><text:span text:style-name="T33"><text:s text:c="2"/></text:span><text:span text:style-name="T33">}</text:span></text:p>
          <text:p text:style-name="P30"><text:span text:style-name="T33"/></text:p>
          <text:p text:style-name="P30"><text:span text:style-name="T32"><text:s text:c="2"/></text:span><text:span text:style-name="T34">@Autowired</text:span></text:p>
          <text:p text:style-name="P30"><text:span text:style-name="T32"><text:s text:c="2"/></text:span><text:span text:style-name="T31">public</text:span><text:span text:style-name="T32"> </text:span><text:span text:style-name="T31">void</text:span><text:span text:style-name="T32"> configureGlobal(AuthenticationManagerBuilder </text:span><text:span text:style-name="T36">auth</text:span><text:span text:style-name="T32">) </text:span><text:span text:style-name="T37">throws</text:span><text:span text:style-name="T38"> Exception</text:span><text:span text:style-name="T32"> {</text:span></text:p>
          <text:p text:style-name="P30"><text:span text:style-name="T33"/></text:p>
          <text:p text:style-name="P30"><text:span text:style-name="T33"><text:s text:c="2"/></text:span><text:span text:style-name="T33">}</text:span></text:p>
          <text:p text:style-name="P30"><text:span text:style-name="T33">}</text:span></text:p>
          <draw:enhanced-geometry svg:viewBox="0 0 21600 21600" draw:type="mso-spt202" draw:enhanced-path="M 0 0 L 21600 0 21600 21600 0 21600 0 0 Z N"/>
        </draw:custom-shape>
        <draw:custom-shape draw:name="Text Box 7" draw:style-name="gr25" draw:text-style-name="P29" draw:layer="layout" svg:width="9.807cm" svg:height="1.023cm" svg:x="11.165cm" svg:y="11.26cm">
          <text:p text:style-name="P27"><text:span text:style-name="T26">Web-specific security settings</text:span></text:p>
          <draw:enhanced-geometry svg:viewBox="0 0 21600 21600" draw:type="mso-spt202" draw:enhanced-path="M 0 0 L 21600 0 21600 21600 0 21600 0 0 Z N"/>
        </draw:custom-shape>
        <draw:line draw:name="Line 12" draw:style-name="gr26" draw:text-style-name="P19" draw:layer="layout" svg:x1="11.005cm" svg:y1="11.648cm" svg:x2="5.126cm" svg:y2="10.743cm">
          <text:p/>
        </draw:line>
        <draw:custom-shape draw:name="Text Box 7" draw:style-name="gr25" draw:text-style-name="P29" draw:layer="layout" svg:width="8.879cm" svg:height="1.785cm" svg:x="10.78cm" svg:y="15.241cm">
          <text:p text:style-name="P28"><text:span text:style-name="T26">general security settings</text:span></text:p>
          <text:p text:style-name="P28"><text:span text:style-name="T26">(authentication manager, etc.</text:span></text:p>
          <draw:enhanced-geometry svg:viewBox="0 0 21600 21600" draw:type="mso-spt202" draw:enhanced-path="M 0 0 L 21600 0 21600 21600 0 21600 0 0 Z N"/>
        </draw:custom-shape>
        <draw:line draw:name="Line 12" draw:style-name="gr26" draw:text-style-name="P19" draw:layer="layout" svg:x1="10.62cm" svg:y1="15.629cm" svg:x2="4.741cm" svg:y2="14.724cm">
          <text:p/>
        </draw:line>
        <presentation:notes draw:style-name="dp3">
          <office:forms form:automatic-focus="false" form:apply-design-mode="false"/>
          <draw:page-thumbnail draw:style-name="gr1" draw:layer="layout" svg:width="13cm" svg:height="9.75cm" svg:x="3.025cm" svg:y="1.93cm" draw:page-number="12" presentation:class="page"/>
          <draw:frame presentation:style-name="pr11" draw:text-style-name="P9" draw:layer="layout" svg:width="15.239cm" svg:height="11.429cm" svg:x="1.905cm" svg:y="12.065cm" presentation:class="notes">
            <draw:text-box>
              <text:p text:style-name="P11"><text:span text:style-name="T10">JavaConfig presents some different challenges than the old XML. <text:s/>First concept to learn, extend WebSecurityConfigurerAdapter to make it easy.</text:span></text:p>
              <text:p text:style-name="P11"><text:span text:style-name="T10"/></text:p>
              <text:p text:style-name="P11"><text:span text:style-name="T10">At the risk of simplification, there are two main methods that you probably want to override. <text:s/>The first is related to all things WEB, the 'http' parameter has a lot of the capabilities found within the old &lt;http/&gt; element. <text:s/>The second is where general configuration would be setup, like how authentication is managed.</text:span></text:p>
            </draw:text-box>
          </draw:frame>
        </presentation:notes>
      </draw:page>
      <draw:page draw:name="Configuration for web.xml"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figuration in web.xml</text:p>
          </draw:text-box>
        </draw:frame>
        <draw:frame presentation:style-name="pr6" draw:text-style-name="P12" draw:layer="layout" svg:width="22.86cm" svg:height="11.309cm" svg:x="1.27cm" svg:y="4.445cm" presentation:class="outline">
          <draw:text-box>
            <text:list text:style-name="L5">
              <text:list-item>
                <text:p text:style-name="P5">Define the single proxy filter</text:p>
                <text:list>
                  <text:list-item>
                    <text:p text:style-name="P11"><text:span text:style-name="T18">springSecurityFilterChain</text:span> is a mandatory name</text:p>
                    <text:list>
                      <text:list-item>
                        <text:p>Refers to an existing Spring bean with same name</text:p>
                      </text:list-item>
                    </text:list>
                  </text:list-item>
                </text:list>
              </text:list-item>
            </text:list>
          </draw:text-box>
        </draw:frame>
        <draw:custom-shape draw:name="Text Box 4" draw:style-name="gr24" draw:text-style-name="P29" draw:layer="layout" svg:width="22.649cm" svg:height="8.728cm" svg:x="1.692cm" svg:y="8.511cm">
          <text:p text:style-name="P27"><text:span text:style-name="T39">&lt;filter&gt;</text:span></text:p>
          <text:p text:style-name="P27"><text:span text:style-name="T39"><text:s text:c="3"/></text:span><text:span text:style-name="T39">&lt;filter-name&gt;</text:span><text:span text:style-name="T40">springSecurityFilterChain</text:span><text:span text:style-name="T39">&lt;/filter-name&gt;</text:span></text:p>
          <text:p text:style-name="P27"><text:span text:style-name="T39"><text:s text:c="3"/></text:span><text:span text:style-name="T39">&lt;filter-class&gt; </text:span></text:p>
          <text:p text:style-name="P27"><text:span text:style-name="T39"><text:tab/></text:span><text:span text:style-name="T40">org.springframework.web.filter.DelegatingFilterProxy</text:span></text:p>
          <text:p text:style-name="P27"><text:span text:style-name="T39"><text:s text:c="3"/></text:span><text:span text:style-name="T39">&lt;/filter-class&gt; <text:s/></text:span></text:p>
          <text:p text:style-name="P27"><text:span text:style-name="T39">&lt;/filter&gt;</text:span></text:p>
          <text:p text:style-name="P27"><text:span text:style-name="T41"/></text:p>
          <text:p text:style-name="P27"><text:span text:style-name="T39">&lt;filter-mapping&gt;</text:span></text:p>
          <text:p text:style-name="P27"><text:span text:style-name="T39"><text:s text:c="3"/></text:span><text:span text:style-name="T39">&lt;filter-name&gt;</text:span><text:span text:style-name="T40">springSecurityFilterChain</text:span><text:span text:style-name="T39">&lt;/filter-name&gt;</text:span></text:p>
          <text:p text:style-name="P27"><text:span text:style-name="T39"><text:s text:c="3"/></text:span><text:span text:style-name="T39">&lt;url-pattern&gt;</text:span><text:span text:style-name="T40">/*</text:span><text:span text:style-name="T39">&lt;/url-pattern&gt;</text:span></text:p>
          <text:p text:style-name="P27"><text:span text:style-name="T39">&lt;/filter-mapping&gt;</text:span></text:p>
          <draw:enhanced-geometry svg:viewBox="0 0 21600 21600" draw:type="mso-spt202" draw:enhanced-path="M 0 0 L 21600 0 21600 21600 0 21600 0 0 Z N"/>
        </draw:custom-shape>
        <draw:frame draw:style-name="gr27" draw:text-style-name="P32" draw:layer="layout" svg:width="3.1cm" svg:height="1.098cm" svg:x="20.87cm" svg:y="8.735cm">
          <draw:text-box>
            <text:p text:style-name="P27"><text:span text:style-name="T42">web.xml</text:span></text:p>
          </draw:text-box>
        </draw:frame>
        <presentation:notes draw:style-name="dp3">
          <office:forms form:automatic-focus="false" form:apply-design-mode="false"/>
          <draw:page-thumbnail draw:style-name="gr1" draw:layer="layout" svg:width="13cm" svg:height="9.75cm" svg:x="3.025cm" svg:y="1.93cm" draw:page-number="13" presentation:class="page"/>
          <draw:frame presentation:style-name="pr11" draw:text-style-name="P9" draw:layer="layout" svg:width="13.973cm" svg:height="11.429cm" svg:x="2.538cm" svg:y="12.064cm" presentation:class="notes" presentation:user-transformed="true">
            <draw:text-box>
              <text:p text:style-name="P11"><text:span text:style-name="T10">Note that the DelegatingFilterProxy is from Spring-Web, not Spring-Security. <text:s/>This is a special case of the more general problem of defining a servlet-filter but configuring it with Spring.</text:span></text:p>
              <text:p text:style-name="P11"><text:span text:style-name="T10">The </text:span><text:span text:style-name="T13">DelegatingFilterProxy always passes any request it receives to a Spring bean with the same name (here springSecurityFilterChain). <text:s/>That bean must implement the standard servlet Filter interface. <text:s/>By the time the first request arrives, Spring will have been bootstrapped and the filter can find the Spring bean that it proxies.</text:span></text:p>
              <text:p text:style-name="P11"><text:span text:style-name="T10">The Spring bean called springSecurityFilterChain is actually itself a proxy – it's job is to pass the request on to the first filter in the security filter chain. <text:s/>That chain is configurable so the first filter may vary from application to the next.</text:span></text:p>
              <text:p text:style-name="P11"><text:span text:style-name="T43">The DelegatingFilterProxy can't know which is the first one, hence the double jump.</text:span></text:p>
            </draw:text-box>
          </draw:frame>
        </presentation:notes>
      </draw:page>
      <draw:page draw:name="page14" draw:style-name="dp1" draw:master-page-name="Default" presentation:presentation-page-layout-name="AL2T1">
        <office:forms form:automatic-focus="false" form:apply-design-mode="false"/>
        <draw:frame presentation:style-name="pr17" draw:text-style-name="P11" draw:layer="layout" svg:width="22.86cm" svg:height="3.175cm" svg:x="1.27cm" svg:y="0.762cm" presentation:class="title">
          <draw:text-box>
            <text:p text:style-name="P11"><text:span text:style-name="T44">authorizeRequests()</text:span></text:p>
          </draw:text-box>
        </draw:frame>
        <draw:frame presentation:style-name="pr18" draw:text-style-name="P11" draw:layer="layout" svg:width="22.86cm" svg:height="11.309cm" svg:x="1.27cm" svg:y="4.445cm" presentation:class="outline">
          <draw:text-box>
            <text:list text:style-name="L5">
              <text:list-item>
                <text:p text:style-name="P11">Adds specific authorization requirements to URLs</text:p>
              </text:list-item>
              <text:list-item>
                <text:p text:style-name="P11">Evaluated in the order listed</text:p>
                <text:list>
                  <text:list-item>
                    <text:p text:style-name="P11">first match is used, put specific matches first</text:p>
                  </text:list-item>
                </text:list>
                <text:p/>
              </text:list-item>
            </text:list>
          </draw:text-box>
        </draw:frame>
        <draw:custom-shape draw:name="Text Box 5" draw:style-name="gr24" draw:text-style-name="P34" draw:layer="layout" svg:width="21.188cm" svg:height="7.881cm" svg:x="1.788cm" svg:y="8.946cm">
          <text:p text:style-name="P11"><text:span text:style-name="T31">protected</text:span><text:span text:style-name="T32"> </text:span><text:span text:style-name="T31">void</text:span><text:span text:style-name="T32"> configure(HttpSecurity </text:span><text:span text:style-name="T45">http</text:span><text:span text:style-name="T32">) </text:span><text:span text:style-name="T31">throws</text:span><text:span text:style-name="T32"> Exception {</text:span></text:p>
          <text:p text:style-name="P33"><text:span text:style-name="T33"><text:s text:c="2"/></text:span><text:span text:style-name="T45">http</text:span></text:p>
          <text:p text:style-name="P33"><text:span text:style-name="T46"><text:s text:c="4"/></text:span><text:span text:style-name="T46">.authorizeRequests()</text:span></text:p>
          <text:p text:style-name="P33"><text:span text:style-name="T47"><text:s/>      </text:span><text:span text:style-name="T47">.antMatchers(</text:span><text:span text:style-name="T48">"/css/**"</text:span><text:span text:style-name="T47">,</text:span><text:span text:style-name="T48">"/images/**"</text:span><text:span text:style-name="T47">,</text:span><text:span text:style-name="T48">"/javascript/**"</text:span><text:span text:style-name="T47">).permitAll()</text:span></text:p>
          <text:p text:style-name="P33"><text:span text:style-name="T32"><text:tab/></text:span><text:span text:style-name="T32">.antMatchers(</text:span><text:span text:style-name="T49">"/accounts/edit*"</text:span><text:span text:style-name="T32">).hasRole(</text:span><text:span text:style-name="T49">"ADMIN"</text:span><text:span text:style-name="T32">)</text:span></text:p>
          <text:p text:style-name="P33"><text:span text:style-name="T32"><text:tab/></text:span><text:span text:style-name="T32">.antMatchers(</text:span><text:span text:style-name="T49">"/accounts/account*"</text:span><text:span text:style-name="T32">).hasAnyRole(</text:span><text:span text:style-name="T49">"USER",”ADMIN”</text:span><text:span text:style-name="T32">)</text:span></text:p>
          <text:p text:style-name="P33"><text:span text:style-name="T47"><text:tab/></text:span><text:span text:style-name="T47">.antMatchers(</text:span><text:span text:style-name="T50">"/accounts/**"</text:span><text:span text:style-name="T47">).authenticated()</text:span></text:p>
          <text:p text:style-name="P33"><text:span text:style-name="T47"><text:tab/></text:span><text:span text:style-name="T47">.antMatchers(</text:span><text:span text:style-name="T50">"/customers/checkout*"</text:span><text:span text:style-name="T47">).fullyAuthenticated()</text:span><text:span text:style-name="T47"><text:tab/></text:span><text:span text:style-name="T47"><text:tab/></text:span><text:span text:style-name="T47"><text:tab/></text:span><text:span text:style-name="T47"><text:tab/></text:span><text:span text:style-name="T47">.antMatchers(</text:span><text:span text:style-name="T50">"/customers/**"</text:span><text:span text:style-name="T47">).anonymous();</text:span></text:p>
          <text:p text:style-name="P33"><text:span text:style-name="T47"/></text:p>
          <draw:enhanced-geometry svg:viewBox="0 0 21600 21600" draw:type="mso-spt202" draw:enhanced-path="M 0 0 L 21600 0 21600 21600 0 21600 0 0 Z N"/>
        </draw:custom-shape>
        <presentation:notes draw:style-name="dp3">
          <office:forms form:automatic-focus="false" form:apply-design-mode="false"/>
          <draw:page-thumbnail draw:style-name="gr1" draw:layer="layout" svg:width="13cm" svg:height="9.75cm" svg:x="3.025cm" svg:y="1.93cm" draw:page-number="14" presentation:class="page"/>
          <draw:frame presentation:style-name="pr11" draw:text-style-name="P9" draw:layer="layout" svg:width="15.239cm" svg:height="11.429cm" svg:x="1.905cm" svg:y="12.065cm" presentation:class="notes" presentation:user-transformed="true">
            <draw:text-box>
              <text:p text:style-name="P11"><text:span text:style-name="T14">fullyAuthenticated()</text:span><text:span text:style-name="T10"> means a proper login, not a “remember me”.</text:span></text:p>
              <text:p text:style-name="P11"><text:span text:style-name="T14">authenticated()</text:span><text:span text:style-name="T10"> means logged in any valid manner.</text:span></text:p>
              <text:p text:style-name="P11"><text:span text:style-name="T10"/></text:p>
            </draw:text-box>
          </draw:frame>
        </presentation:notes>
      </draw:page>
      <draw:page draw:name="page15" draw:style-name="dp1" draw:master-page-name="Default" presentation:presentation-page-layout-name="AL3T19">
        <office:forms form:automatic-focus="false" form:apply-design-mode="false"/>
        <draw:custom-shape draw:name="Text Box 5" draw:style-name="gr28" draw:text-style-name="P34" draw:layer="layout" svg:width="22.267cm" svg:height="10.929cm" svg:x="1.27cm" svg:y="4.766cm">
          <text:p text:style-name="P11"><text:span text:style-name="T31">protected</text:span><text:span text:style-name="T32"> </text:span><text:span text:style-name="T31">void</text:span><text:span text:style-name="T32"> configure(HttpSecurity </text:span><text:span text:style-name="T36">http</text:span><text:span text:style-name="T32">) </text:span><text:span text:style-name="T31">throws</text:span><text:span text:style-name="T32"> Exception {</text:span></text:p>
          <text:p text:style-name="P33"><text:span text:style-name="T33"><text:s text:c="2"/></text:span><text:span text:style-name="T45">http</text:span></text:p>
          <text:p text:style-name="P33"><text:span text:style-name="T51"><text:s text:c="4"/></text:span><text:span text:style-name="T51">.authorizeRequests()</text:span></text:p>
          <text:p text:style-name="P33"><text:span text:style-name="T45"><text:tab/></text:span><text:span text:style-name="T45">.antMatchers(</text:span><text:span text:style-name="T52">"/aaa*"</text:span><text:span text:style-name="T45">).hasRole(</text:span><text:span text:style-name="T52">"ADMIN"</text:span><text:span text:style-name="T53">)</text:span></text:p>
          <text:p text:style-name="P33"><text:span text:style-name="T32"><text:tab/></text:span><text:span text:style-name="T32">.and</text:span><text:span text:style-name="T47">()</text:span><text:span text:style-name="T47"><text:tab/></text:span><text:span text:style-name="T47"><text:tab/></text:span><text:span text:style-name="T47"><text:tab/></text:span><text:span text:style-name="T47"><text:tab/></text:span><text:span text:style-name="T47"><text:tab/></text:span><text:span text:style-name="T54">// <text:s/>method chaining!</text:span></text:p>
          <text:p text:style-name="P33"><text:span text:style-name="T33"/></text:p>
          <text:p text:style-name="P33"><text:span text:style-name="T46"><text:s text:c="4"/></text:span><text:span text:style-name="T46">.formLogin()</text:span><text:span text:style-name="T47"><text:tab/></text:span><text:span text:style-name="T47"><text:tab/></text:span><text:span text:style-name="T47"><text:tab/></text:span><text:span text:style-name="T47"><text:tab/></text:span><text:span text:style-name="T54">// <text:s/>setup form-based authentication</text:span></text:p>
          <text:p text:style-name="P33"><text:span text:style-name="T32"><text:tab/></text:span><text:span text:style-name="T32">.loginPage(</text:span><text:span text:style-name="T49">"/login.jsp"</text:span><text:span text:style-name="T32">)</text:span><text:span text:style-name="T47"><text:tab/></text:span><text:span text:style-name="T54">// <text:s/>URL to use when login is needed</text:span></text:p>
          <text:p text:style-name="P33"><text:span text:style-name="T46"><text:tab/></text:span><text:span text:style-name="T46">.permitAll()</text:span><text:span text:style-name="T47"><text:tab/></text:span><text:span text:style-name="T47"><text:tab/></text:span><text:span text:style-name="T47"><text:tab/></text:span><text:span text:style-name="T47"><text:tab/></text:span><text:span text:style-name="T54">// <text:s/>any user can access</text:span></text:p>
          <text:p text:style-name="P33"><text:span text:style-name="T46"><text:tab/></text:span><text:span text:style-name="T46">.and()</text:span><text:span text:style-name="T47"><text:tab/></text:span><text:span text:style-name="T47"><text:tab/></text:span><text:span text:style-name="T47"><text:tab/></text:span><text:span text:style-name="T47"><text:tab/></text:span><text:span text:style-name="T47"><text:tab/></text:span><text:span text:style-name="T54">// <text:s/>method chaining!</text:span></text:p>
          <text:p text:style-name="P33"><text:span text:style-name="T46"/></text:p>
          <text:p text:style-name="P33"><text:span text:style-name="T46"><text:s text:c="4"/></text:span><text:span text:style-name="T46">.logout()</text:span><text:span text:style-name="T47"><text:tab/></text:span><text:span text:style-name="T47"><text:tab/></text:span><text:span text:style-name="T47"><text:tab/></text:span><text:span text:style-name="T47"><text:tab/></text:span><text:span text:style-name="T47"><text:tab/></text:span><text:span text:style-name="T54">// <text:s/>configure logout</text:span></text:p>
          <text:p text:style-name="P35"><text:span text:style-name="T46"><text:tab/></text:span><text:span text:style-name="T46">.permitAll();</text:span><text:span text:style-name="T47"><text:tab/></text:span><text:span text:style-name="T47"><text:tab/></text:span><text:span text:style-name="T47"><text:tab/></text:span><text:span text:style-name="T47"><text:tab/></text:span><text:span text:style-name="T54">// <text:s/>any user can access</text:span></text:p>
          <text:p text:style-name="P35"><text:span text:style-name="T46">}</text:span></text:p>
          <draw:enhanced-geometry svg:viewBox="0 0 21600 21600" draw:type="mso-spt202" draw:enhanced-path="M 0 0 L 21600 0 21600 21600 0 21600 0 0 Z N"/>
        </draw:custom-shape>
        <draw:frame presentation:style-name="pr17" draw:text-style-name="P11" draw:layer="layout" svg:width="22.86cm" svg:height="3.175cm" svg:x="1.27cm" svg:y="0.762cm" presentation:class="title">
          <draw:text-box>
            <text:p text:style-name="P11">Specifying login and logout</text:p>
          </draw:text-box>
        </draw:frame>
        <presentation:notes draw:style-name="dp3">
          <draw:page-thumbnail draw:style-name="gr1" draw:layer="layout" svg:width="13cm" svg:height="9.75cm" svg:x="3.025cm" svg:y="1.93cm" draw:page-number="15" presentation:class="page"/>
          <draw:frame presentation:style-name="pr19" draw:text-style-name="P9" draw:layer="layout" svg:width="16.895cm" svg:height="13.084cm" svg:x="0.673cm" svg:y="12.064cm" presentation:class="notes" presentation:user-transformed="true">
            <draw:text-box>
              <text:p text:style-name="P11"><text:span text:style-name="T55">The first cool thing is the and() to allow method chaining. <text:s/></text:span></text:p>
              <text:p text:style-name="P11"><text:span text:style-name="T43">If you don't permitAll() on <text:s/>the login page you get an endless loop – effectively you need to login to access the login page. <text:s/>Similarly, by default, l</text:span><text:span text:style-name="T56">ogout will work for any user that is authenticated, but after session timeout you don't want to require login in order to logout. <text:s/></text:span></text:p>
              <text:p text:style-name="P11"><text:span text:style-name="T43"> </text:span></text:p>
              <text:p text:style-name="P11"><text:span text:style-name="T55">Here, both login and logout are </text:span><text:span text:style-name="T57">inside</text:span><text:span text:style-name="T55"> of the mapping defined by the filter ( </text:span><text:span text:style-name="T58">/* )</text:span><text:span text:style-name="T55">, therefore we need to exclude with permitAll(). <text:s/>Best practice (per Rob Winch) in SS3.2 JavaConfig is to protect everything from the servlet filter <text:s/>and use permitAll() to explicitly note URL patterns to leave open. <text:s/>This causes all traffic to run through the filter chain and pick up the automatic benefits like the CSRF protection. <text:s text:c="2"/></text:span></text:p>
              <text:p text:style-name="P11"><text:span text:style-name="T55">In SS 3.1 XML the recommendation was the <text:s/></text:span><text:span text:style-name="T58">security=”none”</text:span><text:span text:style-name="T55"> option. <text:s/></text:span><text:span text:style-name="T43">Before SS 3.1</text:span><text:span text:style-name="T55">, only one http element was allowed, so the</text:span><text:span text:style-name="T13"> filters=”none” was used:</text:span></text:p>
              <text:p><text:span text:style-name="T59"><text:s text:c="4"/></text:span><text:span text:style-name="T59">&lt;security:</text:span><text:span text:style-name="T60">intercept-url</text:span></text:p>
              <text:p><text:span text:style-name="T60"><text:s text:c="7"/></text:span><text:span text:style-name="T61">pattern</text:span><text:span text:style-name="T62">=</text:span><text:span text:style-name="T63">"/accounts/login"</text:span><text:span text:style-name="T64">filters</text:span><text:span text:style-name="T62">=</text:span><text:span text:style-name="T63">"none" </text:span><text:span text:style-name="T59">/&gt;</text:span></text:p>
              <text:p text:style-name="P11"><text:span text:style-name="T55">Unfortunately turning the filters off meant that you had no security context either, so you couldn't use the JSP security tags, because the context wasn't available to provide the data for them. <text:s/></text:span></text:p>
              <text:p text:style-name="P11"><text:span text:style-name="T55"/></text:p>
              <text:p text:style-name="P11"><text:span text:style-name="T56">JavaConfig defaults to logout being available, responding to “/logout”, but does not by default open this up to un-authenticated users. <text:s/>This is different from XML config. (from Rob: </text:span><text:span text:style-name="T43">Some might ask why we require permitAll()...Spring Security does not want to make assumptions (these will cause vulnerabilities) and so it must be explicitly configured.)</text:span></text:p>
            </draw:text-box>
          </draw:frame>
        </presentation:notes>
      </draw:page>
      <draw:page draw:name="An Example Login Page"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n Example Login Page</text:p>
          </draw:text-box>
        </draw:frame>
        <draw:custom-shape draw:name="Text Box 3" draw:style-name="gr24" draw:text-style-name="P29" draw:layer="layout" svg:width="24.13cm" svg:height="7.037cm" svg:x="0.634cm" svg:y="8.419cm">
          <text:p text:style-name="P28"><text:span text:style-name="T41">&lt;c:url </text:span><text:span text:style-name="T65">var</text:span><text:span text:style-name="T41">=</text:span><text:span text:style-name="T66">’loginUrl’</text:span><text:span text:style-name="T65">value</text:span><text:span text:style-name="T41">=</text:span><text:span text:style-name="T66">’/login.jsp’ </text:span><text:span text:style-name="T41">/&gt;</text:span></text:p>
          <text:p text:style-name="P28"><text:span text:style-name="T41">&lt;form:form </text:span><text:span text:style-name="T65">action</text:span><text:span text:style-name="T67">=</text:span><text:span text:style-name="T68">“${loginUrl}”</text:span><text:span text:style-name="T41"> </text:span><text:span text:style-name="T65">method</text:span><text:span text:style-name="T67">=</text:span><text:span text:style-name="T66">“POST”</text:span><text:span text:style-name="T41">&gt;</text:span></text:p>
          <text:p text:style-name="P28"><text:span text:style-name="T41"><text:s text:c="3"/></text:span><text:span text:style-name="T41">&lt;input </text:span><text:span text:style-name="T65">type</text:span><text:span text:style-name="T67">=</text:span><text:span text:style-name="T66">“text” </text:span><text:span text:style-name="T65">name</text:span><text:span text:style-name="T67">=</text:span><text:span text:style-name="T66">“username”</text:span><text:span text:style-name="T41">/&gt;</text:span></text:p>
          <text:p text:style-name="P28"><text:span text:style-name="T41"><text:s text:c="3"/></text:span><text:span text:style-name="T41">&lt;br/&gt;</text:span></text:p>
          <text:p text:style-name="P28"><text:span text:style-name="T41"><text:s text:c="3"/></text:span><text:span text:style-name="T41">&lt;input </text:span><text:span text:style-name="T65">type</text:span><text:span text:style-name="T67">=</text:span><text:span text:style-name="T66">“password” </text:span><text:span text:style-name="T65">name</text:span><text:span text:style-name="T67">=</text:span><text:span text:style-name="T66">“password”</text:span><text:span text:style-name="T41">/&gt;</text:span></text:p>
          <text:p text:style-name="P28"><text:span text:style-name="T41"><text:s text:c="3"/></text:span><text:span text:style-name="T41">&lt;br/&gt;</text:span></text:p>
          <text:p text:style-name="P28"><text:span text:style-name="T41"><text:s text:c="3"/></text:span><text:span text:style-name="T41">&lt;input </text:span><text:span text:style-name="T65">type</text:span><text:span text:style-name="T67">=</text:span><text:span text:style-name="T66">“submit” </text:span><text:span text:style-name="T65">name</text:span><text:span text:style-name="T67">=</text:span><text:span text:style-name="T66">“submit”</text:span><text:span text:style-name="T41"> </text:span><text:span text:style-name="T65">value</text:span><text:span text:style-name="T67">=</text:span><text:span text:style-name="T66">“LOGIN”</text:span><text:span text:style-name="T41">/&gt;</text:span></text:p>
          <text:p text:style-name="P28"><text:span text:style-name="T41">&lt;/form:form&gt;</text:span></text:p>
          <draw:enhanced-geometry svg:viewBox="0 0 21600 21600" draw:type="mso-spt202" draw:enhanced-path="M 0 0 L 21600 0 21600 21600 0 21600 0 0 Z N"/>
        </draw:custom-shape>
        <draw:g draw:name="Group 4">
          <draw:line draw:name="Line 5" draw:style-name="gr29" draw:text-style-name="P19" draw:layer="layout" svg:x1="18.999cm" svg:y1="11.899cm" svg:x2="14.526cm" svg:y2="10.922cm">
            <text:p/>
          </draw:line>
          <draw:custom-shape draw:name="Text Box 6" draw:style-name="gr25" draw:text-style-name="P28" draw:layer="layout" svg:width="5.926cm" svg:height="3.309cm" svg:x="19.048cm" svg:y="10.851cm">
            <text:p text:style-name="P28"><text:span text:style-name="T26">The expected keys for generation of an authentication request token</text:span></text:p>
            <draw:enhanced-geometry svg:viewBox="0 0 21600 21600" draw:type="mso-spt202" draw:enhanced-path="M 0 0 L 21600 0 21600 21600 0 21600 0 0 Z N"/>
          </draw:custom-shape>
          <draw:line draw:name="Line 7" draw:style-name="gr30" draw:text-style-name="P19" draw:layer="layout" svg:x1="18.999cm" svg:y1="12.399cm" svg:x2="16.008cm" svg:y2="12.203cm">
            <text:p/>
          </draw:line>
        </draw:g>
        <draw:g draw:name="Group 8">
          <draw:custom-shape draw:name="Text Box 9" draw:style-name="gr25" draw:text-style-name="P28" draw:layer="layout" svg:width="15.842cm" svg:height="1.785cm" svg:x="2.982cm" svg:y="5.437cm">
            <text:p text:style-name="P28"><text:span text:style-name="T26">URL that indicates an authentication request.</text:span></text:p>
            <text:p text:style-name="P28"><text:span text:style-name="T26">Default: POST against URL used to display the page.</text:span></text:p>
            <draw:enhanced-geometry svg:viewBox="0 0 21600 21600" draw:type="mso-spt202" draw:enhanced-path="M 0 0 L 21600 0 21600 21600 0 21600 0 0 Z N"/>
          </draw:custom-shape>
          <draw:line draw:name="Line 10" draw:style-name="gr31" draw:text-style-name="P19" draw:layer="layout" svg:x1="10.841cm" svg:y1="7.145cm" svg:x2="10.841cm" svg:y2="8.626cm">
            <text:p/>
          </draw:line>
        </draw:g>
        <draw:frame draw:style-name="gr32" draw:text-style-name="P36" draw:layer="layout" svg:width="5.2cm" svg:height="0.963cm" svg:x="19.999cm" svg:y="14.599cm">
          <draw:text-box>
            <text:p text:style-name="P27"><text:span text:style-name="T69">login-example.jsp</text:span></text:p>
          </draw:text-box>
        </draw:frame>
        <presentation:notes draw:style-name="dp3">
          <draw:page-thumbnail draw:style-name="gr1" draw:layer="layout" svg:width="13cm" svg:height="9.75cm" svg:x="3.025cm" svg:y="1.93cm" draw:page-number="16" presentation:class="page"/>
          <draw:frame presentation:style-name="pr11" draw:text-style-name="P9" draw:layer="layout" svg:width="15.239cm" svg:height="11.429cm" svg:x="1.905cm" svg:y="12.065cm" presentation:class="notes">
            <draw:text-box>
              <text:p text:style-name="P11"><text:span text:style-name="T10">Older versions of Spring Security used j_username for the id, j_password for the password, and <text:s/>j_spring_security_check for the URL. <text:s/>The defaults have been changed to “username”, “password”, and a POST request to whatever the loginPage() is set to. <text:s/>For example, if you set formLogin(“/myLoginPage”), then the expected URL for the submit would be a POST to “/myLoginPage”.</text:span></text:p>
              <text:p text:style-name="P11"><text:span text:style-name="T70"/></text:p>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text-style-name="P6" draw:layer="layout" svg:width="22.86cm" svg:height="11.309cm" svg:x="1.27cm" svg:y="4.445cm" presentation:class="outline">
          <draw:text-box>
            <text:list text:style-name="L5">
              <text:list-item>
                <text:p text:style-name="P5"><text:span text:style-name="T5">High-Level Security Overview</text:span></text:p>
              </text:list-item>
              <text:list-item>
                <text:p text:style-name="P5"><text:span text:style-name="T5">Motivations of Spring Security</text:span></text:p>
              </text:list-item>
              <text:list-item>
                <text:p text:style-name="P5"><text:span text:style-name="T5">Spring Security in a Web Environment</text:span></text:p>
              </text:list-item>
              <text:list-item>
                <text:p text:style-name="P5"><text:span text:style-name="T4">Configuring Web Authentication</text:span></text:p>
              </text:list-item>
              <text:list-item>
                <text:p text:style-name="P5"><text:span text:style-name="T5">Using Spring Security's Tag Libraries</text:span></text:p>
              </text:list-item>
              <text:list-item>
                <text:p text:style-name="P5"><text:span text:style-name="T5">Method security</text:span></text:p>
              </text:list-item>
              <text:list-item>
                <text:p text:style-name="P5"><text:span text:style-name="T5">Advanced security: working with filter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17"/>
          <draw:frame presentation:style-name="pr12" draw:text-style-name="P9" draw:layer="layout" svg:width="15.239cm" svg:height="11.429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figure Authentication</text:p>
          </draw:text-box>
        </draw:frame>
        <draw:frame presentation:style-name="pr20" draw:layer="layout" svg:width="22.86cm" svg:height="12.572cm" svg:x="1.27cm" svg:y="4.445cm" presentation:class="outline">
          <draw:text-box>
            <text:list text:style-name="L5">
              <text:list-item>
                <text:p>DAO Authentication provider is default</text:p>
                <text:list>
                  <text:list-item>
                    <text:p>Expects a <text:span text:style-name="T18">UserDetailsService</text:span> implementation to provide credentials and authorities</text:p>
                    <text:list>
                      <text:list-item>
                        <text:p>Built-in: In-memory (properties), JDBC (database), LDAP</text:p>
                      </text:list-item>
                      <text:list-item>
                        <text:p>Custom</text:p>
                        <text:p/>
                      </text:list-item>
                    </text:list>
                  </text:list-item>
                </text:list>
              </text:list-item>
              <text:list-item>
                <text:p><text:span text:style-name="T17">Or define your </text:span><text:span text:style-name="T18">own</text:span> Authentication provider</text:p>
                <text:list>
                  <text:list-item>
                    <text:p><text:span text:style-name="T21">Example:</text:span><text:span text:style-name="T17"> to get pre-authenticated user details when using </text:span>single sign-on</text:p>
                    <text:list>
                      <text:list-item>
                        <text:p>CAS, TAM, SiteMinder ...</text:p>
                      </text:list-item>
                    </text:list>
                  </text:list-item>
                  <text:list-item>
                    <text:p>See online examples</text:p>
                  </text:list-item>
                </text:list>
              </text:list-item>
            </text:list>
          </draw:text-box>
        </draw:frame>
        <presentation:notes draw:style-name="dp3">
          <draw:page-thumbnail draw:style-name="gr1" draw:layer="layout" svg:width="13cm" svg:height="9.75cm" svg:x="3.025cm" svg:y="1.93cm" draw:page-number="18" presentation:class="page"/>
          <draw:frame presentation:style-name="pr11" draw:text-style-name="P9" draw:layer="layout" svg:width="15.239cm" svg:height="11.429cm" svg:x="1.905cm" svg:y="12.065cm" presentation:class="notes">
            <draw:text-box>
              <text:p text:style-name="P11"><text:span text:style-name="T55">By default there are actually 3 authentication providers defined:</text:span></text:p>
              <text:list text:style-name="L8">
                <text:list-item>
                  <text:p text:style-name="P11"><text:span text:style-name="T55">DaoAuthenticationProvider</text:span></text:p>
                </text:list-item>
                <text:list-item>
                  <text:p text:style-name="P11"><text:span text:style-name="T55">AnonymousAuthenticationProvider</text:span></text:p>
                </text:list-item>
                <text:list-item>
                  <text:p text:style-name="P11"><text:span text:style-name="T55">LdapAuthenticationProvider</text:span></text:p>
                </text:list-item>
              </text:list>
              <text:p text:style-name="P11"><text:span text:style-name="T55">The first we are about to see.</text:span></text:p>
              <text:p text:style-name="P11"><text:span text:style-name="T55">The second allows isAuthenticated(), isRememberMe(), isAuthenticatedFully() [not a remember-me user] and isAnonymous() to work.</text:span></text:p>
              <text:p text:style-name="P11"><text:span text:style-name="T55">The last enables LDAP which is outside the scope of this course.</text:span></text:p>
              <text:p text:style-name="P11"><text:span text:style-name="T55"/></text:p>
              <text:p text:style-name="P11"><text:span text:style-name="T55">In practice specifying your own authentication provider usually involves adding your own filter too – see docco for examples.</text:span></text:p>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uthentication Provider</text:p>
          </draw:text-box>
        </draw:frame>
        <draw:frame presentation:style-name="pr6" draw:text-style-name="P12" draw:layer="layout" svg:width="22.86cm" svg:height="11.309cm" svg:x="1.27cm" svg:y="4.445cm" presentation:class="outline">
          <draw:text-box>
            <text:list text:style-name="L5">
              <text:list-item>
                <text:p text:style-name="P5">Use a <text:span text:style-name="T18">UserDetailsManagerConfigurer</text:span></text:p>
                <text:list>
                  <text:list-item>
                    <text:p>Three built in options:</text:p>
                    <text:list>
                      <text:list-item>
                        <text:p>LDAP, JDBC, in-memory (for quick testing)</text:p>
                      </text:list-item>
                    </text:list>
                  </text:list-item>
                  <text:list-item>
                    <text:p>Or use your own UserDetailsService implementation</text:p>
                  </text:list-item>
                </text:list>
              </text:list-item>
            </text:list>
          </draw:text-box>
        </draw:frame>
        <draw:custom-shape draw:name="Text Box 5" draw:style-name="gr24" draw:text-style-name="P31" draw:layer="layout" svg:width="24.574cm" svg:height="6.357cm" svg:x="0.482cm" svg:y="9.999cm">
          <text:p text:style-name="P30"><text:span text:style-name="T34">@Autowired</text:span></text:p>
          <text:p text:style-name="P30"><text:span text:style-name="T31">public</text:span><text:span text:style-name="T32"> </text:span><text:span text:style-name="T31">void</text:span><text:span text:style-name="T32"> configureGlobal(AuthenticationManagerBuilder </text:span><text:span text:style-name="T36">auth</text:span><text:span text:style-name="T32">) </text:span><text:span text:style-name="T31">throws</text:span><text:span text:style-name="T32"> Exception {</text:span></text:p>
          <text:p text:style-name="P30"><text:span text:style-name="T36"><text:s text:c="4"/></text:span><text:span text:style-name="T36">auth</text:span></text:p>
          <text:p text:style-name="P33"><text:span text:style-name="T46"><text:s text:c="8"/></text:span><text:span text:style-name="T46">.inMemoryAuthentication()</text:span></text:p>
          <text:p text:style-name="P33"><text:span text:style-name="T32"><text:s text:c="12"/></text:span><text:span text:style-name="T32">.withUser(</text:span><text:span text:style-name="T49">"hughie"</text:span><text:span text:style-name="T32">).password(</text:span><text:span text:style-name="T49">"hughie"</text:span><text:span text:style-name="T32">).roles(</text:span><text:span text:style-name="T49">"GENERAL"</text:span><text:span text:style-name="T32">).and()</text:span></text:p>
          <text:p text:style-name="P33"><text:span text:style-name="T32"><text:s text:c="12"/></text:span><text:span text:style-name="T32">.withUser(</text:span><text:span text:style-name="T49">"dewey"</text:span><text:span text:style-name="T32">).password(</text:span><text:span text:style-name="T49">"dewey"</text:span><text:span text:style-name="T32">).roles(</text:span><text:span text:style-name="T49">"ADMIN"</text:span><text:span text:style-name="T32">).and()</text:span></text:p>
          <text:p text:style-name="P33"><text:span text:style-name="T32"><text:s text:c="12"/></text:span><text:span text:style-name="T32">.withUser(</text:span><text:span text:style-name="T49">"louie"</text:span><text:span text:style-name="T32">).password(</text:span><text:span text:style-name="T49">"louie"</text:span><text:span text:style-name="T32">).roles(</text:span><text:span text:style-name="T49">"SUPPORT"</text:span><text:span text:style-name="T32">);</text:span></text:p>
          <text:p text:style-name="P30"><text:span text:style-name="T46">}</text:span></text:p>
          <draw:enhanced-geometry svg:viewBox="0 0 21600 21600" draw:type="mso-spt202" draw:enhanced-path="M 0 0 L 21600 0 21600 21600 0 21600 0 0 Z N"/>
        </draw:custom-shape>
        <draw:custom-shape draw:name="Text Box 7" draw:style-name="gr25" draw:text-style-name="P29" draw:layer="layout" svg:width="5.261cm" svg:height="1.023cm" svg:x="18.869cm" svg:y="9.679cm">
          <text:p text:style-name="P28"><text:span text:style-name="T26">Not web-specific</text:span></text:p>
          <draw:enhanced-geometry svg:viewBox="0 0 21600 21600" draw:type="mso-spt202" draw:enhanced-path="M 0 0 L 21600 0 21600 21600 0 21600 0 0 Z N"/>
        </draw:custom-shape>
        <draw:line draw:name="Line 12" draw:style-name="gr26" draw:text-style-name="P19" draw:layer="layout" svg:x1="18.869cm" svg:y1="10.223cm" svg:x2="8.684cm" svg:y2="10.809cm">
          <text:p/>
        </draw:line>
        <draw:custom-shape draw:name="Text Box 7" draw:style-name="gr25" draw:text-style-name="P29" draw:layer="layout" svg:width="11.978cm" svg:height="1.023cm" svg:x="13.267cm" svg:y="11.926cm">
          <text:p text:style-name="P28"><text:span text:style-name="T26">Adds a UserDetailsManagerConfigurer</text:span></text:p>
          <draw:enhanced-geometry svg:viewBox="0 0 21600 21600" draw:type="mso-spt202" draw:enhanced-path="M 0 0 L 21600 0 21600 21600 0 21600 0 0 Z N"/>
        </draw:custom-shape>
        <draw:line draw:name="Line 12" draw:style-name="gr26" draw:text-style-name="P19" draw:layer="layout" svg:x1="13.267cm" svg:y1="12.334cm" svg:x2="9.799cm" svg:y2="12.876cm">
          <text:p/>
        </draw:line>
        <draw:line draw:name="Line 12" draw:style-name="gr26" draw:text-style-name="P19" draw:layer="layout" svg:x1="5.101cm" svg:y1="16.45cm" svg:x2="5.819cm" svg:y2="15.499cm">
          <text:p/>
        </draw:line>
        <draw:line draw:name="Line 12" draw:style-name="gr26" draw:text-style-name="P19" draw:layer="layout" svg:x1="10.025cm" svg:y1="16.481cm" svg:x2="10.613cm" svg:y2="15.53cm">
          <text:p/>
        </draw:line>
        <draw:custom-shape draw:name="Text Box 7" draw:style-name="gr25" draw:text-style-name="P29" draw:layer="layout" svg:width="4.987cm" svg:height="1.023cm" svg:x="11.601cm" svg:y="16.138cm">
          <text:p text:style-name="P28"><text:span text:style-name="T26">Supported roles</text:span></text:p>
          <draw:enhanced-geometry svg:viewBox="0 0 21600 21600" draw:type="mso-spt202" draw:enhanced-path="M 0 0 L 21600 0 21600 21600 0 21600 0 0 Z N"/>
        </draw:custom-shape>
        <draw:line draw:name="Line 12" draw:style-name="gr26" draw:text-style-name="P19" draw:layer="layout" svg:x1="15.227cm" svg:y1="16.038cm" svg:x2="15.589cm" svg:y2="15.469cm">
          <text:p/>
        </draw:line>
        <draw:custom-shape draw:name="Text Box 7" draw:style-name="gr25" draw:text-style-name="P26" draw:layer="layout" svg:width="2.307cm" svg:height="1.023cm" svg:x="3.994cm" svg:y="16.113cm">
          <text:p text:style-name="P37"><text:span text:style-name="T26">login</text:span></text:p>
          <draw:enhanced-geometry svg:viewBox="0 0 21600 21600" draw:type="mso-spt202" draw:enhanced-path="M 0 0 L 21600 0 21600 21600 0 21600 0 0 Z N"/>
        </draw:custom-shape>
        <draw:custom-shape draw:name="Text Box 7" draw:style-name="gr25" draw:text-style-name="P26" draw:layer="layout" svg:width="3.5cm" svg:height="1.023cm" svg:x="7.301cm" svg:y="16.091cm">
          <text:p text:style-name="P37"><text:span text:style-name="T26">password</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9" presentation:class="page"/>
          <draw:frame presentation:style-name="pr11" draw:text-style-name="P9" draw:layer="layout" svg:width="15.239cm" svg:height="11.429cm" svg:x="1.905cm" svg:y="12.065cm" presentation:class="notes">
            <draw:text-box>
              <text:p><text:span text:style-name="T10">First, this isn't the </text:span><text:span text:style-name="T71">protected</text:span><text:span text:style-name="T72"> </text:span><text:span text:style-name="T71">void</text:span><text:span text:style-name="T72"> configure(HttpSecurity </text:span><text:span text:style-name="T73">http</text:span><text:span text:style-name="T72">) </text:span><text:span text:style-name="T71">throws</text:span><text:span text:style-name="T74"> Exception</text:span><text:span text:style-name="T10"> method which is specific to the web layer. <text:s/>This is the configureGlobal method where we setup channel-neutral things, like where users come from.</text:span></text:p>
              <text:p><text:span text:style-name="T10"/></text:p>
              <text:p><text:span text:style-name="T10">The builder has a number of options. <text:s/>This inMemoryAuthentication() option</text:span></text:p>
              <text:p><text:span text:style-name="T10">Is useful because we will use it in the incoming lab. <text:s/>If anyone objects to having to enter users manually, point out this is really just for testing purposes; most apps would have users in LDAP, a database, or something custom..</text:span></text:p>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Sourcing Users from a Database</text:p>
          </draw:text-box>
        </draw:frame>
        <draw:frame presentation:style-name="pr21" draw:layer="layout" svg:width="22.86cm" svg:height="11.309cm" svg:x="1.27cm" svg:y="4.445cm" presentation:class="outline">
          <draw:text-box>
            <text:list text:style-name="L5">
              <text:list-item>
                <text:p>Configuration:</text:p>
              </text:list-item>
            </text:list>
          </draw:text-box>
        </draw:frame>
        <draw:custom-shape draw:name="Text Box 4" draw:style-name="gr24" draw:text-style-name="P38" draw:layer="layout" svg:width="23.941cm" svg:height="5.595cm" svg:x="1.025cm" svg:y="6.799cm">
          <text:p text:style-name="P30"><text:span text:style-name="T75">@Autowired</text:span><text:span text:style-name="T76"> DataSource dataSource;</text:span></text:p>
          <text:p text:style-name="P30"><text:span text:style-name="T77"/></text:p>
          <text:p text:style-name="P30"><text:span text:style-name="T77">public</text:span><text:span text:style-name="T78"> </text:span><text:span text:style-name="T77">void</text:span><text:span text:style-name="T78"> configureGlobal(AuthenticationManagerBuilder </text:span><text:span text:style-name="T79">auth</text:span><text:span text:style-name="T78">) </text:span><text:span text:style-name="T80">throws</text:span><text:span text:style-name="T81"> Exception</text:span><text:span text:style-name="T78"> {</text:span></text:p>
          <text:p text:style-name="P30"><text:span text:style-name="T82"><text:tab/></text:span></text:p>
          <text:p text:style-name="P30"><text:span text:style-name="T78"><text:s text:c="2"/></text:span><text:span text:style-name="T79">auth</text:span><text:span text:style-name="T78">.jdbcAuthentication().</text:span><text:span text:style-name="T83">dataSource(</text:span><text:span text:style-name="T78">dataSource</text:span><text:span text:style-name="T83">);</text:span></text:p>
          <text:p text:style-name="P30"><text:span text:style-name="T83"/></text:p>
          <text:p text:style-name="P30"><text:span text:style-name="T83">}</text:span></text:p>
          <draw:enhanced-geometry svg:viewBox="0 0 21600 21600" draw:type="mso-spt202" draw:enhanced-path="M 0 0 L 21600 0 21600 21600 0 21600 0 0 Z N"/>
        </draw:custom-shape>
        <draw:line draw:name="Line 10" draw:style-name="gr31" draw:text-style-name="P19" draw:layer="layout" svg:x1="9.599cm" svg:y1="14.247cm" svg:x2="8.037cm" svg:y2="10.886cm">
          <text:p/>
        </draw:line>
        <draw:custom-shape draw:name="Text Box 9" draw:style-name="gr25" draw:text-style-name="P29" draw:layer="layout" svg:width="13.401cm" svg:height="3.309cm" svg:x="5.233cm" svg:y="13.781cm">
          <text:p text:style-name="P28"><text:span text:style-name="T84">Can customize queries using methods:</text:span></text:p>
          <text:p text:style-name="P28"><text:span text:style-name="T85"><text:s text:c="3"/></text:span><text:span text:style-name="T85">usersByUsernameQuery()</text:span></text:p>
          <text:p text:style-name="P28"><text:span text:style-name="T85"><text:s text:c="3"/></text:span><text:span text:style-name="T85">a</text:span><text:span text:style-name="T86">uthoritiesByUsernameQuery()</text:span></text:p>
          <text:p text:style-name="P28"><text:span text:style-name="T87"><text:s text:c="3"/></text:span><text:span text:style-name="T87">groupAuthoritiesByUsername()</text:span><text:span text:style-name="T86"> <text:s text:c="2"/></text:span><text:span text:style-name="T26"><text:s text:c="3"/></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20" presentation:class="page"/>
          <draw:frame presentation:style-name="pr11" draw:text-style-name="P9" draw:layer="layout" svg:width="15.239cm" svg:height="11.429cm" svg:x="1.905cm" svg:y="12.065cm" presentation:class="notes" presentation:placeholder="true">
            <draw:text-box/>
          </draw:frame>
        </presentation:notes>
      </draw:page>
      <draw:page draw:name="The JDBC UserDetailsService" draw:style-name="dp1" draw:master-page-name="Default" presentation:presentation-page-layout-name="AL2T1">
        <draw:frame presentation:style-name="pr5" draw:layer="layout" svg:width="22.86cm" svg:height="3.175cm" svg:x="1.27cm" svg:y="0.762cm" presentation:class="title">
          <draw:text-box>
            <text:p>Sourcing Users from a Database</text:p>
          </draw:text-box>
        </draw:frame>
        <draw:frame presentation:style-name="pr22" draw:text-style-name="P40" draw:layer="layout" svg:width="22.86cm" svg:height="12.454cm" svg:x="1.27cm" svg:y="4.445cm" presentation:class="outline">
          <draw:text-box>
            <text:p text:style-name="P39"><text:span text:style-name="T19">Queries RDBMS for users and their authorities</text:span></text:p>
            <text:list text:style-name="L5">
              <text:list-item>
                <text:p text:style-name="P5"><text:span text:style-name="T19">Provides default queries</text:span></text:p>
                <text:list>
                  <text:list-item>
                    <text:p text:style-name="P10"><text:span text:style-name="T88">SELECT username, password, enabled FROM users WHERE username = ?</text:span></text:p>
                  </text:list-item>
                  <text:list-item>
                    <text:p text:style-name="P10"><text:span text:style-name="T88">SELECT username, authority FROM authorities WHERE username = ?</text:span></text:p>
                  </text:list-item>
                </text:list>
              </text:list-item>
              <text:list-item>
                <text:p><text:span text:style-name="T19">Groups also supported</text:span></text:p>
                <text:list>
                  <text:list-item>
                    <text:p><text:span text:style-name="T20">groups</text:span><text:span text:style-name="T19">, </text:span><text:span text:style-name="T20">group_members</text:span><text:span text:style-name="T19">, </text:span><text:span text:style-name="T20">group_authorities</text:span><text:span text:style-name="T19"> tables</text:span></text:p>
                  </text:list-item>
                  <text:list-item>
                    <text:p><text:span text:style-name="T19">See online documentation for details</text:span></text:p>
                  </text:list-item>
                </text:list>
              </text:list-item>
              <text:list-item>
                <text:p><text:span text:style-name="T19">Advantage</text:span></text:p>
                <text:list>
                  <text:list-item>
                    <text:p><text:span text:style-name="T19">Can modify user info while system is running</text:span></text:p>
                  </text:list-item>
                </text:list>
              </text:list-item>
            </text:list>
          </draw:text-box>
        </draw:frame>
        <presentation:notes draw:style-name="dp3">
          <draw:page-thumbnail draw:style-name="gr1" draw:layer="layout" svg:width="13cm" svg:height="9.75cm" svg:x="3.025cm" svg:y="1.93cm" draw:page-number="21" presentation:class="page"/>
          <draw:frame presentation:style-name="pr11" draw:text-style-name="P9" draw:layer="layout" svg:width="15.239cm" svg:height="11.429cm" svg:x="1.905cm" svg:y="12.065cm" presentation:class="notes">
            <draw:text-box>
              <text:p text:style-name="P11"><text:span text:style-name="T10">This user-service is ideal for multi-user testing such as UAT and pre-production testing as you can simply grab your favorite SQL tool and add/disable/remove users at will.</text:span></text:p>
              <text:p text:style-name="P11"><text:span text:style-name="T10">In full production LDAP or single sign-on will be used, but that is too hard for most people to use without experience. <text:s/>This just requires elementary SQL skills. </text:span></text:p>
            </draw:text-box>
          </draw:frame>
        </presentation:notes>
      </draw:page>
      <draw:page draw:name="page22" draw:style-name="dp1" draw:master-page-name="Default" presentation:presentation-page-layout-name="AL2T1">
        <draw:frame presentation:style-name="pr21" draw:layer="layout" svg:width="22.86cm" svg:height="11.309cm" svg:x="1.27cm" svg:y="4.445cm" presentation:class="outline">
          <draw:text-box>
            <text:list text:style-name="L5">
              <text:list-item>
                <text:p>Can encode passwords using a hash</text:p>
                <text:list>
                  <text:list-item>
                    <text:p>sha, md5, bcrypt, ...</text:p>
                    <text:p/>
                    <text:p/>
                    <text:p/>
                  </text:list-item>
                </text:list>
              </text:list-item>
              <text:list-item>
                <text:p>Secure passwords using a well-known string</text:p>
                <text:list>
                  <text:list-item>
                    <text:p>Known as a 'salt', makes brute force attacks harder</text:p>
                  </text:list-item>
                </text:list>
              </text:list-item>
            </text:list>
          </draw:text-box>
        </draw:frame>
        <draw:frame presentation:style-name="pr5" draw:layer="layout" svg:width="22.86cm" svg:height="3.175cm" svg:x="1.27cm" svg:y="0.762cm" presentation:class="title">
          <draw:text-box>
            <text:p>Password Encoding</text:p>
          </draw:text-box>
        </draw:frame>
        <draw:custom-shape draw:name="Text Box 4" draw:style-name="gr24" draw:text-style-name="P38" draw:layer="layout" svg:width="22.705cm" svg:height="2.547cm" svg:x="1.025cm" svg:y="7.399cm">
          <text:p text:style-name="P30"><text:span text:style-name="T78"><text:s text:c="2"/></text:span><text:span text:style-name="T79">auth</text:span><text:span text:style-name="T78">.jdbcAuthentication()</text:span></text:p>
          <text:p text:style-name="P30"><text:span text:style-name="T78"><text:s text:c="4"/></text:span><text:span text:style-name="T78">.</text:span><text:span text:style-name="T83">dataSource(</text:span><text:span text:style-name="T78">dataSource</text:span><text:span text:style-name="T83">)</text:span></text:p>
          <text:p text:style-name="P30"><text:span text:style-name="T83"><text:s text:c="4"/></text:span><text:span text:style-name="T47">.passwordEncoder(</text:span><text:span text:style-name="T89">new</text:span><text:span text:style-name="T47"> StandardPasswordEncoder())</text:span><text:span text:style-name="T83">;</text:span></text:p>
          <draw:enhanced-geometry svg:viewBox="0 0 21600 21600" draw:type="mso-spt202" draw:enhanced-path="M 0 0 L 21600 0 21600 21600 0 21600 0 0 Z N"/>
        </draw:custom-shape>
        <draw:g>
          <draw:line draw:name="Line 10" draw:style-name="gr31" draw:text-style-name="P19" draw:layer="layout" svg:x1="17.67cm" svg:y1="8.69cm" svg:x2="16.265cm" svg:y2="9.028cm">
            <text:p/>
          </draw:line>
          <draw:custom-shape draw:name="Text Box 9" draw:style-name="gr25" draw:text-style-name="P28" draw:layer="layout" svg:width="6.461cm" svg:height="1.023cm" svg:x="17.71cm" svg:y="8.203cm">
            <text:p text:style-name="P28"><text:span text:style-name="T84">SHA-256 encoding</text:span></text:p>
            <draw:enhanced-geometry svg:viewBox="0 0 21600 21600" draw:mirror-horizontal="false" draw:mirror-vertical="false" draw:type="mso-spt202" draw:enhanced-path="M 0 0 L 21600 0 21600 21600 0 21600 0 0 Z N"/>
          </draw:custom-shape>
        </draw:g>
        <draw:custom-shape draw:name="Text Box 4" draw:style-name="gr24" draw:text-style-name="P38" draw:layer="layout" svg:width="22.705cm" svg:height="2.547cm" svg:x="0.875cm" svg:y="13.249cm">
          <text:p text:style-name="P30"><text:span text:style-name="T78"><text:s text:c="2"/></text:span><text:span text:style-name="T79">auth</text:span><text:span text:style-name="T78">.jdbcAuthentication()</text:span></text:p>
          <text:p text:style-name="P30"><text:span text:style-name="T78"><text:s text:c="4"/></text:span><text:span text:style-name="T78">.</text:span><text:span text:style-name="T83">dataSource(</text:span><text:span text:style-name="T78">dataSource</text:span><text:span text:style-name="T83">)</text:span></text:p>
          <text:p text:style-name="P30"><text:span text:style-name="T83"><text:s text:c="4"/></text:span><text:span text:style-name="T47">.passwordEncoder(</text:span><text:span text:style-name="T89">new</text:span><text:span text:style-name="T47"> StandardPasswordEncoder(</text:span><text:span text:style-name="T48">“sodium-chloride”</text:span><text:span text:style-name="T47">))</text:span><text:span text:style-name="T83">;</text:span></text:p>
          <draw:enhanced-geometry svg:viewBox="0 0 21600 21600" draw:type="mso-spt202" draw:enhanced-path="M 0 0 L 21600 0 21600 21600 0 21600 0 0 Z N"/>
        </draw:custom-shape>
        <draw:g>
          <draw:line draw:name="Line 10" draw:style-name="gr31" draw:text-style-name="P19" draw:layer="layout" svg:x1="19.217cm" svg:y1="14.335cm" svg:x2="17.935cm" svg:y2="14.673cm">
            <text:p/>
          </draw:line>
          <draw:custom-shape draw:name="Text Box 9" draw:style-name="gr25" draw:text-style-name="P28" draw:layer="layout" svg:width="5.894cm" svg:height="1.023cm" svg:x="19.253cm" svg:y="13.848cm">
            <text:p text:style-name="P28"><text:span text:style-name="T84">encoding</text:span><text:span text:style-name="T26"> with salt</text:span></text:p>
            <draw:enhanced-geometry svg:viewBox="0 0 21600 21600" draw:type="mso-spt202" draw:enhanced-path="M 0 0 L 21600 0 21600 21600 0 21600 0 0 Z N"/>
          </draw:custom-shape>
        </draw:g>
        <presentation:notes draw:style-name="dp3">
          <draw:page-thumbnail draw:style-name="gr1" draw:layer="layout" svg:width="13cm" svg:height="9.75cm" svg:x="3.025cm" svg:y="1.93cm" draw:page-number="22" presentation:class="page"/>
          <draw:frame presentation:style-name="pr11" draw:text-style-name="P9" draw:layer="layout" svg:width="15.239cm" svg:height="11.429cm" svg:x="1.905cm" svg:y="12.065cm" presentation:class="notes">
            <draw:text-box>
              <text:p text:style-name="P11"><text:span text:style-name="T55">The 'salt' is the string used to initialize the hashing algorithm. <text:s/>If you don't have one, the hash algorithm is too predictable and although it is a one-way encryption it becomes too easy to work out the hashes of common words and decrypt by brute force.</text:span></text:p>
              <text:p text:style-name="P11"><text:span text:style-name="T55">The simple addition of an additional initialization value changes all the resulting hash values. <text:s/>It is much harder to decrypt if you don't know this “salt”.</text:span></text:p>
              <text:p text:style-name="P11"><text:span text:style-name="T55">From Rob Winch: Spring Security's new PasswordEncoder implementations (like StandardPasswordEncoder) will generate a random salt per user. If the system salt is provided the random salt is combined with the system salt.</text:span></text:p>
              <text:p text:style-name="P11"><text:span text:style-name="T55">MD5 should not be used, it is included here only to help people recognize what an encoding algorithm is. <text:s/>SHA-256 is “OK”, but not recommended since GPUs can easily crack it. Use Bcrypt (unless you have regulations that prevent you from doing so). <text:s/>Not salting an MD5 or SHA hash is asking to be hacked.</text:span></text:p>
              <text:p text:style-name="P11"><text:span text:style-name="T55">The password-encode option works with any user-service – all that matters is that the passwords returned by the user-service are encrypted using the encoding and salt specified. <text:s/>Spring will take the supplied password, hash it and match it against the password supplied by the user-service. <text:s/>They must match.</text:span></text:p>
            </draw:text-box>
          </draw:frame>
        </presentation:notes>
      </draw:page>
      <draw:page draw:name="Other Authentication Options" draw:style-name="dp1" draw:master-page-name="Default" presentation:presentation-page-layout-name="AL2T1">
        <draw:frame presentation:style-name="pr23" draw:layer="layout" svg:width="22.86cm" svg:height="1.615cm" svg:x="1.27cm" svg:y="1.542cm" presentation:class="title" presentation:user-transformed="true">
          <draw:text-box>
            <text:p>Other Authentication Options</text:p>
          </draw:text-box>
        </draw:frame>
        <draw:frame presentation:style-name="pr21" draw:layer="layout" svg:width="22.86cm" svg:height="11.309cm" svg:x="1.27cm" svg:y="4.445cm" presentation:class="outline" presentation:user-transformed="true">
          <draw:text-box>
            <text:list text:style-name="L5">
              <text:list-item>
                <text:p>Implement a custom UserDetailsService</text:p>
                <text:list>
                  <text:list-item>
                    <text:p>Delegate to an existing User repository or DAO</text:p>
                  </text:list-item>
                </text:list>
              </text:list-item>
              <text:list-item>
                <text:p>LDAP</text:p>
              </text:list-item>
              <text:list-item>
                <text:p>X.509 Certificates</text:p>
              </text:list-item>
              <text:list-item>
                <text:p>JAAS Login Module</text:p>
              </text:list-item>
              <text:list-item>
                <text:p>Single-Sign-On</text:p>
                <text:list>
                  <text:list-item>
                    <text:p>OAuth, SAML</text:p>
                  </text:list-item>
                  <text:list-item>
                    <text:p>SiteMinder, Kerberos</text:p>
                  </text:list-item>
                  <text:list-item>
                    <text:p>JA-SIG Central Authentication Service</text:p>
                  </text:list-item>
                </text:list>
              </text:list-item>
            </text:list>
          </draw:text-box>
        </draw:frame>
        <draw:custom-shape draw:name="Rectangle 4" draw:style-name="gr33" draw:text-style-name="P41" draw:layer="layout" svg:width="23.488cm" svg:height="1.609cm" svg:x="0.956cm" svg:y="15.543cm">
          <text:p text:style-name="P37"><text:span text:style-name="T90">Authorization is </text:span><text:span text:style-name="T91">not</text:span><text:span text:style-name="T90"> affected by changes to Authentication!</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23" presentation:class="page"/>
          <draw:frame presentation:style-name="pr11" draw:text-style-name="P9"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3T19">
        <draw:frame presentation:style-name="pr5" draw:layer="layout" svg:width="22.86cm" svg:height="3.175cm" svg:x="1.27cm" svg:y="0.762cm" presentation:class="title">
          <draw:text-box>
            <text:p>@Profile with Security Configuration</text:p>
          </draw:text-box>
        </draw:frame>
        <draw:custom-shape draw:name="Text Box 5" draw:style-name="gr24" draw:text-style-name="P31" draw:layer="layout" svg:width="24.574cm" svg:height="4.071cm" svg:x="0.483cm" svg:y="4.67cm">
          <text:p text:style-name="P30"><text:span text:style-name="T31">public</text:span><text:span text:style-name="T32"> </text:span><text:span text:style-name="T31">class</text:span><text:span text:style-name="T32"> SecurityBaseConfig </text:span><text:span text:style-name="T31">extends</text:span><text:span text:style-name="T32"> WebSecurityConfigurerAdapter {</text:span></text:p>
          <text:p text:style-name="P30"><text:span text:style-name="T35"><text:s text:c="2"/></text:span><text:span text:style-name="T31">protected</text:span><text:span text:style-name="T32"> </text:span><text:span text:style-name="T31">void</text:span><text:span text:style-name="T32"> configure(HttpSecurity </text:span><text:span text:style-name="T36">http</text:span><text:span text:style-name="T32">) </text:span><text:span text:style-name="T31">throws</text:span><text:span text:style-name="T32"> Exception {</text:span></text:p>
          <text:p text:style-name="P30"><text:span text:style-name="T33"><text:s text:c="4"/></text:span><text:span text:style-name="T36">http</text:span><text:span text:style-name="T46">.authorizeRequests()</text:span><text:span text:style-name="T47">.antMatchers(</text:span><text:span text:style-name="T48">"/resources/**"</text:span><text:span text:style-name="T47">).permitAll();</text:span></text:p>
          <text:p text:style-name="P30"><text:span text:style-name="T46"><text:s text:c="2"/></text:span><text:span text:style-name="T46">}</text:span></text:p>
          <text:p text:style-name="P30"><text:span text:style-name="T32">}</text:span></text:p>
          <draw:enhanced-geometry svg:viewBox="0 0 21600 21600" draw:type="mso-spt202" draw:enhanced-path="M 0 0 L 21600 0 21600 21600 0 21600 0 0 Z N"/>
        </draw:custom-shape>
        <draw:custom-shape draw:name="Text Box 5" draw:style-name="gr24" draw:text-style-name="P31" draw:layer="layout" svg:width="24.574cm" svg:height="7.881cm" svg:x="0.485cm" svg:y="8.989cm">
          <text:p text:style-name="P30"><text:span text:style-name="T30">@Configuration</text:span></text:p>
          <text:p text:style-name="P30"><text:span text:style-name="T30">@EnableWebSecurity</text:span></text:p>
          <text:p text:style-name="P30"><text:span text:style-name="T30">@Profile(</text:span><text:span text:style-name="T92">“development”</text:span><text:span text:style-name="T30">)</text:span></text:p>
          <text:p text:style-name="P30"><text:span text:style-name="T31">public</text:span><text:span text:style-name="T32"> </text:span><text:span text:style-name="T31">class</text:span><text:span text:style-name="T32"> SecurityDevConfig </text:span><text:span text:style-name="T31">extends</text:span><text:span text:style-name="T32"> SecurityBaseConfig {</text:span></text:p>
          <text:p text:style-name="P30"><text:span text:style-name="T32"><text:s text:c="2"/></text:span><text:span text:style-name="T34">@Autowired</text:span></text:p>
          <text:p text:style-name="P30"><text:span text:style-name="T32"><text:s text:c="2"/></text:span><text:span text:style-name="T31">public</text:span><text:span text:style-name="T32"> </text:span><text:span text:style-name="T31">void</text:span><text:span text:style-name="T32"> configureGlobal(AuthenticationManagerBuilder </text:span><text:span text:style-name="T36">auth</text:span><text:span text:style-name="T32">) </text:span><text:span text:style-name="T37">throws</text:span><text:span text:style-name="T38"> Exception</text:span><text:span text:style-name="T32"> {</text:span></text:p>
          <text:p text:style-name="P30"><text:span text:style-name="T46"><text:s/></text:span><text:span text:style-name="T36"><text:s text:c="4"/></text:span><text:span text:style-name="T36">auth</text:span><text:span text:style-name="T46">.inMemoryAuthentication()</text:span></text:p>
          <text:p text:style-name="P30"><text:span text:style-name="T32"><text:s text:c="12"/></text:span><text:span text:style-name="T32">.withUser(</text:span><text:span text:style-name="T49">"hughie"</text:span><text:span text:style-name="T32">).password(</text:span><text:span text:style-name="T49">"hughie"</text:span><text:span text:style-name="T32">).roles(</text:span><text:span text:style-name="T49">"GENERAL"</text:span><text:span text:style-name="T32">);</text:span></text:p>
          <text:p text:style-name="P30"><text:span text:style-name="T46"><text:s text:c="2"/></text:span><text:span text:style-name="T46">}</text:span></text:p>
          <text:p text:style-name="P30"><text:span text:style-name="T46">}</text:span></text:p>
          <draw:enhanced-geometry svg:viewBox="0 0 21600 21600" draw:mirror-horizontal="false" draw:mirror-vertical="false" draw:type="mso-spt202" draw:enhanced-path="M 0 0 L 21600 0 21600 21600 0 21600 0 0 Z N"/>
        </draw:custom-shape>
        <draw:rect draw:style-name="gr34" draw:layer="layout" svg:width="7.646cm" svg:height="0.719cm" svg:x="0.271cm" svg:y="10.708cm">
          <text:p/>
        </draw:rect>
        <draw:frame draw:style-name="gr35" draw:text-style-name="P42" draw:layer="layout" svg:width="8.782cm" svg:height="1.182cm" svg:x="15.564cm" svg:y="9.236cm">
          <draw:text-box>
            <text:p><text:span text:style-name="T93">Use in-memory provider</text:span></text:p>
          </draw:text-box>
        </draw:frame>
        <presentation:notes draw:style-name="dp3">
          <draw:page-thumbnail draw:style-name="gr1" draw:layer="layout" svg:width="13cm" svg:height="9.75cm" svg:x="3.025cm" svg:y="1.93cm" draw:page-number="24" presentation:class="page"/>
          <draw:frame presentation:style-name="pr11"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3T19">
        <draw:frame presentation:style-name="pr5" draw:layer="layout" svg:width="22.86cm" svg:height="3.175cm" svg:x="1.27cm" svg:y="0.762cm" presentation:class="title">
          <draw:text-box>
            <text:p>@Profile with Security Configuration</text:p>
          </draw:text-box>
        </draw:frame>
        <draw:custom-shape draw:name="Text Box 5" draw:style-name="gr24" draw:text-style-name="P31" draw:layer="layout" svg:width="24.574cm" svg:height="4.071cm" svg:x="0.482cm" svg:y="4.67cm">
          <text:p text:style-name="P30"><text:span text:style-name="T31">public</text:span><text:span text:style-name="T32"> </text:span><text:span text:style-name="T31">class</text:span><text:span text:style-name="T32"> SecurityBaseConfig </text:span><text:span text:style-name="T31">extends</text:span><text:span text:style-name="T32"> WebSecurityConfigurerAdapter {</text:span></text:p>
          <text:p text:style-name="P30"><text:span text:style-name="T35"><text:s text:c="2"/></text:span><text:span text:style-name="T31">protected</text:span><text:span text:style-name="T32"> </text:span><text:span text:style-name="T31">void</text:span><text:span text:style-name="T32"> configure(HttpSecurity </text:span><text:span text:style-name="T36">http</text:span><text:span text:style-name="T32">) </text:span><text:span text:style-name="T31">throws</text:span><text:span text:style-name="T32"> Exception {</text:span></text:p>
          <text:p text:style-name="P30"><text:span text:style-name="T33"><text:s text:c="4"/></text:span><text:span text:style-name="T36">http</text:span><text:span text:style-name="T46">.authorizeRequests()</text:span><text:span text:style-name="T47">.antMatchers(</text:span><text:span text:style-name="T48">"/resources/**"</text:span><text:span text:style-name="T47">).permitAll();</text:span></text:p>
          <text:p text:style-name="P30"><text:span text:style-name="T46"><text:s text:c="2"/></text:span><text:span text:style-name="T46">}</text:span></text:p>
          <text:p text:style-name="P30"><text:span text:style-name="T32">}</text:span></text:p>
          <draw:enhanced-geometry svg:viewBox="0 0 21600 21600" draw:type="mso-spt202" draw:enhanced-path="M 0 0 L 21600 0 21600 21600 0 21600 0 0 Z N"/>
        </draw:custom-shape>
        <draw:custom-shape draw:name="Text Box 5" draw:style-name="gr24" draw:text-style-name="P31" draw:layer="layout" svg:width="24.574cm" svg:height="7.119cm" svg:x="0.483cm" svg:y="9cm">
          <text:p text:style-name="P30"><text:span text:style-name="T30">@Configuration</text:span></text:p>
          <text:p text:style-name="P30"><text:span text:style-name="T30">@EnableWebSecurity</text:span></text:p>
          <text:p text:style-name="P30"><text:span text:style-name="T30">@Profile(</text:span><text:span text:style-name="T92">“production”</text:span><text:span text:style-name="T30">)</text:span></text:p>
          <text:p text:style-name="P30"><text:span text:style-name="T31">public</text:span><text:span text:style-name="T32"> </text:span><text:span text:style-name="T31">class</text:span><text:span text:style-name="T32"> SecurityProdConfig </text:span><text:span text:style-name="T31">extends</text:span><text:span text:style-name="T32"> SecurityBaseConfig {</text:span></text:p>
          <text:p text:style-name="P30"><text:span text:style-name="T32"><text:s text:c="2"/></text:span><text:span text:style-name="T34">@Autowired</text:span></text:p>
          <text:p text:style-name="P30"><text:span text:style-name="T32"><text:s text:c="2"/></text:span><text:span text:style-name="T31">public</text:span><text:span text:style-name="T32"> </text:span><text:span text:style-name="T31">void</text:span><text:span text:style-name="T32"> configureGlobal(AuthenticationManagerBuilder </text:span><text:span text:style-name="T36">auth</text:span><text:span text:style-name="T32">) </text:span><text:span text:style-name="T37">throws</text:span><text:span text:style-name="T38"> Exception</text:span><text:span text:style-name="T32"> {</text:span></text:p>
          <text:p text:style-name="P30"><text:span text:style-name="T46"><text:s text:c="4"/></text:span><text:span text:style-name="T78"><text:s text:c="2"/></text:span><text:span text:style-name="T79">auth</text:span><text:span text:style-name="T78">.jdbcAuthentication().</text:span><text:span text:style-name="T83">dataSource(</text:span><text:span text:style-name="T78">dataSource</text:span><text:span text:style-name="T83">);</text:span></text:p>
          <text:p text:style-name="P30"><text:span text:style-name="T46"><text:s text:c="2"/></text:span><text:span text:style-name="T46">}</text:span></text:p>
          <text:p text:style-name="P30"><text:span text:style-name="T46">}</text:span></text:p>
          <draw:enhanced-geometry svg:viewBox="0 0 21600 21600" draw:mirror-horizontal="false" draw:mirror-vertical="false" draw:type="mso-spt202" draw:enhanced-path="M 0 0 L 21600 0 21600 21600 0 21600 0 0 Z N"/>
        </draw:custom-shape>
        <draw:rect draw:style-name="gr34" draw:layer="layout" svg:width="7.287cm" svg:height="0.719cm" svg:x="0.27cm" svg:y="10.707cm">
          <text:p/>
        </draw:rect>
        <draw:frame draw:style-name="gr36" draw:text-style-name="P42" draw:layer="layout" svg:width="8.308cm" svg:height="1.182cm" svg:x="15.564cm" svg:y="9.236cm">
          <draw:text-box>
            <text:p><text:span text:style-name="T93">Use database provider</text:span></text:p>
          </draw:text-box>
        </draw:frame>
        <presentation:notes draw:style-name="dp3">
          <draw:page-thumbnail draw:style-name="gr1" draw:layer="layout" svg:width="13cm" svg:height="9.75cm" svg:x="3.025cm" svg:y="1.93cm" draw:page-number="25" presentation:class="page"/>
          <draw:frame presentation:style-name="pr11" draw:text-style-name="P9" draw:layer="layout" svg:width="15.239cm" svg:height="11.429cm" svg:x="1.905cm" svg:y="12.065cm" presentation:class="notes">
            <draw:text-box>
              <text:p text:style-name="P11"><text:span text:style-name="T10">Fairly easy to construct your own heirarchy of configuration classes for different profiles. <text:s/>Place your common requirements like “authorizeRequests” in the superclass, and the @Profile specific setting in the subclasses.</text:span></text:p>
              <text:p text:style-name="P11"><text:span text:style-name="T10"/></text:p>
              <text:p text:style-name="P11"><text:span text:style-name="T10">In this case, a common config class is extended by dev and prod specific subclasses, each defining user details in a different way.</text:span></text:p>
            </draw:text-box>
          </draw:frame>
        </presentation:notes>
      </draw:page>
      <draw:page draw:name="page26" draw:style-name="dp1" draw:master-page-name="Default" presentation:presentation-page-layout-name="AL2T1">
        <draw:frame presentation:style-name="pr23" draw:layer="layout" svg:width="22.86cm" svg:height="1.615cm" svg:x="1.27cm" svg:y="1.542cm" presentation:class="title" presentation:user-transformed="true">
          <draw:text-box>
            <text:p>Topics in this Session</text:p>
          </draw:text-box>
        </draw:frame>
        <draw:frame presentation:style-name="pr6" draw:text-style-name="P6" draw:layer="layout" svg:width="22.86cm" svg:height="11.309cm" svg:x="1.27cm" svg:y="4.445cm" presentation:class="outline">
          <draw:text-box>
            <text:list text:style-name="L5">
              <text:list-item>
                <text:p text:style-name="P5"><text:span text:style-name="T5">High-Level Security Overview</text:span></text:p>
              </text:list-item>
              <text:list-item>
                <text:p text:style-name="P5"><text:span text:style-name="T5">Motivations of Spring Security</text:span></text:p>
              </text:list-item>
              <text:list-item>
                <text:p text:style-name="P5"><text:span text:style-name="T5">Spring Security in a Web Environment</text:span></text:p>
              </text:list-item>
              <text:list-item>
                <text:p text:style-name="P5"><text:span text:style-name="T5">Configuring Web Authentication</text:span></text:p>
              </text:list-item>
              <text:list-item>
                <text:p text:style-name="P5"><text:span text:style-name="T4">Using Spring Security's Tag Libraries</text:span></text:p>
              </text:list-item>
              <text:list-item>
                <text:p text:style-name="P5"><text:span text:style-name="T5">Method security</text:span></text:p>
              </text:list-item>
              <text:list-item>
                <text:p text:style-name="P5"><text:span text:style-name="T5">Advanced security: working with filters</text:span></text:p>
              </text:list-item>
            </text:list>
          </draw:text-box>
        </draw:frame>
        <presentation:notes draw:style-name="dp3">
          <draw:custom-shape draw:name="Rectangle 7" draw:style-name="gr2" draw:text-style-name="P8" draw:layer="layout" svg:width="8.255cm" svg:height="1.268cm" svg:x="10.793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26"/>
          <draw:frame presentation:style-name="pr12" draw:text-style-name="P9"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draw:frame presentation:style-name="pr17" draw:text-style-name="P11" draw:layer="layout" svg:width="22.86cm" svg:height="3.175cm" svg:x="1.27cm" svg:y="0.762cm" presentation:class="title">
          <draw:text-box>
            <text:p text:style-name="P11">Tag library declaration</text:p>
          </draw:text-box>
        </draw:frame>
        <draw:frame presentation:style-name="pr24" draw:text-style-name="P11" draw:layer="layout" svg:width="22.86cm" svg:height="12.572cm" svg:x="1.27cm" svg:y="4.445cm" presentation:class="outline">
          <draw:text-box>
            <text:list text:style-name="L5">
              <text:list-item>
                <text:p text:style-name="P11">The Spring Security tag library is declared as follows</text:p>
                <text:p text:style-name="P11"/>
                <text:p text:style-name="P11"/>
                <text:p text:style-name="P11"/>
                <text:p text:style-name="P11">Facelet tags for JSF are also available</text:p>
                <text:list>
                  <text:list-item>
                    <text:p>You need to define and install them manually</text:p>
                  </text:list-item>
                  <text:list-item>
                    <text:p>See <text:span text:style-name="T18">“Using the Spring Security Facelets Tag Library” </text:span>in the Spring Webflow documentation</text:p>
                  </text:list-item>
                  <text:list-item>
                    <text:p>Principal is available in SpEL: #{principal.username}</text:p>
                  </text:list-item>
                </text:list>
              </text:list-item>
            </text:list>
          </draw:text-box>
        </draw:frame>
        <draw:custom-shape draw:name="Text Box 4" draw:style-name="gr37" draw:text-style-name="P29" draw:layer="layout" svg:width="22.225cm" svg:height="1.955cm" svg:x="1.905cm" svg:y="6.638cm">
          <text:p text:style-name="P27"><text:span text:style-name="T94">&lt;%@ </text:span><text:span text:style-name="T95">taglib </text:span><text:span text:style-name="T96">prefix</text:span><text:span text:style-name="T97">=</text:span><text:span text:style-name="T98">"security" </text:span></text:p>
          <text:p text:style-name="P27"><text:span text:style-name="T98"><text:tab/></text:span><text:span text:style-name="T96">uri</text:span><text:span text:style-name="T97">=</text:span><text:span text:style-name="T98">"http://www.springframework.org/security/tags" </text:span><text:span text:style-name="T94">%&gt;</text:span></text:p>
          <draw:enhanced-geometry svg:viewBox="0 0 21600 21600" draw:type="mso-spt202" draw:enhanced-path="M 0 0 L 21600 0 21600 21600 0 21600 0 0 Z N"/>
        </draw:custom-shape>
        <draw:custom-shape draw:name="Text Box 8" draw:style-name="gr25" draw:text-style-name="P29" draw:layer="layout" svg:width="10.546cm" svg:height="1.023cm" svg:x="12.478cm" svg:y="5.895cm">
          <text:p text:style-name="P27"><text:span text:style-name="T40">available since Spring Security 2.0</text:span></text:p>
          <draw:enhanced-geometry svg:viewBox="0 0 21600 21600" draw:type="mso-spt202" draw:enhanced-path="M 0 0 L 21600 0 21600 21600 0 21600 0 0 Z N"/>
        </draw:custom-shape>
        <draw:frame draw:style-name="gr38" draw:text-style-name="P36" draw:layer="layout" svg:width="1.6cm" svg:height="1.013cm" svg:x="22.958cm" svg:y="7.724cm">
          <draw:text-box>
            <text:p text:style-name="P27"><text:span text:style-name="T69">jsp</text:span></text:p>
          </draw:text-box>
        </draw:frame>
        <presentation:notes draw:style-name="dp3">
          <draw:page-thumbnail draw:style-name="gr1" draw:layer="layout" svg:width="13cm" svg:height="9.75cm" svg:x="3.025cm" svg:y="1.93cm" draw:page-number="27" presentation:class="page"/>
          <draw:frame presentation:style-name="pr11" draw:text-style-name="P9" draw:layer="layout" svg:width="15.239cm" svg:height="11.429cm" svg:x="1.905cm" svg:y="12.065cm" presentation:class="notes" presentation:placeholder="true">
            <draw:text-box/>
          </draw:frame>
        </presentation:notes>
      </draw:page>
      <draw:page draw:name="Spring Security’s Tag Library" draw:style-name="dp1" draw:master-page-name="Default" presentation:presentation-page-layout-name="AL2T1">
        <draw:frame presentation:style-name="pr23" draw:layer="layout" svg:width="22.86cm" svg:height="1.615cm" svg:x="1.27cm" svg:y="1.542cm" presentation:class="title" presentation:user-transformed="true">
          <draw:text-box>
            <text:p>Spring Security’s Tag Library</text:p>
          </draw:text-box>
        </draw:frame>
        <draw:frame presentation:style-name="pr9" draw:text-style-name="P12" draw:layer="layout" svg:width="22.86cm" svg:height="12.572cm" svg:x="1.27cm" svg:y="4.445cm" presentation:class="outline">
          <draw:text-box>
            <text:list text:style-name="L5">
              <text:list-item>
                <text:p text:style-name="P5">Display properties of the Authentication object</text:p>
              </text:list-item>
            </text:list>
            <text:p text:style-name="P39"/>
            <text:p text:style-name="P39"/>
            <text:list text:continue-numbering="true" text:style-name="L5">
              <text:list-item>
                <text:list>
                  <text:list-item>
                    <text:list>
                      <text:list-header>
                        <text:p/>
                      </text:list-header>
                    </text:list>
                  </text:list-item>
                </text:list>
              </text:list-item>
              <text:list-item>
                <text:p text:style-name="P5">Hide sections of output based on role</text:p>
                <text:list>
                  <text:list-item>
                    <text:p>Role must be prefixed <text:span text:style-name="T99">ROLE_</text:span> here</text:p>
                  </text:list-item>
                </text:list>
              </text:list-item>
            </text:list>
          </draw:text-box>
        </draw:frame>
        <draw:custom-shape draw:name="Text Box 4" draw:style-name="gr24" draw:text-style-name="P29" draw:layer="layout" svg:width="22.225cm" svg:height="1.955cm" svg:x="1.904cm" svg:y="6.137cm">
          <text:p text:style-name="P27"><text:span text:style-name="T67">You are logged in as: </text:span></text:p>
          <text:p text:style-name="P27"><text:span text:style-name="T41">&lt;security:authentication </text:span><text:span text:style-name="T65">property</text:span><text:span text:style-name="T67">=</text:span><text:span text:style-name="T66">“principal.username”</text:span><text:span text:style-name="T41">/&gt;</text:span></text:p>
          <draw:enhanced-geometry svg:viewBox="0 0 21600 21600" draw:type="mso-spt202" draw:enhanced-path="M 0 0 L 21600 0 21600 21600 0 21600 0 0 Z N"/>
        </draw:custom-shape>
        <draw:custom-shape draw:name="Text Box 5" draw:style-name="gr24" draw:text-style-name="P29" draw:layer="layout" svg:width="22.225cm" svg:height="3.649cm" svg:x="1.904cm" svg:y="11.964cm">
          <text:p><text:span text:style-name="T41">&lt;security:authorize </text:span><text:span text:style-name="T65">access</text:span><text:span text:style-name="T67">=</text:span><text:span text:style-name="T66">“</text:span><text:span text:style-name="T100">hasRole('ROLE_MANAGER')</text:span><text:span text:style-name="T66">”</text:span><text:span text:style-name="T41">&gt;</text:span></text:p>
          <text:p text:style-name="P27"><text:span text:style-name="T67"><text:s text:c="4"/></text:span><text:span text:style-name="T67">TOP-SECRET INFORMATION</text:span></text:p>
          <text:p text:style-name="P27"><text:span text:style-name="T67"><text:s text:c="4"/></text:span><text:span text:style-name="T67">Click </text:span><text:span text:style-name="T41">&lt;a href=</text:span><text:span text:style-name="T66">“/admin/deleteAll”</text:span><text:span text:style-name="T41">&gt;</text:span><text:span text:style-name="T67">HERE</text:span><text:span text:style-name="T41">&lt;/a&gt;</text:span><text:span text:style-name="T67"> to delete all records.</text:span><text:span text:style-name="T41"> </text:span></text:p>
          <text:p text:style-name="P27"><text:span text:style-name="T41">&lt;/security:authorize&gt;</text:span></text:p>
          <draw:enhanced-geometry svg:viewBox="0 0 21600 21600" draw:type="mso-spt202" draw:enhanced-path="M 0 0 L 21600 0 21600 21600 0 21600 0 0 Z N"/>
        </draw:custom-shape>
        <draw:frame draw:style-name="gr32" draw:text-style-name="P36" draw:layer="layout" svg:width="1.6cm" svg:height="0.963cm" svg:x="22.899cm" svg:y="7.136cm">
          <draw:text-box>
            <text:p text:style-name="P27"><text:span text:style-name="T69">jsp</text:span></text:p>
          </draw:text-box>
        </draw:frame>
        <draw:frame draw:style-name="gr32" draw:text-style-name="P36" draw:layer="layout" svg:width="1.6cm" svg:height="0.963cm" svg:x="22.999cm" svg:y="13.702cm">
          <draw:text-box>
            <text:p text:style-name="P27"><text:span text:style-name="T69">jsp</text:span></text:p>
          </draw:text-box>
        </draw:frame>
        <draw:line draw:style-name="gr39" draw:layer="layout" svg:x1="14.029cm" svg:y1="13.163cm" svg:x2="16.431cm" svg:y2="13.163cm">
          <text:p/>
        </draw:line>
        <presentation:notes draw:style-name="dp3">
          <draw:page-thumbnail draw:style-name="gr1" draw:layer="layout" svg:width="13cm" svg:height="9.75cm" svg:x="3.025cm" svg:y="1.93cm" draw:page-number="28" presentation:class="page"/>
          <draw:frame presentation:style-name="pr11" draw:text-style-name="P9" draw:layer="layout" svg:width="13.973cm" svg:height="11.429cm" svg:x="2.538cm" svg:y="12.064cm" presentation:class="notes" presentation:user-transformed="true">
            <draw:text-box>
              <text:p text:style-name="P11"><text:span text:style-name="T10">The second option is not recommended – see next page.</text:span></text:p>
              <text:p text:style-name="P11"><text:span text:style-name="T10">Avoid creating spaghetti JSP pages full of different sections for different users.</text:span></text:p>
              <text:p text:style-name="P11"><text:span text:style-name="T10">An alternative option could be to use an MVC interceptor to “tweak” view names for different classes of user. <text:s/>So in the mvc-1 section we returned “accountList” as the view for listing accounts. <text:s/>An interceptor could check the principle and return “</text:span><text:span text:style-name="T13">accountList-admin”, “accountList-user”, “accountList-staff” and so on. <text:s/>Different views for different users may involve content duplication (although <text:s/>something like SiteMesh or Tiles could help with that), but it ensures a user only sees what is in their view.</text:span></text:p>
              <text:p text:style-name="P11"><text:span text:style-name="T13"/></text:p>
              <text:p text:style-name="P11"><text:span text:style-name="T13">Noe that internally roles are held, by default, with the prefix ROLE_ - so EDITOR role is really ROLE_EDITOR. <text:s/>You need to use the full name here. <text:s/>Important for the lab.</text:span></text:p>
            </draw:text-box>
          </draw:frame>
        </presentation:notes>
      </draw:page>
      <draw:page draw:name="page29" draw:style-name="dp1" draw:master-page-name="Default" presentation:presentation-page-layout-name="AL2T1">
        <draw:frame presentation:style-name="pr23" draw:layer="layout" svg:width="22.86cm" svg:height="1.615cm" svg:x="1.27cm" svg:y="1.542cm" presentation:class="title" presentation:user-transformed="true">
          <draw:text-box>
            <text:p>Authorization in JSP based on intercept-url</text:p>
          </draw:text-box>
        </draw:frame>
        <draw:frame presentation:style-name="pr9" draw:text-style-name="P12" draw:layer="layout" svg:width="22.86cm" svg:height="12.572cm" svg:x="1.27cm" svg:y="4.445cm" presentation:class="outline">
          <draw:text-box>
            <text:list text:style-name="L5">
              <text:list-item>
                <text:p text:style-name="P5">Role declaration can be centralized in Spring config files</text:p>
              </text:list-item>
            </text:list>
            <text:p text:style-name="P39"/>
            <text:p text:style-name="P39"/>
            <text:list text:continue-numbering="true" text:style-name="L5">
              <text:list-header>
                <text:p text:style-name="P5"/>
              </text:list-header>
            </text:list>
          </draw:text-box>
        </draw:frame>
        <draw:custom-shape draw:name="Text Box 5" draw:style-name="gr24" draw:text-style-name="P29" draw:layer="layout" svg:width="15.595cm" svg:height="3.649cm" svg:x="1.499cm" svg:y="7.226cm">
          <text:p text:style-name="P27"><text:span text:style-name="T41">&lt;security:authorize </text:span><text:span text:style-name="T65">url</text:span><text:span text:style-name="T67">=</text:span><text:span text:style-name="T66">“/admin/deleteAll”</text:span><text:span text:style-name="T41">&gt;</text:span></text:p>
          <text:p text:style-name="P27"><text:span text:style-name="T67"><text:s text:c="4"/></text:span><text:span text:style-name="T67">TOP-SECRET INFORMATION</text:span></text:p>
          <text:p text:style-name="P27"><text:span text:style-name="T67"><text:s text:c="4"/></text:span><text:span text:style-name="T67">Click </text:span><text:span text:style-name="T41">&lt;a href=</text:span><text:span text:style-name="T66">“/admin/deleteAll”</text:span><text:span text:style-name="T41">&gt;</text:span><text:span text:style-name="T67">HERE</text:span><text:span text:style-name="T41">&lt;/a&gt; </text:span></text:p>
          <text:p text:style-name="P27"><text:span text:style-name="T41">&lt;/security:authorize&gt;</text:span></text:p>
          <draw:enhanced-geometry svg:viewBox="0 0 21600 21600" draw:type="mso-spt202" draw:enhanced-path="M 0 0 L 21600 0 21600 21600 0 21600 0 0 Z N"/>
        </draw:custom-shape>
        <draw:custom-shape draw:name="Text Box 5" draw:style-name="gr24" draw:text-style-name="P43" draw:layer="layout" svg:width="21.592cm" svg:height="1.023cm" svg:x="1.499cm" svg:y="12.191cm">
          <text:p text:style-name="P30"><text:span text:style-name="T32"><text:tab/></text:span><text:span text:style-name="T32">.antMatchers(</text:span><text:span text:style-name="T49">"/admin/*"</text:span><text:span text:style-name="T32">).hasAnyRole(</text:span><text:span text:style-name="T49">"MANAGER",”ADMIN”</text:span><text:span text:style-name="T32">)</text:span></text:p>
          <draw:enhanced-geometry svg:viewBox="0 0 21600 21600" draw:type="mso-spt202" draw:enhanced-path="M 0 0 L 21600 0 21600 21600 0 21600 0 0 Z N"/>
        </draw:custom-shape>
        <draw:g>
          <draw:custom-shape draw:name="Text Box 8" draw:style-name="gr25" draw:text-style-name="P28" draw:layer="layout" svg:width="5cm" svg:height="1.023cm" svg:x="18.773cm" svg:y="6.092cm">
            <text:p text:style-name="P27"><text:span text:style-name="T40">URL to protect</text:span></text:p>
            <draw:enhanced-geometry svg:viewBox="0 0 21600 21600" draw:mirror-horizontal="false" draw:mirror-vertical="false" draw:type="mso-spt202" draw:enhanced-path="M 0 0 L 21600 0 21600 21600 0 21600 0 0 Z N"/>
          </draw:custom-shape>
          <draw:line draw:style-name="gr40" draw:layer="layout" svg:x1="18.773cm" svg:y1="6.61cm" svg:x2="14.273cm" svg:y2="7.61cm">
            <text:p/>
          </draw:line>
        </draw:g>
        <draw:frame draw:style-name="gr32" draw:text-style-name="P36" draw:layer="layout" svg:width="1.6cm" svg:height="0.963cm" svg:x="15.863cm" svg:y="9.929cm">
          <draw:text-box>
            <text:p text:style-name="P27"><text:span text:style-name="T69">jsp</text:span></text:p>
          </draw:text-box>
        </draw:frame>
        <draw:line draw:name="Line 9" draw:style-name="gr41" draw:text-style-name="P19" draw:layer="layout" svg:x1="18.284cm" svg:y1="14.141cm" svg:x2="16.192cm" svg:y2="13.478cm">
          <text:p/>
        </draw:line>
        <draw:custom-shape draw:name="Text Box 8" draw:style-name="gr25" draw:text-style-name="P28" draw:layer="layout" svg:width="5cm" svg:height="1.023cm" svg:x="18.274cm" svg:y="13.694cm">
          <text:p text:style-name="P28"><text:span text:style-name="T40">Matching roles</text:span></text:p>
          <draw:enhanced-geometry svg:viewBox="0 0 21600 21600" draw:mirror-horizontal="false" draw:mirror-vertical="false" draw:type="mso-spt202" draw:enhanced-path="M 0 0 L 21600 0 21600 21600 0 21600 0 0 Z N"/>
        </draw:custom-shape>
        <draw:line draw:name="Line 9" draw:style-name="gr41" draw:text-style-name="P19" draw:layer="layout" svg:x1="17.987cm" svg:y1="11.186cm" svg:x2="9.83cm" svg:y2="12.362cm">
          <text:p/>
        </draw:line>
        <draw:custom-shape draw:name="Text Box 8" draw:style-name="gr25" draw:text-style-name="P28" draw:layer="layout" svg:width="5.505cm" svg:height="2.547cm" svg:x="17.987cm" svg:y="9.492cm">
          <text:p text:style-name="P28"><text:span text:style-name="T40">Pattern that matches the URL to be protected</text:span></text:p>
          <draw:enhanced-geometry svg:viewBox="0 0 21600 21600" draw:mirror-horizontal="false" draw:mirror-vertical="false" draw:type="mso-spt202" draw:enhanced-path="M 0 0 L 21600 0 21600 21600 0 21600 0 0 Z N"/>
        </draw:custom-shape>
        <presentation:notes draw:style-name="dp3">
          <draw:page-thumbnail draw:style-name="gr1" draw:layer="layout" svg:width="13cm" svg:height="9.75cm" svg:x="3.025cm" svg:y="1.93cm" draw:page-number="29" presentation:class="page"/>
          <draw:frame presentation:style-name="pr11" draw:text-style-name="P9" draw:layer="layout" svg:width="15.239cm" svg:height="11.429cm" svg:x="1.905cm" svg:y="12.065cm" presentation:class="notes">
            <draw:text-box>
              <text:p text:style-name="P11"><text:span text:style-name="T55">This is a much better way to do this, all URL restrictions are in a single place – security configuration flile.</text:span></text:p>
            </draw:text-box>
          </draw:frame>
        </presentation:notes>
      </draw:page>
      <draw:page draw:name="page30" draw:style-name="dp1" draw:master-page-name="Default" presentation:presentation-page-layout-name="AL2T1">
        <draw:frame presentation:style-name="pr23" draw:layer="layout" svg:width="22.86cm" svg:height="1.615cm" svg:x="1.27cm" svg:y="1.542cm" presentation:class="title" presentation:user-transformed="true">
          <draw:text-box>
            <text:p>Topics in this Session</text:p>
          </draw:text-box>
        </draw:frame>
        <draw:frame presentation:style-name="pr9" draw:text-style-name="P6" draw:layer="layout" svg:width="22.86cm" svg:height="12.572cm" svg:x="1.27cm" svg:y="4.445cm" presentation:class="outline">
          <draw:text-box>
            <text:list text:style-name="L5">
              <text:list-item>
                <text:p text:style-name="P5"><text:span text:style-name="T5">High-Level Security Overview</text:span></text:p>
              </text:list-item>
              <text:list-item>
                <text:p text:style-name="P5"><text:span text:style-name="T5">Motivations of Spring Security</text:span></text:p>
              </text:list-item>
              <text:list-item>
                <text:p text:style-name="P5"><text:span text:style-name="T5">Spring Security in a Web Environment</text:span></text:p>
              </text:list-item>
              <text:list-item>
                <text:p text:style-name="P5"><text:span text:style-name="T5">Configuring Web Authentication</text:span></text:p>
              </text:list-item>
              <text:list-item>
                <text:p text:style-name="P5"><text:span text:style-name="T5">Using Spring Security's Tag Libraries</text:span></text:p>
              </text:list-item>
              <text:list-item>
                <text:p text:style-name="P5"><text:span text:style-name="T4">Method security</text:span></text:p>
              </text:list-item>
              <text:list-item>
                <text:p text:style-name="P5"><text:span text:style-name="T5">Advanced security: working with filters</text:span></text:p>
              </text:list-item>
            </text:list>
          </draw:text-box>
        </draw:frame>
        <presentation:notes draw:style-name="dp3">
          <draw:custom-shape draw:name="Rectangle 7" draw:style-name="gr2" draw:text-style-name="P8" draw:layer="layout" svg:width="8.255cm" svg:height="1.268cm" svg:x="10.792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30"/>
          <draw:frame presentation:style-name="pr12" draw:text-style-name="P9"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
        <draw:frame presentation:style-name="pr5" draw:layer="layout" svg:width="22.86cm" svg:height="3.175cm" svg:x="1.27cm" svg:y="0.762cm" presentation:class="title">
          <draw:text-box>
            <text:p>Method Security</text:p>
          </draw:text-box>
        </draw:frame>
        <draw:frame presentation:style-name="pr9" draw:text-style-name="P6" draw:layer="layout" svg:width="22.86cm" svg:height="12.572cm" svg:x="1.27cm" svg:y="4.445cm" presentation:class="outline">
          <draw:text-box>
            <text:list text:style-name="L5">
              <text:list-item>
                <text:p text:style-name="P5"><text:span text:style-name="T5">Spring Security uses AOP for security at the method level</text:span></text:p>
                <text:list>
                  <text:list-item>
                    <text:p text:style-name="P11"><text:span text:style-name="T5">annotations based on Spring annotations or JSR-250 annotations</text:span></text:p>
                  </text:list-item>
                  <text:list-item>
                    <text:p><text:span text:style-name="T5">Java configuration to activate detection of annotations</text:span></text:p>
                  </text:list-item>
                </text:list>
              </text:list-item>
              <text:list-item>
                <text:p><text:span text:style-name="T5">Typically secure your services</text:span></text:p>
                <text:list>
                  <text:list-item>
                    <text:p><text:span text:style-name="T5">Do not access repositories directly, bypasses security (and transactions)</text:span></text:p>
                  </text:list-item>
                </text:list>
              </text:list-item>
            </text:list>
          </draw:text-box>
        </draw:frame>
        <presentation:notes draw:style-name="dp3">
          <draw:custom-shape draw:name="Rectangle 7" draw:style-name="gr2" draw:text-style-name="P8" draw:layer="layout" svg:width="8.255cm" svg:height="1.268cm" svg:x="10.792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31"/>
          <draw:frame presentation:style-name="pr12" draw:text-style-name="P9" draw:layer="layout" svg:width="15.239cm" svg:height="11.429cm" svg:x="1.905cm" svg:y="12.065cm" presentation:class="notes">
            <draw:text-box>
              <text:p text:style-name="P11"><text:span text:style-name="T55">Method security is recommended for all access to service layer beans. </text:span></text:p>
              <text:p text:style-name="P11"><text:span text:style-name="T55">Developers must be disciplined and not sneak below them to the repository layer, bypassing transactions and security.</text:span></text:p>
            </draw:text-box>
          </draw:frame>
        </presentation:notes>
      </draw:page>
      <draw:page draw:name="page32" draw:style-name="dp1" draw:master-page-name="Default" presentation:presentation-page-layout-name="AL2T1">
        <draw:frame presentation:style-name="pr5" draw:layer="layout" svg:width="22.86cm" svg:height="3.175cm" svg:x="1.27cm" svg:y="0.762cm" presentation:class="title">
          <draw:text-box>
            <text:p>Method Security - JSR-250</text:p>
          </draw:text-box>
        </draw:frame>
        <draw:frame presentation:style-name="pr9" draw:text-style-name="P12" draw:layer="layout" svg:width="22.86cm" svg:height="12.572cm" svg:x="1.27cm" svg:y="4.445cm" presentation:class="outline">
          <draw:text-box>
            <text:list text:style-name="L5">
              <text:list-item>
                <text:p text:style-name="P5">JSR-250 annotations should be enabled</text:p>
              </text:list-item>
            </text:list>
          </draw:text-box>
        </draw:frame>
        <draw:custom-shape draw:name="Text Box 4" draw:style-name="gr37" draw:text-style-name="P44" draw:layer="layout" svg:width="21.67cm" svg:height="1.023cm" svg:x="1.829cm" svg:y="5.708cm">
          <text:p text:style-name="P33"><text:span text:style-name="T101">@EnableGlobalMethodSecurity</text:span><text:span text:style-name="T102">(jsr250Enabled=</text:span><text:span text:style-name="T89">true</text:span><text:span text:style-name="T47">)</text:span></text:p>
          <draw:enhanced-geometry svg:viewBox="0 0 21600 21600" draw:type="mso-spt202" draw:enhanced-path="M 0 0 L 21600 0 21600 21600 0 21600 0 0 Z N"/>
        </draw:custom-shape>
        <draw:custom-shape draw:name="Text Box 4" draw:style-name="gr37" draw:text-style-name="P45" draw:layer="layout" svg:width="21.67cm" svg:height="7.037cm" svg:x="1.829cm" svg:y="7.909cm">
          <text:p text:style-name="P35"><text:span text:style-name="T103">import</text:span><text:span text:style-name="T104"> javax.annotation.security.RolesAllowed;</text:span></text:p>
          <text:p text:style-name="P35"><text:span text:style-name="T105"/></text:p>
          <text:p text:style-name="P35"><text:span text:style-name="T105">public</text:span><text:span text:style-name="T106"> </text:span><text:span text:style-name="T105">class</text:span><text:span text:style-name="T106"> ItemManager {</text:span></text:p>
          <text:p text:style-name="P35"><text:span text:style-name="T106"><text:s text:c="3"/></text:span><text:span text:style-name="T107">@RolesAllowed</text:span><text:span text:style-name="T106">({</text:span><text:span text:style-name="T108">"ROLE_MEMBER"</text:span><text:span text:style-name="T106">, </text:span><text:span text:style-name="T109">"ROLE_USER"</text:span><text:span text:style-name="T97">}</text:span><text:span text:style-name="T106">)</text:span></text:p>
          <text:p text:style-name="P35"><text:span text:style-name="T106"><text:s text:c="3"/></text:span><text:span text:style-name="T105">public</text:span><text:span text:style-name="T106"> Item findItem(long itemNumber) {</text:span></text:p>
          <text:p text:style-name="P35"><text:span text:style-name="T106"><text:s text:c="6"/></text:span><text:span text:style-name="T106">...</text:span></text:p>
          <text:p text:style-name="P35"><text:span text:style-name="T110"><text:s text:c="3"/></text:span><text:span text:style-name="T111">}</text:span></text:p>
          <text:p text:style-name="P35"><text:span text:style-name="T111">}</text:span></text:p>
          <draw:enhanced-geometry svg:viewBox="0 0 21600 21600" draw:type="mso-spt202" draw:enhanced-path="M 0 0 L 21600 0 21600 21600 0 21600 0 0 Z N"/>
        </draw:custom-shape>
        <draw:custom-shape draw:style-name="gr3" draw:text-style-name="P46" draw:layer="layout" svg:width="19.599cm" svg:height="1.41cm" svg:x="2.695cm" svg:y="15.7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6" draw:layer="layout" svg:width="1.114cm" svg:height="1.114cm" svg:x="3.082cm" svg:y="15.884cm">
          <draw:image xlink:href="Pictures/100002010000002000000020B0D185F4.png" xlink:type="simple" xlink:show="embed" xlink:actuate="onLoad">
            <text:p/>
          </draw:image>
        </draw:frame>
        <draw:frame draw:style-name="gr42" draw:text-style-name="P48" draw:layer="layout" svg:width="17.05cm" svg:height="1.108cm" svg:x="4.412cm" svg:y="15.942cm">
          <draw:text-box>
            <text:p text:style-name="P47"><text:span text:style-name="T112">Only supports </text:span><text:span text:style-name="T113">role-based</text:span><text:span text:style-name="T112"> security – hence the name</text:span></text:p>
          </draw:text-box>
        </draw:frame>
        <presentation:notes draw:style-name="dp3">
          <draw:page-thumbnail draw:style-name="gr1" draw:layer="layout" svg:width="13cm" svg:height="9.75cm" svg:x="3.025cm" svg:y="1.93cm" draw:page-number="32" presentation:class="page"/>
          <draw:frame presentation:style-name="pr11" draw:text-style-name="P9" draw:layer="layout" svg:width="15.239cm" svg:height="11.429cm" svg:x="1.905cm" svg:y="12.065cm" presentation:class="notes">
            <draw:text-box>
              <text:p><text:span text:style-name="T55">This is the EJB 3 standard annotation – it can go at method or class level. However it only understands role names. <text:s/>It is not a Spring annotation and is only defined to restrict by roles – hence the name..</text:span></text:p>
              <text:p><text:span text:style-name="T55">Curiously, even though it only understands 'roles' and not other kinds of GrantedAuthorities, you must use the ROLE_prefix to clarify that we are talking about GrantedAuthorities that are ROLEs, not just anything. <text:s/>This is the first time in the chapter that we have seen this prefix. <text:s/>All of the places where we defined roles for users or intercept URLs we have been using a function specific to roles, and Spring Security stores the corresponding GrantedAuthority with a ROLE_ prefix. <text:s/>The simple rule is that you always need to specify the ROLE_ prefix when using the annotations because that's the way SS is coded.</text:span></text:p>
              <text:p text:style-name="P11"><text:span text:style-name="T55">Spring has its own annotation @Secured, </text:span><text:span text:style-name="T114">which is more capable – next slide.</text:span></text:p>
            </draw:text-box>
          </draw:frame>
        </presentation:notes>
      </draw:page>
      <draw:page draw:name="page33" draw:style-name="dp1" draw:master-page-name="Default" presentation:presentation-page-layout-name="AL2T1">
        <draw:frame presentation:style-name="pr5" draw:layer="layout" svg:width="22.86cm" svg:height="3.175cm" svg:x="1.27cm" svg:y="0.762cm" presentation:class="title">
          <draw:text-box>
            <text:p>Method Security - @Secured</text:p>
          </draw:text-box>
        </draw:frame>
        <draw:frame presentation:style-name="pr9" draw:text-style-name="P12" draw:layer="layout" svg:width="22.86cm" svg:height="12.572cm" svg:x="1.27cm" svg:y="4.445cm" presentation:class="outline">
          <draw:text-box>
            <text:list text:style-name="L5">
              <text:list-item>
                <text:p text:style-name="P5">Secured annotation should be enabled</text:p>
              </text:list-item>
            </text:list>
          </draw:text-box>
        </draw:frame>
        <draw:custom-shape draw:name="Text Box 4" draw:style-name="gr37" draw:text-style-name="P49" draw:layer="layout" svg:width="21.67cm" svg:height="1.023cm" svg:x="1.706cm" svg:y="5.861cm">
          <text:p text:style-name="P33"><text:span text:style-name="T101">@EnableGlobalMethodSecurity</text:span><text:span text:style-name="T102">(securedEnabled=</text:span><text:span text:style-name="T89">true</text:span><text:span text:style-name="T47">)</text:span></text:p>
          <draw:enhanced-geometry svg:viewBox="0 0 21600 21600" draw:type="mso-spt202" draw:enhanced-path="M 0 0 L 21600 0 21600 21600 0 21600 0 0 Z N"/>
        </draw:custom-shape>
        <draw:custom-shape draw:name="Text Box 4" draw:style-name="gr37" draw:text-style-name="P45" draw:layer="layout" svg:width="21.67cm" svg:height="7.037cm" svg:x="1.829cm" svg:y="7.8cm">
          <text:p><text:span text:style-name="T103">import</text:span><text:span text:style-name="T104"> org.springframework.security.annotation.Secured;</text:span></text:p>
          <text:p text:style-name="P35"><text:span text:style-name="T105"/></text:p>
          <text:p text:style-name="P35"><text:span text:style-name="T105">public</text:span><text:span text:style-name="T106"> </text:span><text:span text:style-name="T105">class</text:span><text:span text:style-name="T106"> ItemManager {</text:span></text:p>
          <text:p><text:span text:style-name="T106"><text:s text:c="3"/></text:span><text:span text:style-name="T107">@Secured</text:span><text:span text:style-name="T106">(</text:span><text:span text:style-name="T108">"</text:span><text:span text:style-name="T98">IS_AUTHENTICATED_FULLY</text:span><text:span text:style-name="T108">"</text:span><text:span text:style-name="T106">)</text:span></text:p>
          <text:p text:style-name="P35"><text:span text:style-name="T106"><text:s text:c="3"/></text:span><text:span text:style-name="T105">public</text:span><text:span text:style-name="T106"> Item findItem(long itemNumber) {</text:span></text:p>
          <text:p text:style-name="P35"><text:span text:style-name="T106"><text:s text:c="6"/></text:span><text:span text:style-name="T106">...</text:span></text:p>
          <text:p text:style-name="P35"><text:span text:style-name="T110"><text:s text:c="3"/></text:span><text:span text:style-name="T111">}</text:span></text:p>
          <text:p text:style-name="P35"><text:span text:style-name="T111">}</text:span></text:p>
          <draw:enhanced-geometry svg:viewBox="0 0 21600 21600" draw:type="mso-spt202" draw:enhanced-path="M 0 0 L 21600 0 21600 21600 0 21600 0 0 Z N"/>
        </draw:custom-shape>
        <draw:custom-shape draw:name="Text Box 4" draw:style-name="gr43" draw:text-style-name="P49" draw:layer="layout" svg:width="18.88cm" svg:height="1.955cm" svg:x="5.46cm" svg:y="13.267cm">
          <text:p><text:span text:style-name="T115">@Secured</text:span><text:span text:style-name="T116">(</text:span><text:span text:style-name="T117">"ROLE_MEMBER"</text:span><text:span text:style-name="T116">)</text:span></text:p>
          <text:p text:style-name="P35"><text:span text:style-name="T107">@Secured</text:span><text:span text:style-name="T106">({</text:span><text:span text:style-name="T108">"ROLE_MEMBER"</text:span><text:span text:style-name="T106">, </text:span><text:span text:style-name="T109">"ROLE_USER"</text:span><text:span text:style-name="T97">}</text:span><text:span text:style-name="T106">) <text:s/></text:span></text:p>
          <draw:enhanced-geometry svg:viewBox="0 0 21600 21600" draw:type="mso-spt202" draw:enhanced-path="M 0 0 L 21600 0 21600 21600 0 21600 0 0 Z N"/>
        </draw:custom-shape>
        <draw:g>
          <draw:custom-shape draw:style-name="gr3" draw:text-style-name="P46" draw:layer="layout" svg:width="22.147cm" svg:height="1.372cm" svg:x="1.628cm" svg:y="15.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6" draw:layer="layout" svg:width="1.259cm" svg:height="1.084cm" svg:x="2.204cm" svg:y="15.837cm">
            <draw:image xlink:href="Pictures/100002010000002000000020B0D185F4.png" xlink:type="simple" xlink:show="embed" xlink:actuate="onLoad">
              <text:p/>
            </draw:image>
          </draw:frame>
          <draw:frame draw:style-name="gr44" draw:text-style-name="P47" draw:layer="layout" svg:width="19.266cm" svg:height="1.028cm" svg:x="3.707cm" svg:y="15.894cm">
            <draw:text-box>
              <text:p text:style-name="P47"><text:span text:style-name="T112">Spring 2.0 syntax, so </text:span><text:span text:style-name="T113">not</text:span><text:span text:style-name="T112"> limited to roles. <text:s/>SpEL </text:span><text:span text:style-name="T113">not</text:span><text:span text:style-name="T112"> supported.</text:span></text:p>
            </draw:text-box>
          </draw:frame>
        </draw:g>
        <presentation:notes draw:style-name="dp3">
          <draw:page-thumbnail draw:style-name="gr1" draw:layer="layout" svg:width="13cm" svg:height="9.75cm" svg:x="3.025cm" svg:y="1.93cm" draw:page-number="33" presentation:class="page"/>
          <draw:frame presentation:style-name="pr11" draw:text-style-name="P9" draw:layer="layout" svg:width="13.973cm" svg:height="11.429cm" svg:x="2.538cm" svg:y="12.064cm" presentation:class="notes" presentation:user-transformed="true">
            <draw:text-box>
              <text:p><text:span text:style-name="T43">A more capable alternative to @RolesAllowed – supports not just roles but options like IS_AUTHENTICTED_FULLY. <text:s/>All the Spring 2 syntax is supported, but not Spring Expression Language. <text:s/>Can be defined at class or method level.</text:span></text:p>
              <text:p><text:span text:style-name="T43">ROLEs are the most common and easy to understand GrantedAuthority, but not the only one. <text:s/>So when using a String within an annotation to refer to a role, you must use the ROLE_ prefix.</text:span></text:p>
            </draw:text-box>
          </draw:frame>
        </presentation:notes>
      </draw:page>
      <draw:page draw:name="page34" draw:style-name="dp1" draw:master-page-name="Default" presentation:presentation-page-layout-name="AL2T1">
        <draw:frame presentation:style-name="pr5" draw:layer="layout" svg:width="22.86cm" svg:height="3.175cm" svg:x="1.27cm" svg:y="0.762cm" presentation:class="title">
          <draw:text-box>
            <text:p>Method Security with SpEL</text:p>
          </draw:text-box>
        </draw:frame>
        <draw:frame presentation:style-name="pr9" draw:text-style-name="P12" draw:layer="layout" svg:width="22.86cm" svg:height="12.572cm" svg:x="1.27cm" svg:y="4.445cm" presentation:class="outline">
          <draw:text-box>
            <text:list text:style-name="L5">
              <text:list-item>
                <text:p text:style-name="P5">Use Pre/Post annotations for SpEL</text:p>
              </text:list-item>
            </text:list>
          </draw:text-box>
        </draw:frame>
        <draw:custom-shape draw:name="Text Box 4" draw:style-name="gr24" draw:text-style-name="P49" draw:layer="layout" svg:width="21.67cm" svg:height="1.023cm" svg:x="1.632cm" svg:y="6.162cm">
          <text:p text:style-name="P33"><text:span text:style-name="T101">@EnableGlobalMethodSecurity</text:span><text:span text:style-name="T102">(prePostEnabled=</text:span><text:span text:style-name="T89">true</text:span><text:span text:style-name="T47">)</text:span></text:p>
          <draw:enhanced-geometry svg:viewBox="0 0 21600 21600" draw:type="mso-spt202" draw:enhanced-path="M 0 0 L 21600 0 21600 21600 0 21600 0 0 Z N"/>
        </draw:custom-shape>
        <draw:custom-shape draw:name="Text Box 4" draw:style-name="gr24" draw:text-style-name="P49" draw:layer="layout" svg:width="21.67cm" svg:height="7.037cm" svg:x="1.632cm" svg:y="8.564cm">
          <text:p text:style-name="P35"><text:span text:style-name="T103">import</text:span><text:span text:style-name="T104"> org.springframework.security.annotation.PreAuthorize;</text:span></text:p>
          <text:p text:style-name="P35"><text:span text:style-name="T105"/></text:p>
          <text:p text:style-name="P35"><text:span text:style-name="T105">public</text:span><text:span text:style-name="T106"> </text:span><text:span text:style-name="T105">class</text:span><text:span text:style-name="T106"> ItemManager {</text:span></text:p>
          <text:p text:style-name="P35"><text:span text:style-name="T106"><text:s text:c="3"/></text:span><text:span text:style-name="T107">@PreAuthorize</text:span><text:span text:style-name="T106">(</text:span><text:span text:style-name="T108">"hasRole('ROLE_MEMBER')"</text:span><text:span text:style-name="T106">)</text:span></text:p>
          <text:p text:style-name="P35"><text:span text:style-name="T106"><text:s text:c="3"/></text:span><text:span text:style-name="T105">public</text:span><text:span text:style-name="T106"> Item findItem(long itemNumber) {</text:span></text:p>
          <text:p text:style-name="P35"><text:span text:style-name="T106"><text:s text:c="6"/></text:span><text:span text:style-name="T106">...</text:span></text:p>
          <text:p text:style-name="P35"><text:span text:style-name="T110"><text:s text:c="3"/></text:span><text:span text:style-name="T106">}</text:span></text:p>
          <text:p text:style-name="P35"><text:span text:style-name="T106">}</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4" presentation:class="page"/>
          <draw:frame presentation:style-name="pr11" draw:text-style-name="P9" draw:layer="layout" svg:width="15.239cm" svg:height="11.429cm" svg:x="1.905cm" svg:y="12.065cm" presentation:class="notes">
            <draw:text-box>
              <text:p text:style-name="P11"><text:span text:style-name="T55">This is how to use Spring expression language to control method-level security. The @Secured annotation does not support SpEL.</text:span></text:p>
              <text:p text:style-name="P11"><text:span text:style-name="T55">@PostFilter allows the data returned by a method to be filtered by a security restriction. <text:s/>In the example above, if the item returned is restricted and the principle does not have access, an exception is raised. <text:s/>If a collection is returned, items in the collection are removed if the principle does not have access to them.</text:span></text:p>
              <text:p text:style-name="P11"><text:span text:style-name="T55">There is a @PreFilter but it is less commonly used.</text:span></text:p>
              <text:p text:style-name="P11"><text:span text:style-name="T55">Pull up the online docs if you have a strong group who want to see more.</text:span></text:p>
            </draw:text-box>
          </draw:frame>
        </presentation:notes>
      </draw:page>
      <draw:page draw:name="page35" draw:style-name="dp1" draw:master-page-name="Default" presentation:presentation-page-layout-name="AL2T1">
        <draw:frame presentation:style-name="pr23" draw:layer="layout" svg:width="22.86cm" svg:height="1.615cm" svg:x="1.27cm" svg:y="1.542cm" presentation:class="title" presentation:user-transformed="true">
          <draw:text-box>
            <text:p>Topics in this Session</text:p>
          </draw:text-box>
        </draw:frame>
        <draw:frame presentation:style-name="pr9" draw:text-style-name="P6" draw:layer="layout" svg:width="22.86cm" svg:height="12.572cm" svg:x="1.27cm" svg:y="4.445cm" presentation:class="outline">
          <draw:text-box>
            <text:list text:style-name="L5">
              <text:list-item>
                <text:p text:style-name="P5"><text:span text:style-name="T5">High-Level Security Overview</text:span></text:p>
              </text:list-item>
              <text:list-item>
                <text:p text:style-name="P5"><text:span text:style-name="T5">Motivations of Spring Security</text:span></text:p>
              </text:list-item>
              <text:list-item>
                <text:p text:style-name="P5"><text:span text:style-name="T5">Spring Security in a Web Environment</text:span></text:p>
              </text:list-item>
              <text:list-item>
                <text:p text:style-name="P5"><text:span text:style-name="T5">Configuring Web Authentication</text:span></text:p>
              </text:list-item>
              <text:list-item>
                <text:p text:style-name="P5"><text:span text:style-name="T5">Using Spring Security's Tag Libraries</text:span></text:p>
              </text:list-item>
              <text:list-item>
                <text:p text:style-name="P5"><text:span text:style-name="T5">Method security</text:span></text:p>
              </text:list-item>
              <text:list-item>
                <text:p text:style-name="P5"><text:span text:style-name="T4">Advanced security: working with filters</text:span></text:p>
              </text:list-item>
            </text:list>
          </draw:text-box>
        </draw:frame>
        <presentation:notes draw:style-name="dp3">
          <draw:custom-shape draw:name="Rectangle 7" draw:style-name="gr2" draw:text-style-name="P8" draw:layer="layout" svg:width="8.255cm" svg:height="1.268cm" svg:x="10.792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35"/>
          <draw:frame presentation:style-name="pr12" draw:text-style-name="P9" draw:layer="layout" svg:width="15.239cm" svg:height="11.429cm" svg:x="1.905cm" svg:y="12.065cm" presentation:class="notes">
            <draw:text-box>
              <text:p text:style-name="P11"><text:span text:style-name="T55">Depending on the group you may skip this, or leave it until after the lab. <text:s/>But it gives a very nice illustration of how the system actually works. In reality there are more filters than this.</text:span></text:p>
            </draw:text-box>
          </draw:frame>
        </presentation:notes>
      </draw:page>
      <draw:page draw:name="Spring Security in a Web Environment" draw:style-name="dp1" draw:master-page-name="Default" presentation:presentation-page-layout-name="AL2T1">
        <draw:frame presentation:style-name="pr23" draw:layer="layout" svg:width="22.86cm" svg:height="1.615cm" svg:x="1.27cm" svg:y="1.542cm" presentation:class="title" presentation:user-transformed="true">
          <draw:text-box>
            <text:p>Spring Security in a Web Environment</text:p>
          </draw:text-box>
        </draw:frame>
        <draw:frame presentation:style-name="pr9" draw:text-style-name="P12" draw:layer="layout" svg:width="22.86cm" svg:height="12.572cm" svg:x="1.27cm" svg:y="4.445cm" presentation:class="outline">
          <draw:text-box>
            <text:list text:style-name="L5">
              <text:list-item>
                <text:p text:style-name="P5"><text:span text:style-name="T19">springSecurityFilterChain is declared in web.xml</text:span></text:p>
              </text:list-item>
              <text:list-item>
                <text:p text:style-name="P5"><text:span text:style-name="T19">This single proxy filter delegates to a chain of Spring-managed filters</text:span></text:p>
                <text:list>
                  <text:list-item>
                    <text:p text:style-name="P10"><text:span text:style-name="T19">Drive authentication</text:span></text:p>
                  </text:list-item>
                  <text:list-item>
                    <text:p text:style-name="P10"><text:span text:style-name="T19">Enforce authorization</text:span></text:p>
                  </text:list-item>
                  <text:list-item>
                    <text:p text:style-name="P10"><text:span text:style-name="T19">Manage logout</text:span></text:p>
                  </text:list-item>
                  <text:list-item>
                    <text:p text:style-name="P10"><text:span text:style-name="T19">Maintain </text:span><text:span text:style-name="T28">SecurityContext</text:span><text:span text:style-name="T19"> in </text:span><text:span text:style-name="T28">HttpSession</text:span></text:p>
                  </text:list-item>
                  <text:list-item>
                    <text:p text:style-name="P10"><text:span text:style-name="T118">and more</text:span></text:p>
                  </text:list-item>
                </text:list>
              </text:list-item>
            </text:list>
          </draw:text-box>
        </draw:frame>
        <presentation:notes draw:style-name="dp3">
          <draw:page-thumbnail draw:style-name="gr1" draw:layer="layout" svg:width="13cm" svg:height="9.75cm" svg:x="3.025cm" svg:y="1.93cm" draw:page-number="36" presentation:class="page"/>
          <draw:frame presentation:style-name="pr11" draw:text-style-name="P9" draw:layer="layout" svg:width="15.239cm" svg:height="11.429cm" svg:x="1.905cm" svg:y="12.065cm" presentation:class="notes" presentation:placeholder="true">
            <draw:text-box/>
          </draw:frame>
        </presentation:notes>
      </draw:page>
      <draw:page draw:name="Web Security Filter Configuration" draw:style-name="dp1" draw:master-page-name="Default" presentation:presentation-page-layout-name="AL3T19">
        <draw:custom-shape draw:name="AutoShape 2" draw:style-name="gr45" draw:text-style-name="P25" draw:layer="layout" svg:width="18.626cm" svg:height="7.833cm" svg:x="4.656cm" svg:y="8.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22.86cm" svg:height="1.615cm" svg:x="1.27cm" svg:y="1.542cm" presentation:class="title" presentation:user-transformed="true">
          <draw:text-box>
            <text:p>Web Security Filter Configuration</text:p>
          </draw:text-box>
        </draw:frame>
        <draw:custom-shape draw:name="Text Box 4" draw:style-name="gr46" draw:text-style-name="P51" draw:layer="layout" svg:width="2.8cm" svg:height="2.293cm" svg:x="0.497cm" svg:y="5.921cm">
          <text:p text:style-name="P50"><text:span text:style-name="T119">Web</text:span></text:p>
          <text:p text:style-name="P50"><text:span text:style-name="T119">User</text:span></text:p>
          <draw:enhanced-geometry svg:viewBox="0 0 21600 21600" draw:type="mso-spt202" draw:enhanced-path="M 0 0 L 21600 0 21600 21600 0 21600 0 0 Z N"/>
        </draw:custom-shape>
        <draw:polyline draw:name="Line 5" draw:style-name="gr47" draw:text-style-name="P19" xml:id="id13" draw:id="id13" draw:layer="layout" svg:width="0cm" svg:height="1.137cm" svg:x="9.312cm" svg:y="11.217cm" svg:viewBox="0 0 0 1138" draw:points="0,0 0,1138">
          <text:p/>
        </draw:polyline>
        <draw:polyline draw:name="Line 6" draw:style-name="gr48" draw:text-style-name="P19" xml:id="id14" draw:id="id14" draw:layer="layout" svg:width="1cm" svg:height="0cm" svg:x="9.581cm" svg:y="12.937cm" svg:viewBox="0 0 1001 0" draw:points="0,0 1001,0">
          <text:p/>
        </draw:polyline>
        <draw:polyline draw:name="Line 7" draw:style-name="gr49" draw:text-style-name="P19" xml:id="id15" draw:id="id15" draw:layer="layout" svg:width="1cm" svg:height="0cm" svg:x="13.546cm" svg:y="12.946cm" svg:viewBox="0 0 1001 0" draw:points="0,0 1001,0">
          <text:p/>
        </draw:polyline>
        <draw:polyline draw:name="Line 8" draw:style-name="gr50" draw:text-style-name="P19" xml:id="id16" draw:id="id16" draw:layer="layout" svg:width="1cm" svg:height="0cm" svg:x="17.567cm" svg:y="12.946cm" svg:viewBox="0 0 1001 0" draw:points="0,0 1001,0">
          <text:p/>
        </draw:polyline>
        <draw:polyline draw:name="Line 9" draw:style-name="gr51" draw:text-style-name="P19" xml:id="id17" draw:id="id17" draw:layer="layout" svg:width="0cm" svg:height="1.058cm" svg:x="19.048cm" svg:y="11.216cm" svg:viewBox="0 0 0 1059" draw:points="0,1059 0,0">
          <text:p/>
        </draw:polyline>
        <draw:polyline draw:name="Line 10" draw:style-name="gr52" draw:text-style-name="P19" xml:id="id19" draw:id="id19" draw:layer="layout" svg:width="1.401cm" svg:height="0cm" svg:x="15.098cm" svg:y="6.921cm" svg:viewBox="0 0 1402 0" draw:points="0,0 1402,0">
          <text:p/>
        </draw:polyline>
        <draw:polyline draw:name="Line 11" draw:style-name="gr53" draw:text-style-name="P19" xml:id="id20" draw:id="id20" draw:layer="layout" svg:width="1.392cm" svg:height="0cm" svg:x="15.106cm" svg:y="7.407cm" svg:viewBox="0 0 1393 0" draw:points="1393,0 0,0">
          <text:p/>
        </draw:polyline>
        <draw:polyline draw:name="Line 12" draw:style-name="gr54" draw:text-style-name="P19" xml:id="id22" draw:id="id22" draw:layer="layout" svg:width="0cm" svg:height="1.058cm" svg:x="19.683cm" svg:y="11.217cm" svg:viewBox="0 0 0 1059" draw:points="0,0 0,1059">
          <text:p/>
        </draw:polyline>
        <draw:polyline draw:name="Line 13" draw:style-name="gr55" draw:text-style-name="P19" xml:id="id23" draw:id="id23" draw:layer="layout" svg:width="0.996cm" svg:height="0cm" svg:x="17.566cm" svg:y="13.545cm" svg:viewBox="0 0 997 0" draw:points="997,0 0,0">
          <text:p/>
        </draw:polyline>
        <draw:polyline draw:name="Line 14" draw:style-name="gr56" draw:text-style-name="P19" xml:id="id24" draw:id="id24" draw:layer="layout" svg:width="0.995cm" svg:height="0cm" svg:x="13.546cm" svg:y="13.545cm" svg:viewBox="0 0 996 0" draw:points="996,0 0,0">
          <text:p/>
        </draw:polyline>
        <draw:polyline draw:name="Line 15" draw:style-name="gr57" draw:text-style-name="P19" xml:id="id25" draw:id="id25" draw:layer="layout" svg:width="0.996cm" svg:height="0cm" svg:x="9.536cm" svg:y="13.536cm" svg:viewBox="0 0 997 0" draw:points="997,0 0,0">
          <text:p/>
        </draw:polyline>
        <draw:polyline draw:name="Line 16" draw:style-name="gr58" draw:text-style-name="P19" xml:id="id26" draw:id="id26" draw:layer="layout" svg:width="0cm" svg:height="1.058cm" svg:x="8.677cm" svg:y="11.216cm" svg:viewBox="0 0 0 1059" draw:points="0,1059 0,0">
          <text:p/>
        </draw:polyline>
        <draw:custom-shape draw:name="Rectangle 17" draw:style-name="gr59" draw:text-style-name="P26" draw:layer="layout" svg:width="6.138cm" svg:height="1.27cm" svg:x="16.509cm" svg:y="6.561cm">
          <text:p text:style-name="P24"><text:span text:style-name="T24">Servlet</text:span></text:p>
          <draw:enhanced-geometry svg:viewBox="0 0 21600 21600" draw:type="rectangle" draw:enhanced-path="M 0 0 L 21600 0 21600 21600 0 21600 0 0 Z N"/>
        </draw:custom-shape>
        <draw:custom-shape draw:name="AutoShape 18" draw:style-name="gr60" draw:text-style-name="P25" draw:layer="layout" svg:width="20.32cm" svg:height="12.488cm" svg:x="3.809cm" svg:y="4.4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9" draw:style-name="gr61" draw:text-style-name="P19" xml:id="id12" draw:id="id12" draw:layer="layout" svg:width="0cm" svg:height="2.199cm" svg:x="10.3cm" svg:y="7.725cm" svg:viewBox="0 0 0 2200" draw:points="0,0 0,2200">
          <text:p/>
        </draw:polyline>
        <draw:polyline draw:name="Line 20" draw:style-name="gr62" draw:text-style-name="P19" xml:id="id18" draw:id="id18" draw:layer="layout" svg:width="0cm" svg:height="2.199cm" svg:x="13.897cm" svg:y="7.725cm" svg:viewBox="0 0 0 2200" draw:points="0,2200 0,0">
          <text:p/>
        </draw:polyline>
        <draw:polyline draw:name="Line 21" draw:style-name="gr63" draw:text-style-name="P19" xml:id="id21" draw:id="id21" draw:layer="layout" svg:width="0cm" svg:height="2.199cm" svg:x="14.392cm" svg:y="7.725cm" svg:viewBox="0 0 0 2200" draw:points="0,0 0,2200">
          <text:p/>
        </draw:polyline>
        <draw:polyline draw:name="Line 22" draw:style-name="gr64" draw:text-style-name="P19" xml:id="id27" draw:id="id27" draw:layer="layout" svg:width="0cm" svg:height="2.199cm" svg:x="9.735cm" svg:y="7.725cm" svg:viewBox="0 0 0 2200" draw:points="0,2200 0,0">
          <text:p/>
        </draw:polyline>
        <draw:custom-shape draw:name="Text Box 23" draw:style-name="gr12" draw:text-style-name="P29" draw:layer="layout" svg:width="7.047cm" svg:height="1.277cm" svg:x="10.543cm" svg:y="4.435cm">
          <text:p text:style-name="P27"><text:span text:style-name="T24">Servlet Container</text:span></text:p>
          <draw:enhanced-geometry svg:viewBox="0 0 21600 21600" draw:type="mso-spt202" draw:enhanced-path="M 0 0 L 21600 0 21600 21600 0 21600 0 0 Z N"/>
        </draw:custom-shape>
        <draw:custom-shape draw:name="Text Box 24" draw:style-name="gr12" draw:text-style-name="P29" draw:layer="layout" svg:width="10.247cm" svg:height="1.277cm" svg:x="9.218cm" svg:y="15.24cm">
          <text:p text:style-name="P27"><text:span text:style-name="T120">Spring ApplicationContext</text:span></text:p>
          <draw:enhanced-geometry svg:viewBox="0 0 21600 21600" draw:type="mso-spt202" draw:enhanced-path="M 0 0 L 21600 0 21600 21600 0 21600 0 0 Z N"/>
        </draw:custom-shape>
        <draw:custom-shape draw:name="Rectangle 25" draw:style-name="gr65" draw:text-style-name="P26" draw:layer="layout" svg:width="2.964cm" svg:height="2.328cm" svg:x="10.582cm" svg:y="12.276cm">
          <text:p text:style-name="P24"><text:span text:style-name="T121">Filter</text:span></text:p>
          <text:p text:style-name="P24"><text:span text:style-name="T121">2</text:span></text:p>
          <draw:enhanced-geometry svg:viewBox="0 0 21600 21600" draw:type="rectangle" draw:enhanced-path="M 0 0 L 21600 0 21600 21600 0 21600 0 0 Z N"/>
        </draw:custom-shape>
        <draw:custom-shape draw:name="Rectangle 26" draw:style-name="gr65" draw:text-style-name="P26" draw:layer="layout" svg:width="2.963cm" svg:height="2.328cm" svg:x="14.604cm" svg:y="12.276cm">
          <text:p text:style-name="P24"><text:span text:style-name="T121"/></text:p>
          <text:p text:style-name="P24"><text:span text:style-name="T121">…</text:span></text:p>
          <draw:enhanced-geometry svg:viewBox="0 0 21600 21600" draw:type="rectangle" draw:enhanced-path="M 0 0 L 21600 0 21600 21600 0 21600 0 0 Z N"/>
        </draw:custom-shape>
        <draw:custom-shape draw:name="Rectangle 27" draw:style-name="gr65" draw:text-style-name="P26" draw:layer="layout" svg:width="2.963cm" svg:height="2.328cm" svg:x="18.626cm" svg:y="12.276cm">
          <text:p text:style-name="P24"><text:span text:style-name="T121">Filter</text:span></text:p>
          <text:p text:style-name="P24"><text:span text:style-name="T121">N</text:span></text:p>
          <draw:enhanced-geometry svg:viewBox="0 0 21600 21600" draw:type="rectangle" draw:enhanced-path="M 0 0 L 21600 0 21600 21600 0 21600 0 0 Z N"/>
        </draw:custom-shape>
        <draw:polyline draw:name="Line 28" draw:style-name="gr66" draw:text-style-name="P19" xml:id="id11" draw:id="id11" draw:layer="layout" svg:width="3.201cm" svg:height="0cm" svg:x="3.297cm" svg:y="6.921cm" svg:viewBox="0 0 3202 0" draw:points="0,0 3202,0">
          <text:p/>
        </draw:polyline>
        <draw:polyline draw:name="Line 29" draw:style-name="gr67" draw:text-style-name="P19" xml:id="id28" draw:id="id28" draw:layer="layout" svg:width="3.201cm" svg:height="0cm" svg:x="3.297cm" svg:y="7.407cm" svg:viewBox="0 0 3202 0" draw:points="3202,0 0,0">
          <text:p/>
        </draw:polyline>
        <draw:custom-shape draw:name="Text Box 30" draw:style-name="gr68" draw:text-style-name="P51" draw:layer="layout" svg:width="8.6cm" svg:height="1.277cm" svg:x="6.498cm" svg:y="6.525cm">
          <text:p text:style-name="P50"><text:span text:style-name="T122">DelegatingFilterProxy</text:span></text:p>
          <draw:enhanced-geometry svg:viewBox="0 0 21600 21600" draw:type="mso-spt202" draw:enhanced-path="M 0 0 L 21600 0 21600 21600 0 21600 0 0 Z N"/>
        </draw:custom-shape>
        <draw:custom-shape draw:name="Text Box 31" draw:style-name="gr68" draw:text-style-name="P51" draw:layer="layout" svg:width="11.853cm" svg:height="1.277cm" svg:x="8.255cm" svg:y="9.925cm">
          <text:p text:style-name="P50"><text:span text:style-name="T123">springSecurityFilterChain</text:span></text:p>
          <draw:enhanced-geometry svg:viewBox="0 0 21600 21600" draw:type="mso-spt202" draw:enhanced-path="M 0 0 L 21600 0 21600 21600 0 21600 0 0 Z N"/>
        </draw:custom-shape>
        <draw:custom-shape draw:name="Rectangle 32" draw:style-name="gr65" draw:text-style-name="P26" draw:layer="layout" svg:width="2.963cm" svg:height="2.328cm" svg:x="6.574cm" svg:y="12.276cm">
          <text:p text:style-name="P24"><text:span text:style-name="T121">Filter</text:span></text:p>
          <text:p text:style-name="P24"><text:span text:style-name="T121">1</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0.5s" smil:fill="hold">
                <anim:par smil:begin="0s" smil:fill="hold" smil:repeatCount="1"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s" smil:fill="hold">
                <anim:par smil:begin="0s" smil:fill="hold" smil:repeatCount="1"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smil:begin="1.5s" smil:fill="hold">
                <anim:par smil:begin="0s" smil:fill="hold" smil:repeatCount="1" presentation:node-type="after-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smil:begin="2s" smil:fill="hold">
                <anim:par smil:begin="0s" smil:fill="hold" smil:repeatCount="1"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smil:begin="2.5s" smil:fill="hold">
                <anim:par smil:begin="0s" smil:fill="hold" smil:repeatCount="1" presentation:node-type="after-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smil:begin="3s" smil:fill="hold">
                <anim:par smil:begin="0s" smil:fill="hold" smil:repeatCount="1"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smil:begin="3.5s" smil:fill="hold">
                <anim:par smil:begin="0s" smil:fill="hold" smil:repeatCount="1" presentation:node-type="after-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smil:begin="4s" smil:fill="hold">
                <anim:par smil:begin="0s" smil:fill="hold" smil:repeatCount="1" presentation:node-type="after-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smil:repeatCount="1" presentation:node-type="on-click"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smil:begin="0.5s" smil:fill="hold">
                <anim:par smil:begin="0s" smil:fill="hold" smil:repeatCount="1" presentation:node-type="after-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smil:begin="1s" smil:fill="hold">
                <anim:par smil:begin="0s" smil:fill="hold" smil:repeatCount="1" presentation:node-type="after-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smil:begin="1.5s" smil:fill="hold">
                <anim:par smil:begin="0s" smil:fill="hold" smil:repeatCount="1" presentation:node-type="after-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smil:begin="2s" smil:fill="hold">
                <anim:par smil:begin="0s" smil:fill="hold" smil:repeatCount="1" presentation:node-type="after-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smil:begin="2.5s" smil:fill="hold">
                <anim:par smil:begin="0s" smil:fill="hold" smil:repeatCount="1" presentation:node-type="after-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3s" smil:fill="hold">
                <anim:par smil:begin="0s" smil:fill="hold" smil:repeatCount="1"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3.5s" smil:fill="hold">
                <anim:par smil:begin="0s" smil:fill="hold" smil:repeatCount="1"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smil:begin="4s" smil:fill="hold">
                <anim:par smil:begin="0s" smil:fill="hold" smil:repeatCount="1" presentation:node-type="after-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3">
          <draw:custom-shape draw:name="Rectangle 7" draw:style-name="gr2" draw:text-style-name="P8" draw:layer="layout" svg:width="8.255cm" svg:height="1.268cm" svg:x="10.792cm" svg:y="24.13cm">
            <text:p text:style-name="P7"><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37"/>
          <draw:frame presentation:style-name="pr12" draw:text-style-name="P9" draw:layer="layout" svg:width="15.239cm" svg:height="11.429cm" svg:x="1.905cm" svg:y="12.065cm" presentation:class="notes">
            <draw:text-box>
              <text:p text:style-name="P11"><text:span text:style-name="T55">The springSecurityFilterChain is itself a proxy that passes the request on to Filter 1. The first filter in the chain is configurable, so it will be different for different systems.</text:span></text:p>
            </draw:text-box>
          </draw:frame>
        </presentation:notes>
      </draw:page>
      <draw:page draw:name="page38" draw:style-name="dp1" draw:master-page-name="Default" presentation:presentation-page-layout-name="AL2T1">
        <draw:frame presentation:style-name="pr23" draw:layer="layout" svg:width="22.86cm" svg:height="1.615cm" svg:x="1.27cm" svg:y="1.542cm" presentation:class="title" presentation:user-transformed="true">
          <draw:text-box>
            <text:p>The Filter Chain</text:p>
          </draw:text-box>
        </draw:frame>
        <draw:frame presentation:style-name="pr9" draw:text-style-name="P12" draw:layer="layout" svg:width="22.86cm" svg:height="12.572cm" svg:x="1.27cm" svg:y="4.445cm" presentation:class="outline">
          <draw:text-box>
            <text:list text:style-name="L5">
              <text:list-item>
                <text:p text:style-name="P5">With ACEGI Security 1.x</text:p>
                <text:list>
                  <text:list-item>
                    <text:p text:style-name="P11">Filters were manually configured as individual &lt;bean&gt; elements</text:p>
                  </text:list-item>
                  <text:list-item>
                    <text:p text:style-name="P11">Led to verbose and error-prone XML</text:p>
                  </text:list-item>
                </text:list>
              </text:list-item>
              <text:list-item>
                <text:p text:style-name="P5">Spring Security 2.x and 3.x</text:p>
                <text:list>
                  <text:list-item>
                    <text:p text:style-name="P11">Filters are initialized with correct values by default</text:p>
                  </text:list-item>
                  <text:list-item>
                    <text:p text:style-name="P11">Manual configuration is not required <text:span text:style-name="T4">unless you want to customize Spring Security's behavior</text:span></text:p>
                  </text:list-item>
                  <text:list-item>
                    <text:p text:style-name="P11">It is still important to understand how they work underneath</text:p>
                  </text:list-item>
                </text:list>
              </text:list-item>
            </text:list>
          </draw:text-box>
        </draw:frame>
        <presentation:notes draw:style-name="dp3">
          <draw:page-thumbnail draw:style-name="gr1" draw:layer="layout" svg:width="13cm" svg:height="9.75cm" svg:x="3.025cm" svg:y="1.93cm" draw:page-number="38" presentation:class="page"/>
          <draw:frame presentation:style-name="pr11" draw:text-style-name="P9" draw:layer="layout" svg:width="13.973cm" svg:height="11.429cm" svg:x="2.538cm" svg:y="12.064cm" presentation:class="notes" presentation:user-transformed="true">
            <draw:text-box>
              <text:p text:style-name="P11"><text:span text:style-name="T55">Ben Alex originally wrote the first version of this security system before joining Spring. <text:s/>He called it ACEGI Security after the name of his company. <text:s/>After he joined Spring, the product was renamed. <text:s/>They are the same product, but some may still know it under the old name.</text:span></text:p>
            </draw:text-box>
          </draw:frame>
        </presentation:notes>
      </draw:page>
      <draw:page draw:name="Access Unsecured Resource Prior to Login" draw:style-name="dp1" draw:master-page-name="Default" presentation:presentation-page-layout-name="AL3T19">
        <draw:frame presentation:style-name="pr23" draw:layer="layout" svg:width="22.86cm" svg:height="1.615cm" svg:x="1.27cm" svg:y="1.542cm" presentation:class="title" presentation:user-transformed="true">
          <draw:text-box>
            <text:p>Access Unsecured Resource Prior to Login</text:p>
          </draw:text-box>
        </draw:frame>
        <draw:custom-shape draw:name="Text Box 5"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7" draw:style-name="gr9" draw:text-style-name="P26" draw:layer="layout" svg:width="9.313cm" svg:height="1.06cm" svg:x="8.253cm" svg:y="16.297cm">
          <text:p text:style-name="P24"><text:span text:style-name="T120">UnsecuredResource</text:span></text:p>
          <draw:enhanced-geometry svg:viewBox="0 0 21600 21600" draw:type="rectangle" draw:enhanced-path="M 0 0 L 21600 0 21600 21600 0 21600 0 0 Z N"/>
        </draw:custom-shape>
        <draw:custom-shape draw:name="Rectangle 43"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44"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45" draw:style-name="gr20" draw:text-style-name="P53" draw:layer="layout" svg:width="11.398cm" svg:height="1.06cm" svg:x="7.016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46" draw:style-name="gr20" draw:text-style-name="P26" draw:layer="layout" svg:width="11.43cm" svg:height="1.06cm" svg:x="6.983cm" svg:y="6.772cm">
          <text:p text:style-name="P24"><text:span text:style-name="T124">SecurityContextPersistenceFilter</text:span></text:p>
          <draw:enhanced-geometry svg:viewBox="0 0 21600 21600" draw:mirror-horizontal="false" draw:mirror-vertical="false" draw:type="rectangle" draw:enhanced-path="M 0 0 L 21600 0 21600 21600 0 21600 0 0 Z N"/>
        </draw:custom-shape>
        <draw:custom-shape draw:name="Rectangle 47"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48" draw:style-name="gr69" draw:text-style-name="P19" xml:id="id29" draw:id="id29" draw:layer="layout" svg:width="0cm" svg:height="1.48cm" svg:x="11.641cm" svg:y="5.291cm" svg:viewBox="0 0 0 1481" draw:points="0,0 0,1481">
          <text:p/>
        </draw:polyline>
        <draw:polyline draw:name="Line 53" draw:style-name="gr70" draw:text-style-name="P19" xml:id="id31" draw:id="id31" draw:layer="layout" svg:width="0cm" svg:height="0.845cm" svg:x="11.641cm" svg:y="7.831cm" svg:viewBox="0 0 0 846" draw:points="0,0 0,846">
          <text:p/>
        </draw:polyline>
        <draw:polyline draw:name="Line 54" draw:style-name="gr71" draw:text-style-name="P19" xml:id="id33" draw:id="id33" draw:layer="layout" svg:width="0cm" svg:height="0.845cm" svg:x="11.641cm" svg:y="9.736cm" svg:viewBox="0 0 0 846" draw:points="0,0 0,846">
          <text:p/>
        </draw:polyline>
        <draw:polyline draw:name="Line 55" draw:style-name="gr72" draw:text-style-name="P19" xml:id="id35" draw:id="id35" draw:layer="layout" svg:width="0cm" svg:height="0.845cm" svg:x="11.641cm" svg:y="11.641cm" svg:viewBox="0 0 0 846" draw:points="0,0 0,846">
          <text:p/>
        </draw:polyline>
        <draw:polyline draw:name="Line 56" draw:style-name="gr73" draw:text-style-name="P19" xml:id="id37" draw:id="id37" draw:layer="layout" svg:width="0cm" svg:height="0.845cm" svg:x="11.641cm" svg:y="13.546cm" svg:viewBox="0 0 0 846" draw:points="0,0 0,846">
          <text:p/>
        </draw:polyline>
        <draw:polyline draw:name="Line 57" draw:style-name="gr74" draw:text-style-name="P19" xml:id="id39" draw:id="id39" draw:layer="layout" svg:width="0cm" svg:height="0.845cm" svg:x="11.641cm" svg:y="15.451cm" svg:viewBox="0 0 0 846" draw:points="0,0 0,846">
          <text:p/>
        </draw:polyline>
        <draw:polyline draw:name="Line 61" draw:style-name="gr75" draw:text-style-name="P19" xml:id="id40" draw:id="id40" draw:layer="layout" svg:width="0cm" svg:height="0.845cm" svg:x="13.757cm" svg:y="15.451cm" svg:viewBox="0 0 0 846" draw:points="0,846 0,0">
          <text:p/>
        </draw:polyline>
        <draw:polyline draw:name="Line 62" draw:style-name="gr76" draw:text-style-name="P19" xml:id="id42" draw:id="id42" draw:layer="layout" svg:width="0cm" svg:height="0.845cm" svg:x="13.757cm" svg:y="13.546cm" svg:viewBox="0 0 0 846" draw:points="0,846 0,0">
          <text:p/>
        </draw:polyline>
        <draw:polyline draw:name="Line 63" draw:style-name="gr77" draw:text-style-name="P19" xml:id="id44" draw:id="id44" draw:layer="layout" svg:width="0cm" svg:height="0.845cm" svg:x="13.757cm" svg:y="11.641cm" svg:viewBox="0 0 0 846" draw:points="0,846 0,0">
          <text:p/>
        </draw:polyline>
        <draw:polyline draw:name="Line 64" draw:style-name="gr78" draw:text-style-name="P19" xml:id="id46" draw:id="id46" draw:layer="layout" svg:width="0cm" svg:height="0.845cm" svg:x="13.757cm" svg:y="9.736cm" svg:viewBox="0 0 0 846" draw:points="0,846 0,0">
          <text:p/>
        </draw:polyline>
        <draw:polyline draw:name="Line 65" draw:style-name="gr79" draw:text-style-name="P19" xml:id="id48" draw:id="id48" draw:layer="layout" svg:width="0cm" svg:height="0.845cm" svg:x="13.757cm" svg:y="7.831cm" svg:viewBox="0 0 0 846" draw:points="0,846 0,0">
          <text:p/>
        </draw:polyline>
        <draw:polyline draw:name="Line 66" draw:style-name="gr80" draw:text-style-name="P19" xml:id="id50" draw:id="id50" draw:layer="layout" svg:width="0cm" svg:height="1.48cm" svg:x="13.757cm" svg:y="5.29cm" svg:viewBox="0 0 0 1481" draw:points="0,1481 0,0">
          <text:p/>
        </draw:polyline>
        <draw:g draw:name="Group 92" xml:id="id30" draw:id="id30">
          <draw:custom-shape draw:name="Text Box 52" draw:style-name="gr81" draw:text-style-name="P28" draw:layer="layout" svg:width="5.928cm" svg:height="2.289cm" svg:x="0.422cm" svg:y="5.502cm">
            <text:p text:style-name="P27"><text:span text:style-name="T126">No context in session </text:span><text:span text:style-name="T127">Establishes empty security context</text:span></text:p>
            <draw:enhanced-geometry svg:viewBox="0 0 21600 21600" draw:type="mso-spt202" draw:enhanced-path="M 0 0 L 21600 0 21600 21600 0 21600 0 0 Z N"/>
          </draw:custom-shape>
          <draw:line draw:name="Line 72" draw:style-name="gr82" draw:text-style-name="P19" draw:layer="layout" svg:x1="6.35cm" svg:y1="7.196cm" svg:x2="6.985cm" svg:y2="7.196cm">
            <text:p/>
          </draw:line>
        </draw:g>
        <draw:g draw:name="Group 83" xml:id="id32" draw:id="id32">
          <draw:custom-shape draw:name="Text Box 51" draw:style-name="gr81" draw:text-style-name="P28" draw:layer="layout" svg:width="5.928cm" svg:height="1.613cm" svg:x="0.422cm" svg:y="8.21cm">
            <text:p text:style-name="P27"><text:span text:style-name="T126">Not a logout request does nothing</text:span></text:p>
            <draw:enhanced-geometry svg:viewBox="0 0 21600 21600" draw:type="mso-spt202" draw:enhanced-path="M 0 0 L 21600 0 21600 21600 0 21600 0 0 Z N"/>
          </draw:custom-shape>
          <draw:line draw:name="Line 73" draw:style-name="gr82" draw:text-style-name="P19" draw:layer="layout" svg:x1="6.35cm" svg:y1="9.101cm" svg:x2="6.985cm" svg:y2="9.101cm">
            <text:p/>
          </draw:line>
        </draw:g>
        <draw:g draw:name="Group 84" xml:id="id34" draw:id="id34">
          <draw:custom-shape draw:name="Text Box 58" draw:style-name="gr81" draw:text-style-name="P28" draw:layer="layout" svg:width="5.928cm" svg:height="1.613cm" svg:x="0.422cm" svg:y="10.115cm">
            <text:p text:style-name="P27"><text:span text:style-name="T126">Not an authentication request does nothing</text:span></text:p>
            <draw:enhanced-geometry svg:viewBox="0 0 21600 21600" draw:type="mso-spt202" draw:enhanced-path="M 0 0 L 21600 0 21600 21600 0 21600 0 0 Z N"/>
          </draw:custom-shape>
          <draw:line draw:name="Line 74" draw:style-name="gr82" draw:text-style-name="P19" draw:layer="layout" svg:x1="6.35cm" svg:y1="11.006cm" svg:x2="6.985cm" svg:y2="11.006cm">
            <text:p/>
          </draw:line>
        </draw:g>
        <draw:g draw:name="Group 85" xml:id="id36" draw:id="id36">
          <draw:custom-shape draw:name="Text Box 59" draw:style-name="gr81" draw:text-style-name="P28" draw:layer="layout" svg:width="5.928cm" svg:height="1.613cm" svg:x="0.422cm" svg:y="12.02cm">
            <text:p text:style-name="P27"><text:span text:style-name="T126">Does nothing on request side</text:span></text:p>
            <draw:enhanced-geometry svg:viewBox="0 0 21600 21600" draw:type="mso-spt202" draw:enhanced-path="M 0 0 L 21600 0 21600 21600 0 21600 0 0 Z N"/>
          </draw:custom-shape>
          <draw:line draw:name="Line 75" draw:style-name="gr82" draw:text-style-name="P19" draw:layer="layout" svg:x1="6.35cm" svg:y1="12.911cm" svg:x2="6.985cm" svg:y2="12.911cm">
            <text:p/>
          </draw:line>
        </draw:g>
        <draw:g draw:name="Group 86" xml:id="id38" draw:id="id38">
          <draw:custom-shape draw:name="Text Box 60" draw:style-name="gr81" draw:text-style-name="P28" draw:layer="layout" svg:width="5.928cm" svg:height="2.289cm" svg:x="0.422cm" svg:y="13.969cm">
            <text:p text:style-name="P27"><text:span text:style-name="T126">Resource has no security attributes does nothing</text:span></text:p>
            <draw:enhanced-geometry svg:viewBox="0 0 21600 21600" draw:type="mso-spt202" draw:enhanced-path="M 0 0 L 21600 0 21600 21600 0 21600 0 0 Z N"/>
          </draw:custom-shape>
          <draw:line draw:name="Line 76" draw:style-name="gr82" draw:text-style-name="P19" draw:layer="layout" svg:x1="6.35cm" svg:y1="14.817cm" svg:x2="6.985cm" svg:y2="14.817cm">
            <text:p/>
          </draw:line>
        </draw:g>
        <draw:g draw:name="Group 87" xml:id="id41" draw:id="id41">
          <draw:custom-shape draw:name="Text Box 67" draw:style-name="gr81" draw:text-style-name="P28" draw:layer="layout" svg:width="5.927cm" svg:height="2.289cm" svg:x="19.05cm" svg:y="14.392cm">
            <text:p text:style-name="P27"><text:span text:style-name="T126">Resource has no security attributes does nothing</text:span></text:p>
            <draw:enhanced-geometry svg:viewBox="0 0 21600 21600" draw:type="mso-spt202" draw:enhanced-path="M 0 0 L 21600 0 21600 21600 0 21600 0 0 Z N"/>
          </draw:custom-shape>
          <draw:line draw:name="Line 77" draw:style-name="gr82" draw:text-style-name="P19" draw:layer="layout" svg:x1="18.415cm" svg:y1="15.027cm" svg:x2="19.05cm" svg:y2="15.027cm">
            <text:p/>
          </draw:line>
        </draw:g>
        <draw:g draw:name="Group 88" xml:id="id43" draw:id="id43">
          <draw:custom-shape draw:name="Text Box 68" draw:style-name="gr81" draw:text-style-name="P28" draw:layer="layout" svg:width="5.927cm" svg:height="1.613cm" svg:x="19.05cm" svg:y="12.487cm">
            <text:p text:style-name="P27"><text:span text:style-name="T126">No exceptions thrown does nothing</text:span></text:p>
            <draw:enhanced-geometry svg:viewBox="0 0 21600 21600" draw:type="mso-spt202" draw:enhanced-path="M 0 0 L 21600 0 21600 21600 0 21600 0 0 Z N"/>
          </draw:custom-shape>
          <draw:line draw:name="Line 78" draw:style-name="gr82" draw:text-style-name="P19" draw:layer="layout" svg:x1="18.415cm" svg:y1="13.122cm" svg:x2="19.05cm" svg:y2="13.122cm">
            <text:p/>
          </draw:line>
        </draw:g>
        <draw:g draw:name="Group 89" xml:id="id45" draw:id="id45">
          <draw:custom-shape draw:name="Text Box 69" draw:style-name="gr81" draw:text-style-name="P28" draw:layer="layout" svg:width="5.927cm" svg:height="1.613cm" svg:x="19.05cm" svg:y="10.582cm">
            <text:p text:style-name="P27"><text:span text:style-name="T126">Does nothing on response side</text:span></text:p>
            <draw:enhanced-geometry svg:viewBox="0 0 21600 21600" draw:type="mso-spt202" draw:enhanced-path="M 0 0 L 21600 0 21600 21600 0 21600 0 0 Z N"/>
          </draw:custom-shape>
          <draw:line draw:name="Line 79" draw:style-name="gr82" draw:text-style-name="P19" draw:layer="layout" svg:x1="18.415cm" svg:y1="11.006cm" svg:x2="19.05cm" svg:y2="11.006cm">
            <text:p/>
          </draw:line>
        </draw:g>
        <draw:g draw:name="Group 90" xml:id="id47" draw:id="id47">
          <draw:custom-shape draw:name="Text Box 70" draw:style-name="gr81" draw:text-style-name="P28" draw:layer="layout" svg:width="5.927cm" svg:height="1.613cm" svg:x="19.05cm" svg:y="8.51cm">
            <text:p text:style-name="P27"><text:span text:style-name="T126">Does nothing on response side</text:span></text:p>
            <draw:enhanced-geometry svg:viewBox="0 0 21600 21600" draw:type="mso-spt202" draw:enhanced-path="M 0 0 L 21600 0 21600 21600 0 21600 0 0 Z N"/>
          </draw:custom-shape>
          <draw:line draw:name="Line 80" draw:style-name="gr82" draw:text-style-name="P19" draw:layer="layout" svg:x1="18.415cm" svg:y1="9.101cm" svg:x2="19.05cm" svg:y2="9.101cm">
            <text:p/>
          </draw:line>
        </draw:g>
        <draw:g draw:name="Group 91" xml:id="id49" draw:id="id49">
          <draw:custom-shape draw:name="Text Box 71" draw:style-name="gr81" draw:text-style-name="P28" draw:layer="layout" svg:width="5.927cm" svg:height="2.965cm" svg:x="19.05cm" svg:y="5.247cm">
            <text:p text:style-name="P27"><text:span text:style-name="T126">Context did not change so no need to store in session </text:span><text:span text:style-name="T127">Clears context</text:span></text:p>
            <draw:enhanced-geometry svg:viewBox="0 0 21600 21600" draw:type="mso-spt202" draw:enhanced-path="M 0 0 L 21600 0 21600 21600 0 21600 0 0 Z N"/>
          </draw:custom-shape>
          <draw:line draw:name="Line 81" draw:style-name="gr82" draw:text-style-name="P19" draw:layer="layout" svg:x1="18.415cm" svg:y1="7.196cm" svg:x2="19.05cm" svg:y2="7.19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style-name="gr1" draw:layer="layout" svg:width="13cm" svg:height="9.75cm" svg:x="3.025cm" svg:y="1.93cm" draw:page-number="39" presentation:class="page"/>
          <draw:frame presentation:style-name="pr11" draw:text-style-name="P9" draw:layer="layout" svg:width="15.239cm" svg:height="11.429cm" svg:x="1.905cm" svg:y="12.065cm" presentation:class="notes">
            <draw:text-box>
              <text:p text:style-name="P11"><text:span text:style-name="T55">If you explain each filter here in turn on this slide, you an skip them on the other slides unless they are actually doing something.</text:span></text:p>
              <text:p text:style-name="P11"><text:span text:style-name="T55">The ExceptionTranslationFilter is a separation of concerns. <text:s/>The FilterSecurityInterceptor does the hard work of performing the security check, but only raises an exception if a request is rejected.</text:span></text:p>
              <text:p text:style-name="P11"><text:span text:style-name="T55">How that exception is processed depends on the </text:span><text:span text:style-name="T43">ExceptionTranslationFilter. <text:s/>Thus you can change how a rejected request is processed by changing the simpler ExceptionTranslationFilter, and leaving the much more complicated FilterSecurityInterceptor alone.</text:span></text:p>
            </draw:text-box>
          </draw:frame>
        </presentation:notes>
      </draw:page>
      <draw:page draw:name="Access Secured Resource Prior to Login" draw:style-name="dp1" draw:master-page-name="Default" presentation:presentation-page-layout-name="AL3T19">
        <draw:frame presentation:style-name="pr23" draw:layer="layout" svg:width="22.86cm" svg:height="1.615cm" svg:x="1.27cm" svg:y="1.542cm" presentation:class="title" presentation:user-transformed="true">
          <draw:text-box>
            <text:p>Access Secured Resource Prior to Login</text:p>
          </draw:text-box>
        </draw:frame>
        <draw:custom-shape draw:name="Text Box 3"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4" draw:style-name="gr9" draw:text-style-name="P26" draw:layer="layout" svg:width="9.313cm" svg:height="1.06cm" svg:x="8.253cm" svg:y="16.297cm">
          <text:p text:style-name="P24"><text:span text:style-name="T120">SecuredResource</text:span></text:p>
          <draw:enhanced-geometry svg:viewBox="0 0 21600 21600" draw:type="rectangle" draw:enhanced-path="M 0 0 L 21600 0 21600 21600 0 21600 0 0 Z N"/>
        </draw:custom-shape>
        <draw:custom-shape draw:name="Rectangle 5"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6"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7" draw:style-name="gr20" draw:text-style-name="P53" draw:layer="layout" svg:width="11.43cm" svg:height="1.06cm" svg:x="6.983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8" draw:style-name="gr20" draw:text-style-name="P26" draw:layer="layout" svg:width="11.43cm" svg:height="1.06cm" svg:x="6.983cm" svg:y="6.772cm">
          <text:p text:style-name="P24"><text:span text:style-name="T124">SecurityContextPersistenceFilter</text:span></text:p>
          <draw:enhanced-geometry svg:viewBox="0 0 21600 21600" draw:type="rectangle" draw:enhanced-path="M 0 0 L 21600 0 21600 21600 0 21600 0 0 Z N"/>
        </draw:custom-shape>
        <draw:custom-shape draw:name="Rectangle 9"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10" draw:style-name="gr83" draw:text-style-name="P19" xml:id="id51" draw:id="id51" draw:layer="layout" svg:width="0cm" svg:height="1.48cm" svg:x="11.641cm" svg:y="5.291cm" svg:viewBox="0 0 0 1481" draw:points="0,0 0,1481">
          <text:p/>
        </draw:polyline>
        <draw:polyline draw:name="Line 11" draw:style-name="gr84" draw:text-style-name="P19" xml:id="id53" draw:id="id53" draw:layer="layout" svg:width="0cm" svg:height="0.845cm" svg:x="11.641cm" svg:y="7.831cm" svg:viewBox="0 0 0 846" draw:points="0,0 0,846">
          <text:p/>
        </draw:polyline>
        <draw:polyline draw:name="Line 12" draw:style-name="gr85" draw:text-style-name="P19" xml:id="id55" draw:id="id55" draw:layer="layout" svg:width="0cm" svg:height="0.845cm" svg:x="11.641cm" svg:y="9.736cm" svg:viewBox="0 0 0 846" draw:points="0,0 0,846">
          <text:p/>
        </draw:polyline>
        <draw:polyline draw:name="Line 13" draw:style-name="gr86" draw:text-style-name="P19" xml:id="id57" draw:id="id57" draw:layer="layout" svg:width="0cm" svg:height="0.845cm" svg:x="11.641cm" svg:y="11.641cm" svg:viewBox="0 0 0 846" draw:points="0,0 0,846">
          <text:p/>
        </draw:polyline>
        <draw:polyline draw:name="Line 14" draw:style-name="gr87" draw:text-style-name="P19" xml:id="id59" draw:id="id59" draw:layer="layout" svg:width="0cm" svg:height="0.845cm" svg:x="11.641cm" svg:y="13.546cm" svg:viewBox="0 0 0 846" draw:points="0,0 0,846">
          <text:p/>
        </draw:polyline>
        <draw:polyline draw:name="Line 15" draw:style-name="gr88" draw:text-style-name="P19" xml:id="id62" draw:id="id62" draw:layer="layout" svg:width="0cm" svg:height="0.845cm" svg:x="13.757cm" svg:y="13.546cm" svg:viewBox="0 0 0 846" draw:points="0,846 0,0">
          <text:p/>
        </draw:polyline>
        <draw:polyline draw:name="Line 16" draw:style-name="gr89" draw:text-style-name="P19" xml:id="id64" draw:id="id64" draw:layer="layout" svg:width="0cm" svg:height="3.809cm" svg:x="21.166cm" svg:y="6.137cm" svg:viewBox="0 0 0 3810" draw:points="0,3810 0,0">
          <text:p/>
        </draw:polyline>
        <draw:g draw:name="Group 17" xml:id="id52" draw:id="id52">
          <draw:custom-shape draw:name="Text Box 18" draw:style-name="gr81" draw:text-style-name="P28" draw:layer="layout" svg:width="5.928cm" svg:height="2.289cm" svg:x="0.422cm" svg:y="6.137cm">
            <text:p text:style-name="P27"><text:span text:style-name="T126">No context in session </text:span><text:span text:style-name="T127">Establishes empty security context</text:span></text:p>
            <draw:enhanced-geometry svg:viewBox="0 0 21600 21600" draw:type="mso-spt202" draw:enhanced-path="M 0 0 L 21600 0 21600 21600 0 21600 0 0 Z N"/>
          </draw:custom-shape>
          <draw:line draw:name="Line 19" draw:style-name="gr82" draw:text-style-name="P19" draw:layer="layout" svg:x1="6.35cm" svg:y1="7.196cm" svg:x2="6.985cm" svg:y2="7.196cm">
            <text:p/>
          </draw:line>
        </draw:g>
        <draw:g draw:name="Group 37" xml:id="id54" draw:id="id54">
          <draw:custom-shape draw:name="Text Box 21" draw:style-name="gr81" draw:text-style-name="P28" draw:layer="layout" svg:width="5.928cm" svg:height="0.937cm" svg:x="0.422cm" svg:y="8.889cm">
            <text:p text:style-name="P27"><text:span text:style-name="T126">Does nothing</text:span></text:p>
            <draw:enhanced-geometry svg:viewBox="0 0 21600 21600" draw:type="mso-spt202" draw:enhanced-path="M 0 0 L 21600 0 21600 21600 0 21600 0 0 Z N"/>
          </draw:custom-shape>
          <draw:line draw:name="Line 22" draw:style-name="gr82" draw:text-style-name="P19" draw:layer="layout" svg:x1="6.35cm" svg:y1="9.312cm" svg:x2="6.985cm" svg:y2="9.312cm">
            <text:p/>
          </draw:line>
        </draw:g>
        <draw:g draw:name="Group 39" xml:id="id56" draw:id="id56">
          <draw:custom-shape draw:name="Text Box 24" draw:style-name="gr81" draw:text-style-name="P28" draw:layer="layout" svg:width="5.928cm" svg:height="0.937cm" svg:x="0.422cm" svg:y="10.671cm">
            <text:p text:style-name="P27"><text:span text:style-name="T126">Does nothing</text:span></text:p>
            <draw:enhanced-geometry svg:viewBox="0 0 21600 21600" draw:type="mso-spt202" draw:enhanced-path="M 0 0 L 21600 0 21600 21600 0 21600 0 0 Z N"/>
          </draw:custom-shape>
          <draw:line draw:name="Line 25" draw:style-name="gr82" draw:text-style-name="P19" draw:layer="layout" svg:x1="6.35cm" svg:y1="11.218cm" svg:x2="6.985cm" svg:y2="11.218cm">
            <text:p/>
          </draw:line>
        </draw:g>
        <draw:g draw:name="Group 38" xml:id="id58" draw:id="id58">
          <draw:custom-shape draw:name="Text Box 27" draw:style-name="gr81" draw:text-style-name="P28" draw:layer="layout" svg:width="5.928cm" svg:height="0.937cm" svg:x="0.422cm" svg:y="12.364cm">
            <text:p text:style-name="P27"><text:span text:style-name="T126">Does nothing</text:span></text:p>
            <draw:enhanced-geometry svg:viewBox="0 0 21600 21600" draw:type="mso-spt202" draw:enhanced-path="M 0 0 L 21600 0 21600 21600 0 21600 0 0 Z N"/>
          </draw:custom-shape>
          <draw:line draw:name="Line 28" draw:style-name="gr82" draw:text-style-name="P19" draw:layer="layout" svg:x1="6.35cm" svg:y1="12.911cm" svg:x2="6.985cm" svg:y2="12.911cm">
            <text:p/>
          </draw:line>
        </draw:g>
        <draw:g draw:name="Group 29" xml:id="id60" draw:id="id60">
          <draw:custom-shape draw:name="Text Box 30" draw:style-name="gr81" draw:text-style-name="P28" draw:layer="layout" svg:width="5.928cm" svg:height="2.965cm" svg:x="0.422cm" svg:y="13.969cm">
            <text:p text:style-name="P27"><text:span text:style-name="T126">Resource is secured </text:span><text:span text:style-name="T128">THROWS NOT AUTHENTICATED EXCEPTION</text:span></text:p>
            <draw:enhanced-geometry svg:viewBox="0 0 21600 21600" draw:type="mso-spt202" draw:enhanced-path="M 0 0 L 21600 0 21600 21600 0 21600 0 0 Z N"/>
          </draw:custom-shape>
          <draw:line draw:name="Line 31" draw:style-name="gr82" draw:text-style-name="P19" draw:layer="layout" svg:x1="6.35cm" svg:y1="14.817cm" svg:x2="6.985cm" svg:y2="14.817cm">
            <text:p/>
          </draw:line>
        </draw:g>
        <draw:g draw:name="Group 32" xml:id="id63" draw:id="id63">
          <draw:custom-shape draw:name="Text Box 33" draw:style-name="gr90" draw:text-style-name="P28" draw:layer="layout" svg:width="5.927cm" svg:height="5.669cm" svg:x="19.05cm" svg:y="9.947cm">
            <text:p text:style-name="P27"><text:span text:style-name="T126">Authentication exception! </text:span></text:p>
            <text:list text:style-name="L9">
              <text:list-item>
                <text:p text:style-name="P27"><text:span text:style-name="T127"><text:s/></text:span><text:span text:style-name="T127">Saves current request in session</text:span></text:p>
              </text:list-item>
              <text:list-item>
                <text:p text:style-name="P27"><text:span text:style-name="T127">Clears context </text:span></text:p>
              </text:list-item>
              <text:list-item>
                <text:p text:style-name="P27"><text:span text:style-name="T127">Redirects to authentication entry point</text:span></text:p>
              </text:list-item>
            </text:list>
            <draw:enhanced-geometry svg:viewBox="0 0 21600 21600" draw:type="mso-spt202" draw:enhanced-path="M 0 0 L 21600 0 21600 21600 0 21600 0 0 Z N"/>
          </draw:custom-shape>
          <draw:line draw:name="Line 34" draw:style-name="gr82" draw:text-style-name="P19" draw:layer="layout" svg:x1="18.415cm" svg:y1="13.122cm" svg:x2="19.05cm" svg:y2="13.122cm">
            <text:p/>
          </draw:line>
        </draw:g>
        <draw:custom-shape draw:name="Text Box 35" draw:style-name="gr12" draw:text-style-name="P29" xml:id="id61" draw:id="id61" draw:layer="layout" svg:width="2.229cm" svg:height="3.985cm" svg:x="6.989cm" svg:y="14.432cm">
          <text:p text:style-name="P27"><text:span text:style-name="T129">x</text:span></text:p>
          <draw:enhanced-geometry svg:viewBox="0 0 21600 21600" draw:type="mso-spt202" draw:enhanced-path="M 0 0 L 21600 0 21600 21600 0 21600 0 0 Z N"/>
        </draw:custom-shape>
        <draw:custom-shape draw:name="Rectangle 36" draw:style-name="gr22" draw:text-style-name="P26" xml:id="id65" draw:id="id65" draw:layer="layout" svg:width="5.927cm" svg:height="1.693cm" svg:x="16.721cm" svg:y="4.443cm">
          <text:p text:style-name="P24"><text:span text:style-name="T130">Login Form</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group-id="0" presentation:preset-class="entrance" presentation:preset-id="ooo-entrance-appear">
                  <anim:set smil:begin="0s" smil:dur="0.001s" smil:fill="hold" smil:targetElement="id65" smil:attributeName="visibility" smil:to="visible"/>
                </anim:par>
              </anim:par>
            </anim:par>
          </anim:seq>
        </anim:par>
        <presentation:notes draw:style-name="dp3">
          <draw:page-thumbnail draw:style-name="gr1" draw:layer="layout" svg:width="13cm" svg:height="9.75cm" svg:x="3.025cm" svg:y="1.93cm" draw:page-number="40" presentation:class="page"/>
          <draw:frame presentation:style-name="pr11" draw:text-style-name="P9" draw:layer="layout" svg:width="15.239cm" svg:height="11.429cm" svg:x="1.905cm" svg:y="12.065cm" presentation:class="notes" presentation:placeholder="true">
            <draw:text-box/>
          </draw:frame>
        </presentation:notes>
      </draw:page>
      <draw:page draw:name="Submit Login Request" draw:style-name="dp1" draw:master-page-name="Default" presentation:presentation-page-layout-name="AL3T19">
        <draw:frame presentation:style-name="pr5" draw:layer="layout" svg:width="22.86cm" svg:height="3.175cm" svg:x="1.27cm" svg:y="0.762cm" presentation:class="title">
          <draw:text-box>
            <text:p>Submit Login Request</text:p>
          </draw:text-box>
        </draw:frame>
        <draw:custom-shape draw:name="Text Box 3"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4" draw:style-name="gr9" draw:text-style-name="P26" draw:layer="layout" svg:width="9.313cm" svg:height="1.06cm" svg:x="8.253cm" svg:y="16.297cm">
          <text:p text:style-name="P24"><text:span text:style-name="T120">SecuredResource</text:span></text:p>
          <draw:enhanced-geometry svg:viewBox="0 0 21600 21600" draw:type="rectangle" draw:enhanced-path="M 0 0 L 21600 0 21600 21600 0 21600 0 0 Z N"/>
        </draw:custom-shape>
        <draw:custom-shape draw:name="Rectangle 5"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6"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7" draw:style-name="gr20" draw:text-style-name="P53" draw:layer="layout" svg:width="11.43cm" svg:height="1.06cm" svg:x="6.983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8" draw:style-name="gr20" draw:text-style-name="P26" draw:layer="layout" svg:width="11.43cm" svg:height="1.06cm" svg:x="6.983cm" svg:y="6.772cm">
          <text:p text:style-name="P24"><text:span text:style-name="T124">SecurityContextPersistenceFilter</text:span></text:p>
          <draw:enhanced-geometry svg:viewBox="0 0 21600 21600" draw:type="rectangle" draw:enhanced-path="M 0 0 L 21600 0 21600 21600 0 21600 0 0 Z N"/>
        </draw:custom-shape>
        <draw:custom-shape draw:name="Rectangle 9"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10" draw:style-name="gr91" draw:text-style-name="P19" xml:id="id66" draw:id="id66" draw:layer="layout" svg:width="0cm" svg:height="1.48cm" svg:x="11.641cm" svg:y="5.291cm" svg:viewBox="0 0 0 1481" draw:points="0,0 0,1481">
          <text:p/>
        </draw:polyline>
        <draw:polyline draw:name="Line 11" draw:style-name="gr92" draw:text-style-name="P19" xml:id="id68" draw:id="id68" draw:layer="layout" svg:width="0cm" svg:height="0.845cm" svg:x="11.641cm" svg:y="7.831cm" svg:viewBox="0 0 0 846" draw:points="0,0 0,846">
          <text:p/>
        </draw:polyline>
        <draw:polyline draw:name="Line 12" draw:style-name="gr93" draw:text-style-name="P19" xml:id="id70" draw:id="id70" draw:layer="layout" svg:width="0cm" svg:height="0.845cm" svg:x="11.641cm" svg:y="9.736cm" svg:viewBox="0 0 0 846" draw:points="0,0 0,846">
          <text:p/>
        </draw:polyline>
        <draw:g draw:name="Group 17" xml:id="id67" draw:id="id67">
          <draw:custom-shape draw:name="Text Box 18" draw:style-name="gr81" draw:text-style-name="P28" draw:layer="layout" svg:width="5.928cm" svg:height="2.289cm" svg:x="0.422cm" svg:y="6.137cm">
            <text:p text:style-name="P27"><text:span text:style-name="T126">No context in session </text:span><text:span text:style-name="T127">Establishes empty security context</text:span></text:p>
            <draw:enhanced-geometry svg:viewBox="0 0 21600 21600" draw:type="mso-spt202" draw:enhanced-path="M 0 0 L 21600 0 21600 21600 0 21600 0 0 Z N"/>
          </draw:custom-shape>
          <draw:line draw:name="Line 19" draw:style-name="gr82" draw:text-style-name="P19" draw:layer="layout" svg:x1="6.35cm" svg:y1="7.196cm" svg:x2="6.985cm" svg:y2="7.196cm">
            <text:p/>
          </draw:line>
        </draw:g>
        <draw:g draw:name="Group 20" xml:id="id69" draw:id="id69">
          <draw:custom-shape draw:name="Text Box 21" draw:style-name="gr81" draw:text-style-name="P28" draw:layer="layout" svg:width="5.928cm" svg:height="0.937cm" svg:x="0.422cm" svg:y="8.889cm">
            <text:p text:style-name="P27"><text:span text:style-name="T126">Does nothing</text:span></text:p>
            <draw:enhanced-geometry svg:viewBox="0 0 21600 21600" draw:type="mso-spt202" draw:enhanced-path="M 0 0 L 21600 0 21600 21600 0 21600 0 0 Z N"/>
          </draw:custom-shape>
          <draw:line draw:name="Line 22" draw:style-name="gr82" draw:text-style-name="P19" draw:layer="layout" svg:x1="6.35cm" svg:y1="9.312cm" svg:x2="6.985cm" svg:y2="9.312cm">
            <text:p/>
          </draw:line>
        </draw:g>
        <draw:g draw:name="Group 23" xml:id="id71" draw:id="id71">
          <draw:custom-shape draw:name="Text Box 24" draw:style-name="gr94" draw:text-style-name="P28" draw:layer="layout" svg:width="5.928cm" svg:height="6.345cm" svg:x="0.422cm" svg:y="10.371cm">
            <text:p text:style-name="P27"><text:span text:style-name="T131">Creates request and delegates to the Authentication</text:span></text:p>
            <text:p text:style-name="P27"><text:span text:style-name="T131">Manager</text:span></text:p>
            <text:list text:style-name="L9">
              <text:list-item>
                <text:p text:style-name="P27"><text:span text:style-name="T132">SUCCESS</text:span></text:p>
              </text:list-item>
            </text:list>
            <text:p text:style-name="P27"><text:span text:style-name="T133">populates context</text:span></text:p>
            <text:p text:style-name="P27"><text:span text:style-name="T133">redirects to target url</text:span></text:p>
            <text:list text:style-name="L10">
              <text:list-item>
                <text:p text:style-name="P27"><text:span text:style-name="T134">FAILURE</text:span><text:span text:style-name="T135"> </text:span></text:p>
              </text:list-item>
            </text:list>
            <text:p text:style-name="P27"><text:span text:style-name="T135">redirects to failure url</text:span></text:p>
            <draw:enhanced-geometry svg:viewBox="0 0 21600 21600" draw:type="mso-spt202" draw:enhanced-path="M 0 0 L 21600 0 21600 21600 0 21600 0 0 Z N"/>
          </draw:custom-shape>
          <draw:line draw:name="Line 25" draw:style-name="gr82" draw:text-style-name="P19" draw:layer="layout" svg:x1="6.35cm" svg:y1="10.918cm" svg:x2="6.985cm" svg:y2="10.91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1" draw:layer="layout" svg:width="13cm" svg:height="9.75cm" svg:x="3.025cm" svg:y="1.93cm" draw:page-number="41" presentation:class="page"/>
          <draw:frame presentation:style-name="pr11" draw:text-style-name="P54" draw:layer="layout" svg:width="13.973cm" svg:height="11.429cm" svg:x="2.538cm" svg:y="12.064cm" presentation:class="notes" presentation:placeholder="true" presentation:user-transformed="true">
            <draw:text-box/>
          </draw:frame>
        </presentation:notes>
      </draw:page>
      <draw:page draw:name="Access Resource With Required Role" draw:style-name="dp1" draw:master-page-name="Default" presentation:presentation-page-layout-name="AL3T19">
        <draw:frame presentation:style-name="pr23" draw:layer="layout" svg:width="22.86cm" svg:height="1.615cm" svg:x="1.27cm" svg:y="1.542cm" presentation:class="title" presentation:user-transformed="true">
          <draw:text-box>
            <text:p>Access Resource With Required Role</text:p>
          </draw:text-box>
        </draw:frame>
        <draw:custom-shape draw:name="Text Box 3"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4" draw:style-name="gr9" draw:text-style-name="P26" draw:layer="layout" svg:width="9.313cm" svg:height="1.06cm" svg:x="8.253cm" svg:y="16.297cm">
          <text:p text:style-name="P24"><text:span text:style-name="T120">SecuredResource</text:span></text:p>
          <draw:enhanced-geometry svg:viewBox="0 0 21600 21600" draw:type="rectangle" draw:enhanced-path="M 0 0 L 21600 0 21600 21600 0 21600 0 0 Z N"/>
        </draw:custom-shape>
        <draw:custom-shape draw:name="Rectangle 5"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6"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7" draw:style-name="gr20" draw:text-style-name="P53" draw:layer="layout" svg:width="11.43cm" svg:height="1.06cm" svg:x="6.983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8" draw:style-name="gr20" draw:text-style-name="P26" draw:layer="layout" svg:width="11.43cm" svg:height="1.06cm" svg:x="6.983cm" svg:y="6.772cm">
          <text:p text:style-name="P24"><text:span text:style-name="T124">SecurityContextPersistenceFilter</text:span></text:p>
          <draw:enhanced-geometry svg:viewBox="0 0 21600 21600" draw:type="rectangle" draw:enhanced-path="M 0 0 L 21600 0 21600 21600 0 21600 0 0 Z N"/>
        </draw:custom-shape>
        <draw:custom-shape draw:name="Rectangle 9"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10" draw:style-name="gr95" draw:text-style-name="P19" xml:id="id72" draw:id="id72" draw:layer="layout" svg:width="0cm" svg:height="1.48cm" svg:x="11.641cm" svg:y="5.291cm" svg:viewBox="0 0 0 1481" draw:points="0,0 0,1481">
          <text:p/>
        </draw:polyline>
        <draw:polyline draw:name="Line 11" draw:style-name="gr96" draw:text-style-name="P19" xml:id="id74" draw:id="id74" draw:layer="layout" svg:width="0cm" svg:height="0.845cm" svg:x="11.641cm" svg:y="7.831cm" svg:viewBox="0 0 0 846" draw:points="0,0 0,846">
          <text:p/>
        </draw:polyline>
        <draw:polyline draw:name="Line 12" draw:style-name="gr97" draw:text-style-name="P19" xml:id="id76" draw:id="id76" draw:layer="layout" svg:width="0cm" svg:height="0.845cm" svg:x="11.641cm" svg:y="9.736cm" svg:viewBox="0 0 0 846" draw:points="0,0 0,846">
          <text:p/>
        </draw:polyline>
        <draw:polyline draw:name="Line 13" draw:style-name="gr98" draw:text-style-name="P19" xml:id="id78" draw:id="id78" draw:layer="layout" svg:width="0cm" svg:height="0.845cm" svg:x="11.641cm" svg:y="11.641cm" svg:viewBox="0 0 0 846" draw:points="0,0 0,846">
          <text:p/>
        </draw:polyline>
        <draw:polyline draw:name="Line 14" draw:style-name="gr99" draw:text-style-name="P19" xml:id="id80" draw:id="id80" draw:layer="layout" svg:width="0cm" svg:height="0.845cm" svg:x="11.641cm" svg:y="13.546cm" svg:viewBox="0 0 0 846" draw:points="0,0 0,846">
          <text:p/>
        </draw:polyline>
        <draw:polyline draw:name="Line 15" draw:style-name="gr100" draw:text-style-name="P19" xml:id="id86" draw:id="id86" draw:layer="layout" svg:width="0cm" svg:height="0.845cm" svg:x="13.757cm" svg:y="13.546cm" svg:viewBox="0 0 0 846" draw:points="0,846 0,0">
          <text:p/>
        </draw:polyline>
        <draw:g draw:name="Group 17" xml:id="id73" draw:id="id73">
          <draw:custom-shape draw:name="Text Box 18" draw:style-name="gr81" draw:text-style-name="P28" draw:layer="layout" svg:width="5.928cm" svg:height="2.289cm" svg:x="0.422cm" svg:y="6.137cm">
            <text:p text:style-name="P27"><text:span text:style-name="T127">Finds context in session and sets for current thread</text:span></text:p>
            <draw:enhanced-geometry svg:viewBox="0 0 21600 21600" draw:type="mso-spt202" draw:enhanced-path="M 0 0 L 21600 0 21600 21600 0 21600 0 0 Z N"/>
          </draw:custom-shape>
          <draw:line draw:name="Line 19" draw:style-name="gr82" draw:text-style-name="P19" draw:layer="layout" svg:x1="6.35cm" svg:y1="7.196cm" svg:x2="6.985cm" svg:y2="7.196cm">
            <text:p/>
          </draw:line>
        </draw:g>
        <draw:g draw:name="Group 20" xml:id="id75" draw:id="id75">
          <draw:custom-shape draw:name="Text Box 21" draw:style-name="gr81" draw:text-style-name="P28" draw:layer="layout" svg:width="5.928cm" svg:height="0.937cm" svg:x="0.422cm" svg:y="8.977cm">
            <text:p text:style-name="P27"><text:span text:style-name="T126">Does nothing</text:span></text:p>
            <draw:enhanced-geometry svg:viewBox="0 0 21600 21600" draw:type="mso-spt202" draw:enhanced-path="M 0 0 L 21600 0 21600 21600 0 21600 0 0 Z N"/>
          </draw:custom-shape>
          <draw:line draw:name="Line 22" draw:style-name="gr82" draw:text-style-name="P19" draw:layer="layout" svg:x1="6.35cm" svg:y1="9.4cm" svg:x2="6.985cm" svg:y2="9.4cm">
            <text:p/>
          </draw:line>
        </draw:g>
        <draw:g draw:name="Group 23" xml:id="id77" draw:id="id77">
          <draw:custom-shape draw:name="Text Box 24" draw:style-name="gr81" draw:text-style-name="P28" draw:layer="layout" svg:width="5.928cm" svg:height="0.937cm" svg:x="0.422cm" svg:y="10.671cm">
            <text:p text:style-name="P27"><text:span text:style-name="T126">Does nothing</text:span></text:p>
            <draw:enhanced-geometry svg:viewBox="0 0 21600 21600" draw:type="mso-spt202" draw:enhanced-path="M 0 0 L 21600 0 21600 21600 0 21600 0 0 Z N"/>
          </draw:custom-shape>
          <draw:line draw:name="Line 25" draw:style-name="gr82" draw:text-style-name="P19" draw:layer="layout" svg:x1="6.35cm" svg:y1="11.218cm" svg:x2="6.985cm" svg:y2="11.218cm">
            <text:p/>
          </draw:line>
        </draw:g>
        <draw:g draw:name="Group 26" xml:id="id79" draw:id="id79">
          <draw:custom-shape draw:name="Text Box 27" draw:style-name="gr81" draw:text-style-name="P28" draw:layer="layout" svg:width="5.928cm" svg:height="0.937cm" svg:x="0.422cm" svg:y="12.364cm">
            <text:p text:style-name="P27"><text:span text:style-name="T126">Does nothing</text:span></text:p>
            <draw:enhanced-geometry svg:viewBox="0 0 21600 21600" draw:type="mso-spt202" draw:enhanced-path="M 0 0 L 21600 0 21600 21600 0 21600 0 0 Z N"/>
          </draw:custom-shape>
          <draw:line draw:name="Line 28" draw:style-name="gr82" draw:text-style-name="P19" draw:layer="layout" svg:x1="6.35cm" svg:y1="12.911cm" svg:x2="6.985cm" svg:y2="12.911cm">
            <text:p/>
          </draw:line>
        </draw:g>
        <draw:g draw:name="Group 29" xml:id="id81" draw:id="id81">
          <draw:custom-shape draw:name="Text Box 30" draw:style-name="gr81" draw:text-style-name="P28" draw:layer="layout" svg:width="5.928cm" svg:height="2.965cm" svg:x="0.422cm" svg:y="13.969cm">
            <text:p text:style-name="P27"><text:span text:style-name="T126">Consults attributes, obtains context, and delegates to access decision manager </text:span></text:p>
            <draw:enhanced-geometry svg:viewBox="0 0 21600 21600" draw:type="mso-spt202" draw:enhanced-path="M 0 0 L 21600 0 21600 21600 0 21600 0 0 Z N"/>
          </draw:custom-shape>
          <draw:line draw:name="Line 31" draw:style-name="gr82" draw:text-style-name="P19" draw:layer="layout" svg:x1="6.35cm" svg:y1="14.817cm" svg:x2="6.985cm" svg:y2="14.817cm">
            <text:p/>
          </draw:line>
        </draw:g>
        <draw:g draw:name="Group 58" xml:id="id87" draw:id="id87">
          <draw:custom-shape draw:name="Text Box 33" draw:style-name="gr81" draw:text-style-name="P28" draw:layer="layout" svg:width="5.927cm" svg:height="0.937cm" svg:x="19.05cm" svg:y="12.576cm">
            <text:p text:style-name="P27"><text:span text:style-name="T126">Does nothing</text:span></text:p>
            <draw:enhanced-geometry svg:viewBox="0 0 21600 21600" draw:type="mso-spt202" draw:enhanced-path="M 0 0 L 21600 0 21600 21600 0 21600 0 0 Z N"/>
          </draw:custom-shape>
          <draw:line draw:name="Line 34" draw:style-name="gr82" draw:text-style-name="P19" draw:layer="layout" svg:x1="18.415cm" svg:y1="13.122cm" svg:x2="19.05cm" svg:y2="13.122cm">
            <text:p/>
          </draw:line>
        </draw:g>
        <draw:polyline draw:name="Line 37" draw:style-name="gr101" draw:text-style-name="P19" xml:id="id83" draw:id="id83" draw:layer="layout" svg:width="0cm" svg:height="0.845cm" svg:x="11.641cm" svg:y="15.451cm" svg:viewBox="0 0 0 846" draw:points="0,0 0,846">
          <text:p/>
        </draw:polyline>
        <draw:g draw:name="Group 45" xml:id="id91" draw:id="id91">
          <draw:custom-shape draw:name="Text Box 42" draw:style-name="gr81" draw:text-style-name="P28" draw:layer="layout" svg:width="5.927cm" svg:height="0.937cm" svg:x="19.05cm" svg:y="8.677cm">
            <text:p text:style-name="P27"><text:span text:style-name="T126">Does nothing</text:span></text:p>
            <draw:enhanced-geometry svg:viewBox="0 0 21600 21600" draw:type="mso-spt202" draw:enhanced-path="M 0 0 L 21600 0 21600 21600 0 21600 0 0 Z N"/>
          </draw:custom-shape>
          <draw:line draw:name="Line 43" draw:style-name="gr82" draw:text-style-name="P19" draw:layer="layout" svg:x1="18.415cm" svg:y1="9.101cm" svg:x2="19.05cm" svg:y2="9.101cm">
            <text:p/>
          </draw:line>
        </draw:g>
        <draw:g draw:name="Group 46" xml:id="id93" draw:id="id93">
          <draw:custom-shape draw:name="Text Box 39" draw:style-name="gr81" draw:text-style-name="P28" draw:layer="layout" svg:width="5.927cm" svg:height="1.613cm" svg:x="19.05cm" svg:y="6.393cm">
            <text:p text:style-name="P27"><text:span text:style-name="T127">Stores context back into session</text:span></text:p>
            <draw:enhanced-geometry svg:viewBox="0 0 21600 21600" draw:type="mso-spt202" draw:enhanced-path="M 0 0 L 21600 0 21600 21600 0 21600 0 0 Z N"/>
          </draw:custom-shape>
          <draw:line draw:name="Line 44" draw:style-name="gr82" draw:text-style-name="P19" draw:layer="layout" svg:x1="18.415cm" svg:y1="7.407cm" svg:x2="19.05cm" svg:y2="7.407cm">
            <text:p/>
          </draw:line>
        </draw:g>
        <draw:g draw:name="Group 47" xml:id="id89" draw:id="id89">
          <draw:custom-shape draw:name="Text Box 48" draw:style-name="gr81" draw:text-style-name="P28" draw:layer="layout" svg:width="5.927cm" svg:height="0.937cm" svg:x="19.05cm" svg:y="10.794cm">
            <text:p text:style-name="P27"><text:span text:style-name="T126">Does nothing</text:span></text:p>
            <draw:enhanced-geometry svg:viewBox="0 0 21600 21600" draw:type="mso-spt202" draw:enhanced-path="M 0 0 L 21600 0 21600 21600 0 21600 0 0 Z N"/>
          </draw:custom-shape>
          <draw:line draw:name="Line 49" draw:style-name="gr82" draw:text-style-name="P19" draw:layer="layout" svg:x1="18.415cm" svg:y1="11.218cm" svg:x2="19.05cm" svg:y2="11.218cm">
            <text:p/>
          </draw:line>
        </draw:g>
        <draw:g draw:name="Group 52" xml:id="id82" draw:id="id82">
          <draw:line draw:name="Line 50" draw:style-name="gr102" draw:text-style-name="P19" draw:layer="layout" svg:x1="5.503cm" svg:y1="16.509cm" svg:x2="5.927cm" svg:y2="16.932cm">
            <text:p/>
          </draw:line>
          <draw:line draw:name="Line 51" draw:style-name="gr102" draw:text-style-name="P19" draw:layer="layout" svg:x1="5.926cm" svg:y1="16.933cm" svg:x2="6.561cm" svg:y2="15.663cm">
            <text:p/>
          </draw:line>
        </draw:g>
        <draw:polyline draw:name="Line 53" draw:style-name="gr103" draw:text-style-name="P19" xml:id="id84" draw:id="id84" draw:layer="layout" svg:width="0cm" svg:height="0.845cm" svg:x="13.757cm" svg:y="15.451cm" svg:viewBox="0 0 0 846" draw:points="0,846 0,0">
          <text:p/>
        </draw:polyline>
        <draw:g draw:name="Group 54" xml:id="id85" draw:id="id85">
          <draw:custom-shape draw:name="Text Box 55" draw:style-name="gr81" draw:text-style-name="P28" draw:layer="layout" svg:width="5.927cm" svg:height="0.937cm" svg:x="19.05cm" svg:y="14.481cm">
            <text:p text:style-name="P27"><text:span text:style-name="T126">Does nothing</text:span></text:p>
            <draw:enhanced-geometry svg:viewBox="0 0 21600 21600" draw:type="mso-spt202" draw:enhanced-path="M 0 0 L 21600 0 21600 21600 0 21600 0 0 Z N"/>
          </draw:custom-shape>
          <draw:line draw:name="Line 56" draw:style-name="gr82" draw:text-style-name="P19" draw:layer="layout" svg:x1="18.415cm" svg:y1="14.905cm" svg:x2="19.05cm" svg:y2="14.905cm">
            <text:p/>
          </draw:line>
        </draw:g>
        <draw:polyline draw:name="Line 57" draw:style-name="gr104" draw:text-style-name="P19" xml:id="id88" draw:id="id88" draw:layer="layout" svg:width="0cm" svg:height="0.845cm" svg:x="13.757cm" svg:y="11.641cm" svg:viewBox="0 0 0 846" draw:points="0,846 0,0">
          <text:p/>
        </draw:polyline>
        <draw:polyline draw:name="Line 59" draw:style-name="gr105" draw:text-style-name="P19" xml:id="id90" draw:id="id90" draw:layer="layout" svg:width="0cm" svg:height="0.845cm" svg:x="13.757cm" svg:y="9.736cm" svg:viewBox="0 0 0 846" draw:points="0,846 0,0">
          <text:p/>
        </draw:polyline>
        <draw:polyline draw:name="Line 60" draw:style-name="gr106" draw:text-style-name="P19" xml:id="id92" draw:id="id92" draw:layer="layout" svg:width="0cm" svg:height="0.845cm" svg:x="13.757cm" svg:y="7.831cm" svg:viewBox="0 0 0 846" draw:points="0,846 0,0">
          <text:p/>
        </draw:polyline>
        <draw:polyline draw:name="Line 61" draw:style-name="gr107" draw:text-style-name="P19" xml:id="id94" draw:id="id94" draw:layer="layout" svg:width="0cm" svg:height="1.48cm" svg:x="13.757cm" svg:y="5.29cm" svg:viewBox="0 0 0 1481" draw:points="0,1481 0,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3cm" svg:height="9.75cm" svg:x="3.025cm" svg:y="1.93cm" draw:page-number="42" presentation:class="page"/>
          <draw:frame presentation:style-name="pr11" draw:text-style-name="P9" draw:layer="layout" svg:width="15.239cm" svg:height="11.429cm" svg:x="1.905cm" svg:y="12.065cm" presentation:class="notes" presentation:placeholder="true">
            <draw:text-box/>
          </draw:frame>
        </presentation:notes>
      </draw:page>
      <draw:page draw:name="Access Resource Without Required Role" draw:style-name="dp1" draw:master-page-name="Default" presentation:presentation-page-layout-name="AL3T19">
        <draw:frame presentation:style-name="pr23" draw:layer="layout" svg:width="22.86cm" svg:height="1.615cm" svg:x="1.27cm" svg:y="1.542cm" presentation:class="title" presentation:user-transformed="true">
          <draw:text-box>
            <text:p>Access Resource Without Required Role</text:p>
          </draw:text-box>
        </draw:frame>
        <draw:custom-shape draw:name="Text Box 3"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4" draw:style-name="gr9" draw:text-style-name="P26" draw:layer="layout" svg:width="9.313cm" svg:height="1.06cm" svg:x="8.253cm" svg:y="16.297cm">
          <text:p text:style-name="P24"><text:span text:style-name="T120">SecuredResource</text:span></text:p>
          <draw:enhanced-geometry svg:viewBox="0 0 21600 21600" draw:type="rectangle" draw:enhanced-path="M 0 0 L 21600 0 21600 21600 0 21600 0 0 Z N"/>
        </draw:custom-shape>
        <draw:custom-shape draw:name="Rectangle 5"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6"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7" draw:style-name="gr20" draw:text-style-name="P53" draw:layer="layout" svg:width="11.43cm" svg:height="1.06cm" svg:x="6.983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8" draw:style-name="gr20" draw:text-style-name="P26" draw:layer="layout" svg:width="11.43cm" svg:height="1.06cm" svg:x="6.983cm" svg:y="6.772cm">
          <text:p text:style-name="P24"><text:span text:style-name="T124">SecurityContextPersistenceFilter</text:span></text:p>
          <draw:enhanced-geometry svg:viewBox="0 0 21600 21600" draw:type="rectangle" draw:enhanced-path="M 0 0 L 21600 0 21600 21600 0 21600 0 0 Z N"/>
        </draw:custom-shape>
        <draw:custom-shape draw:name="Rectangle 9"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10" draw:style-name="gr108" draw:text-style-name="P19" xml:id="id95" draw:id="id95" draw:layer="layout" svg:width="0cm" svg:height="1.48cm" svg:x="11.641cm" svg:y="5.291cm" svg:viewBox="0 0 0 1481" draw:points="0,0 0,1481">
          <text:p/>
        </draw:polyline>
        <draw:polyline draw:name="Line 11" draw:style-name="gr109" draw:text-style-name="P19" xml:id="id97" draw:id="id97" draw:layer="layout" svg:width="0cm" svg:height="0.845cm" svg:x="11.641cm" svg:y="7.831cm" svg:viewBox="0 0 0 846" draw:points="0,0 0,846">
          <text:p/>
        </draw:polyline>
        <draw:polyline draw:name="Line 12" draw:style-name="gr110" draw:text-style-name="P19" xml:id="id99" draw:id="id99" draw:layer="layout" svg:width="0cm" svg:height="0.845cm" svg:x="11.641cm" svg:y="9.736cm" svg:viewBox="0 0 0 846" draw:points="0,0 0,846">
          <text:p/>
        </draw:polyline>
        <draw:polyline draw:name="Line 13" draw:style-name="gr111" draw:text-style-name="P19" xml:id="id101" draw:id="id101" draw:layer="layout" svg:width="0cm" svg:height="0.845cm" svg:x="11.641cm" svg:y="11.641cm" svg:viewBox="0 0 0 846" draw:points="0,0 0,846">
          <text:p/>
        </draw:polyline>
        <draw:polyline draw:name="Line 14" draw:style-name="gr112" draw:text-style-name="P19" xml:id="id103" draw:id="id103" draw:layer="layout" svg:width="0cm" svg:height="0.845cm" svg:x="11.641cm" svg:y="13.546cm" svg:viewBox="0 0 0 846" draw:points="0,0 0,846">
          <text:p/>
        </draw:polyline>
        <draw:polyline draw:name="Line 15" draw:style-name="gr113" draw:text-style-name="P19" xml:id="id106" draw:id="id106" draw:layer="layout" svg:width="0cm" svg:height="0.845cm" svg:x="13.757cm" svg:y="13.546cm" svg:viewBox="0 0 0 846" draw:points="0,846 0,0">
          <text:p/>
        </draw:polyline>
        <draw:g draw:name="Group 16" xml:id="id96" draw:id="id96">
          <draw:custom-shape draw:name="Text Box 17" draw:style-name="gr81" draw:text-style-name="P28" draw:layer="layout" svg:width="5.928cm" svg:height="2.289cm" svg:x="0.422cm" svg:y="6.137cm">
            <text:p text:style-name="P27"><text:span text:style-name="T127">Finds context in session and sets for current thread</text:span></text:p>
            <draw:enhanced-geometry svg:viewBox="0 0 21600 21600" draw:type="mso-spt202" draw:enhanced-path="M 0 0 L 21600 0 21600 21600 0 21600 0 0 Z N"/>
          </draw:custom-shape>
          <draw:line draw:name="Line 18" draw:style-name="gr82" draw:text-style-name="P19" draw:layer="layout" svg:x1="6.35cm" svg:y1="7.196cm" svg:x2="6.985cm" svg:y2="7.196cm">
            <text:p/>
          </draw:line>
        </draw:g>
        <draw:g draw:name="Group 19" xml:id="id98" draw:id="id98">
          <draw:custom-shape draw:name="Text Box 20" draw:style-name="gr81" draw:text-style-name="P28" draw:layer="layout" svg:width="5.928cm" svg:height="0.937cm" svg:x="0.422cm" svg:y="8.977cm">
            <text:p text:style-name="P27"><text:span text:style-name="T126">Does nothing</text:span></text:p>
            <draw:enhanced-geometry svg:viewBox="0 0 21600 21600" draw:type="mso-spt202" draw:enhanced-path="M 0 0 L 21600 0 21600 21600 0 21600 0 0 Z N"/>
          </draw:custom-shape>
          <draw:line draw:name="Line 21" draw:style-name="gr82" draw:text-style-name="P19" draw:layer="layout" svg:x1="6.35cm" svg:y1="9.4cm" svg:x2="6.985cm" svg:y2="9.4cm">
            <text:p/>
          </draw:line>
        </draw:g>
        <draw:g draw:name="Group 22" xml:id="id100" draw:id="id100">
          <draw:custom-shape draw:name="Text Box 23" draw:style-name="gr81" draw:text-style-name="P28" draw:layer="layout" svg:width="5.928cm" svg:height="0.937cm" svg:x="0.422cm" svg:y="10.582cm">
            <text:p text:style-name="P27"><text:span text:style-name="T126">Does nothing</text:span></text:p>
            <draw:enhanced-geometry svg:viewBox="0 0 21600 21600" draw:type="mso-spt202" draw:enhanced-path="M 0 0 L 21600 0 21600 21600 0 21600 0 0 Z N"/>
          </draw:custom-shape>
          <draw:line draw:name="Line 24" draw:style-name="gr82" draw:text-style-name="P19" draw:layer="layout" svg:x1="6.35cm" svg:y1="11.129cm" svg:x2="6.985cm" svg:y2="11.129cm">
            <text:p/>
          </draw:line>
        </draw:g>
        <draw:g draw:name="Group 25" xml:id="id102" draw:id="id102">
          <draw:custom-shape draw:name="Text Box 26" draw:style-name="gr81" draw:text-style-name="P28" draw:layer="layout" svg:width="5.928cm" svg:height="0.937cm" svg:x="0.422cm" svg:y="12.276cm">
            <text:p text:style-name="P27"><text:span text:style-name="T126">Does nothing</text:span></text:p>
            <draw:enhanced-geometry svg:viewBox="0 0 21600 21600" draw:type="mso-spt202" draw:enhanced-path="M 0 0 L 21600 0 21600 21600 0 21600 0 0 Z N"/>
          </draw:custom-shape>
          <draw:line draw:name="Line 27" draw:style-name="gr82" draw:text-style-name="P19" draw:layer="layout" svg:x1="6.35cm" svg:y1="12.823cm" svg:x2="6.985cm" svg:y2="12.823cm">
            <text:p/>
          </draw:line>
        </draw:g>
        <draw:g draw:name="Group 59" xml:id="id105" draw:id="id105">
          <draw:custom-shape draw:name="Text Box 57" draw:style-name="gr114" draw:text-style-name="P28" draw:layer="layout" svg:width="13.291cm" svg:height="1.108cm" svg:x="1.522cm" svg:y="17.312cm">
            <text:p text:style-name="P27"><text:span text:style-name="T136">Throws ACCESS DENIED EXCEPTION</text:span></text:p>
            <draw:enhanced-geometry svg:viewBox="0 0 21600 21600" draw:type="mso-spt202" draw:enhanced-path="M 0 0 L 21600 0 21600 21600 0 21600 0 0 Z N"/>
          </draw:custom-shape>
          <draw:custom-shape draw:name="Text Box 55" draw:style-name="gr12" draw:text-style-name="P28" draw:layer="layout" svg:width="2.073cm" svg:height="3.647cm" svg:x="7.711cm" svg:y="14.56cm">
            <text:p text:style-name="P27"><text:span text:style-name="T137">x</text:span></text:p>
            <draw:enhanced-geometry svg:viewBox="0 0 21600 21600" draw:type="mso-spt202" draw:enhanced-path="M 0 0 L 21600 0 21600 21600 0 21600 0 0 Z N"/>
          </draw:custom-shape>
          <draw:line draw:name="Line 58" draw:style-name="gr115" draw:text-style-name="P19" draw:layer="layout" svg:x1="4.444cm" svg:y1="16.509cm" svg:x2="4.444cm" svg:y2="17.356cm">
            <text:p/>
          </draw:line>
        </draw:g>
        <draw:g draw:name="Group 65" xml:id="id104" draw:id="id104">
          <draw:custom-shape draw:name="Text Box 29" draw:style-name="gr81" draw:text-style-name="P28" draw:layer="layout" svg:width="5.928cm" svg:height="2.965cm" svg:x="0.422cm" svg:y="13.546cm">
            <text:p text:style-name="P27"><text:span text:style-name="T126">Consults attributes, obtains context, and delegates to access decision manager</text:span><text:span text:style-name="T138"> </text:span></text:p>
            <draw:enhanced-geometry svg:viewBox="0 0 21600 21600" draw:type="mso-spt202" draw:enhanced-path="M 0 0 L 21600 0 21600 21600 0 21600 0 0 Z N"/>
          </draw:custom-shape>
          <draw:line draw:name="Line 30" draw:style-name="gr82" draw:text-style-name="P19" draw:layer="layout" svg:x1="6.35cm" svg:y1="14.816cm" svg:x2="6.985cm" svg:y2="14.816cm">
            <text:p/>
          </draw:line>
        </draw:g>
        <draw:polyline draw:name="Line 60" draw:style-name="gr116" draw:text-style-name="P19" xml:id="id108" draw:id="id108" draw:layer="layout" svg:width="0cm" svg:height="3.809cm" svg:x="21.166cm" svg:y="6.137cm" svg:viewBox="0 0 0 3810" draw:points="0,3810 0,0">
          <text:p/>
        </draw:polyline>
        <draw:g draw:name="Group 61" xml:id="id107" draw:id="id107">
          <draw:custom-shape draw:name="Text Box 62" draw:style-name="gr117" draw:text-style-name="P28" draw:layer="layout" svg:width="5.927cm" svg:height="4.317cm" svg:x="19.05cm" svg:y="9.947cm">
            <text:p text:style-name="P27"><text:span text:style-name="T126">Access Denied Exception! </text:span></text:p>
            <text:list text:style-name="L9">
              <text:list-item>
                <text:p text:style-name="P27"><text:span text:style-name="T127"><text:s/></text:span><text:span text:style-name="T127">Puts exception in request scope</text:span></text:p>
              </text:list-item>
              <text:list-item>
                <text:p text:style-name="P27"><text:span text:style-name="T127"><text:s/></text:span><text:span text:style-name="T127">Forwards to the error page</text:span></text:p>
              </text:list-item>
            </text:list>
            <draw:enhanced-geometry svg:viewBox="0 0 21600 21600" draw:type="mso-spt202" draw:enhanced-path="M 0 0 L 21600 0 21600 21600 0 21600 0 0 Z N"/>
          </draw:custom-shape>
          <draw:line draw:name="Line 63" draw:style-name="gr82" draw:text-style-name="P19" draw:layer="layout" svg:x1="18.415cm" svg:y1="13.122cm" svg:x2="19.05cm" svg:y2="13.122cm">
            <text:p/>
          </draw:line>
        </draw:g>
        <draw:custom-shape draw:name="Rectangle 64" draw:style-name="gr22" draw:text-style-name="P26" xml:id="id109" draw:id="id109" draw:layer="layout" svg:width="5.927cm" svg:height="1.693cm" svg:x="16.721cm" svg:y="4.443cm">
          <text:p text:style-name="P24"><text:span text:style-name="T130">Error Pag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group-id="0" presentation:preset-class="entrance" presentation:preset-id="ooo-entrance-appear">
                  <anim:set smil:begin="0s" smil:dur="0.001s" smil:fill="hold" smil:targetElement="id109" smil:attributeName="visibility" smil:to="visible"/>
                </anim:par>
              </anim:par>
            </anim:par>
          </anim:seq>
        </anim:par>
        <presentation:notes draw:style-name="dp3">
          <draw:page-thumbnail draw:style-name="gr1" draw:layer="layout" svg:width="13cm" svg:height="9.75cm" svg:x="3.025cm" svg:y="1.93cm" draw:page-number="43" presentation:class="page"/>
          <draw:frame presentation:style-name="pr11" draw:text-style-name="P9" draw:layer="layout" svg:width="15.239cm" svg:height="11.429cm" svg:x="1.905cm" svg:y="12.065cm" presentation:class="notes" presentation:placeholder="true">
            <draw:text-box/>
          </draw:frame>
        </presentation:notes>
      </draw:page>
      <draw:page draw:name="Submit Logout Request" draw:style-name="dp1" draw:master-page-name="Default" presentation:presentation-page-layout-name="AL3T19">
        <draw:frame presentation:style-name="pr23" draw:layer="layout" svg:width="22.86cm" svg:height="1.615cm" svg:x="1.27cm" svg:y="1.542cm" presentation:class="title" presentation:user-transformed="true">
          <draw:text-box>
            <text:p>Submit Logout Request</text:p>
          </draw:text-box>
        </draw:frame>
        <draw:custom-shape draw:name="Text Box 3" draw:style-name="gr7" draw:text-style-name="P52" draw:layer="layout" svg:width="9.313cm" svg:height="1.277cm" svg:x="8.253cm" svg:y="3.941cm">
          <text:p text:style-name="P21"><text:span text:style-name="T24">Web Browser</text:span></text:p>
          <draw:enhanced-geometry svg:viewBox="0 0 21600 21600" draw:type="mso-spt202" draw:enhanced-path="M 0 0 L 21600 0 21600 21600 0 21600 0 0 Z N"/>
        </draw:custom-shape>
        <draw:custom-shape draw:name="Rectangle 4" draw:style-name="gr9" draw:text-style-name="P26" draw:layer="layout" svg:width="9.313cm" svg:height="1.06cm" svg:x="8.253cm" svg:y="16.297cm">
          <text:p text:style-name="P24"><text:span text:style-name="T120">SecuredResource</text:span></text:p>
          <draw:enhanced-geometry svg:viewBox="0 0 21600 21600" draw:type="rectangle" draw:enhanced-path="M 0 0 L 21600 0 21600 21600 0 21600 0 0 Z N"/>
        </draw:custom-shape>
        <draw:custom-shape draw:name="Rectangle 5" draw:style-name="gr20" draw:text-style-name="P26" draw:layer="layout" svg:width="11.43cm" svg:height="1.06cm" svg:x="6.983cm" svg:y="14.392cm">
          <text:p text:style-name="P24"><text:span text:style-name="T124">FilterSecurityInterceptor</text:span></text:p>
          <draw:enhanced-geometry svg:viewBox="0 0 21600 21600" draw:type="rectangle" draw:enhanced-path="M 0 0 L 21600 0 21600 21600 0 21600 0 0 Z N"/>
        </draw:custom-shape>
        <draw:custom-shape draw:name="Rectangle 6" draw:style-name="gr20" draw:text-style-name="P26" draw:layer="layout" svg:width="11.43cm" svg:height="1.06cm" svg:x="6.983cm" svg:y="12.487cm">
          <text:p text:style-name="P24"><text:span text:style-name="T124">ExceptionTranslationFilter</text:span></text:p>
          <draw:enhanced-geometry svg:viewBox="0 0 21600 21600" draw:type="rectangle" draw:enhanced-path="M 0 0 L 21600 0 21600 21600 0 21600 0 0 Z N"/>
        </draw:custom-shape>
        <draw:custom-shape draw:name="Rectangle 7" draw:style-name="gr20" draw:text-style-name="P53" draw:layer="layout" svg:width="11.43cm" svg:height="1.06cm" svg:x="6.983cm" svg:y="10.582cm">
          <text:p text:style-name="P24"><text:span text:style-name="T125">UsernamePasswordAuthenticationFilter</text:span></text:p>
          <draw:enhanced-geometry svg:viewBox="0 0 21600 21600" draw:type="rectangle" draw:enhanced-path="M 0 0 L 21600 0 21600 21600 0 21600 0 0 Z N"/>
        </draw:custom-shape>
        <draw:custom-shape draw:name="Rectangle 8" draw:style-name="gr20" draw:text-style-name="P26" draw:layer="layout" svg:width="11.43cm" svg:height="1.06cm" svg:x="6.983cm" svg:y="6.772cm">
          <text:p text:style-name="P24"><text:span text:style-name="T124">SecurityContextPersistenceFilter</text:span></text:p>
          <draw:enhanced-geometry svg:viewBox="0 0 21600 21600" draw:type="rectangle" draw:enhanced-path="M 0 0 L 21600 0 21600 21600 0 21600 0 0 Z N"/>
        </draw:custom-shape>
        <draw:custom-shape draw:name="Rectangle 9" draw:style-name="gr20" draw:text-style-name="P26" draw:layer="layout" svg:width="11.43cm" svg:height="1.06cm" svg:x="6.983cm" svg:y="8.677cm">
          <text:p text:style-name="P24"><text:span text:style-name="T124">LogoutFilter</text:span></text:p>
          <draw:enhanced-geometry svg:viewBox="0 0 21600 21600" draw:type="rectangle" draw:enhanced-path="M 0 0 L 21600 0 21600 21600 0 21600 0 0 Z N"/>
        </draw:custom-shape>
        <draw:polyline draw:name="Line 10" draw:style-name="gr118" draw:text-style-name="P19" xml:id="id110" draw:id="id110" draw:layer="layout" svg:width="0cm" svg:height="1.48cm" svg:x="11.641cm" svg:y="5.291cm" svg:viewBox="0 0 0 1481" draw:points="0,0 0,1481">
          <text:p/>
        </draw:polyline>
        <draw:polyline draw:name="Line 11" draw:style-name="gr119" draw:text-style-name="P19" xml:id="id112" draw:id="id112" draw:layer="layout" svg:width="0cm" svg:height="0.845cm" svg:x="11.641cm" svg:y="7.831cm" svg:viewBox="0 0 0 846" draw:points="0,0 0,846">
          <text:p/>
        </draw:polyline>
        <draw:g draw:name="Group 13" xml:id="id111" draw:id="id111">
          <draw:custom-shape draw:name="Text Box 14" draw:style-name="gr81" draw:text-style-name="P28" draw:layer="layout" svg:width="5.928cm" svg:height="2.289cm" svg:x="0.422cm" svg:y="6.137cm">
            <text:p text:style-name="P27"><text:span text:style-name="T127">Finds context in session and sets for current thread</text:span></text:p>
            <draw:enhanced-geometry svg:viewBox="0 0 21600 21600" draw:type="mso-spt202" draw:enhanced-path="M 0 0 L 21600 0 21600 21600 0 21600 0 0 Z N"/>
          </draw:custom-shape>
          <draw:line draw:name="Line 15" draw:style-name="gr82" draw:text-style-name="P19" draw:layer="layout" svg:x1="6.35cm" svg:y1="7.196cm" svg:x2="6.985cm" svg:y2="7.196cm">
            <text:p/>
          </draw:line>
        </draw:g>
        <draw:g draw:name="Group 16" xml:id="id113" draw:id="id113">
          <draw:custom-shape draw:name="Text Box 17" draw:style-name="gr120" draw:text-style-name="P28" draw:layer="layout" svg:width="5.928cm" svg:height="2.289cm" svg:x="0.422cm" svg:y="8.889cm">
            <text:list text:style-name="L9">
              <text:list-item>
                <text:p text:style-name="P27"><text:span text:style-name="T132"><text:s/></text:span><text:span text:style-name="T132">Clears context</text:span></text:p>
              </text:list-item>
              <text:list-item>
                <text:p text:style-name="P27"><text:span text:style-name="T132"><text:s/></text:span><text:span text:style-name="T132">Redirects to logout success url</text:span></text:p>
              </text:list-item>
            </text:list>
            <draw:enhanced-geometry svg:viewBox="0 0 21600 21600" draw:type="mso-spt202" draw:enhanced-path="M 0 0 L 21600 0 21600 21600 0 21600 0 0 Z N"/>
          </draw:custom-shape>
          <draw:line draw:name="Line 18" draw:style-name="gr82" draw:text-style-name="P19" draw:layer="layout" svg:x1="6.35cm" svg:y1="9.155cm" svg:x2="6.985cm" svg:y2="9.155cm">
            <text:p/>
          </draw:line>
        </draw:g>
        <draw:custom-shape draw:name="Rectangle 22" draw:style-name="gr22" draw:text-style-name="P26" xml:id="id114" draw:id="id114" draw:layer="layout" svg:width="5.928cm" svg:height="1.694cm" svg:x="3.951cm" svg:y="4.206cm">
          <text:p text:style-name="P24"><text:span text:style-name="T130">Logout Succes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14" smil:attributeName="visibility" smil:to="visible"/>
                </anim:par>
              </anim:par>
            </anim:par>
          </anim:seq>
        </anim:par>
        <presentation:notes draw:style-name="dp3">
          <draw:page-thumbnail draw:style-name="gr1" draw:layer="layout" svg:width="13cm" svg:height="9.75cm" svg:x="3.025cm" svg:y="1.93cm" draw:page-number="44" presentation:class="page"/>
          <draw:frame presentation:style-name="pr11" draw:text-style-name="P9" draw:layer="layout" svg:width="15.239cm" svg:height="11.429cm" svg:x="1.905cm" svg:y="12.065cm" presentation:class="notes">
            <draw:text-box>
              <text:p text:style-name="P11"><text:span text:style-name="T55">From Rob Winch: <text:s/>Logout with JavaConfig is defaulted to /logout and must be a POST (for CSRF protection). <text:s/>It is no longer <text:s/>j_spring_security_logout.</text:span></text:p>
            </draw:text-box>
          </draw:frame>
        </presentation:notes>
      </draw:page>
      <draw:page draw:name="The Filter Chain: Summary" draw:style-name="dp1" draw:master-page-name="Default" presentation:presentation-page-layout-name="AL3T19">
        <draw:frame presentation:style-name="pr23" draw:layer="layout" svg:width="22.86cm" svg:height="1.615cm" svg:x="1.27cm" svg:y="1.542cm" presentation:class="title" presentation:user-transformed="true">
          <draw:text-box>
            <text:p>The Filter Chain: Summary</text:p>
          </draw:text-box>
        </draw:frame>
        <draw:g>
          <draw:custom-shape draw:style-name="gr121" draw:text-style-name="P56" draw:layer="layout" svg:width="1.412cm" svg:height="1.243cm" svg:x="0.749cm" svg:y="3.832cm">
            <text:p text:style-name="P55"><text:span text:style-name="T139">#</text:span></text:p>
            <draw:enhanced-geometry svg:viewBox="0 0 21600 21600" draw:type="rectangle" draw:enhanced-path="M 0 0 L 21600 0 21600 21600 0 21600 0 0 Z N"/>
          </draw:custom-shape>
          <draw:custom-shape draw:style-name="gr121" draw:text-style-name="P57" draw:layer="layout" svg:width="9.293cm" svg:height="1.243cm" svg:x="2.161cm" svg:y="3.832cm">
            <text:p text:style-name="P55"><text:span text:style-name="T140">Filter Name</text:span></text:p>
            <draw:enhanced-geometry svg:viewBox="0 0 21600 21600" draw:type="rectangle" draw:enhanced-path="M 0 0 L 21600 0 21600 21600 0 21600 0 0 Z N"/>
          </draw:custom-shape>
          <draw:custom-shape draw:style-name="gr122" draw:text-style-name="P57" draw:layer="layout" svg:width="14.726cm" svg:height="1.243cm" svg:x="10.011cm" svg:y="3.832cm">
            <text:p text:style-name="P55"><text:span text:style-name="T140">Main Purpose</text:span></text:p>
            <draw:enhanced-geometry svg:viewBox="0 0 21600 21600" draw:type="rectangle" draw:enhanced-path="M 0 0 L 21600 0 21600 21600 0 21600 0 0 Z N"/>
          </draw:custom-shape>
          <draw:custom-shape draw:style-name="gr121" draw:text-style-name="P58" draw:layer="layout" svg:width="1.412cm" svg:height="2.425cm" svg:x="0.749cm" svg:y="5.075cm">
            <text:p text:style-name="P55"><text:span text:style-name="T141">1</text:span></text:p>
            <draw:enhanced-geometry svg:viewBox="0 0 21600 21600" draw:type="rectangle" draw:enhanced-path="M 0 0 L 21600 0 21600 21600 0 21600 0 0 Z N"/>
          </draw:custom-shape>
          <draw:custom-shape draw:style-name="gr123" draw:text-style-name="P59" draw:layer="layout" svg:width="7.593cm" svg:height="2.581cm" svg:x="2.112cm" svg:y="5.112cm">
            <text:p text:style-name="P55"><text:span text:style-name="T142">SecurityContext</text:span></text:p>
            <text:p text:style-name="P55"><text:span text:style-name="T142">IntegrationFilter</text:span></text:p>
            <draw:enhanced-geometry svg:viewBox="0 0 21600 21600" draw:type="rectangle" draw:enhanced-path="M 0 0 L 21600 0 21600 21600 0 21600 0 0 Z N"/>
          </draw:custom-shape>
          <draw:custom-shape draw:style-name="gr122" draw:text-style-name="P61" draw:layer="layout" svg:width="14.327cm" svg:height="2.554cm" svg:x="9.998cm" svg:y="5.112cm">
            <text:p text:style-name="P60"><text:span text:style-name="T142">Establishes SecurityContext and maintains between HTTP requests</text:span></text:p>
            <text:p text:style-name="P60"><text:span text:style-name="T143"><text:s text:c="3"/></text:span><text:span text:style-name="T143">formerly: HttpSessionContextIntegrationFilter </text:span></text:p>
            <draw:enhanced-geometry svg:viewBox="0 0 21600 21600" draw:mirror-horizontal="false" draw:mirror-vertical="false" draw:type="rectangle" draw:enhanced-path="M 0 0 L 21600 0 21600 21600 0 21600 0 0 Z N"/>
          </draw:custom-shape>
          <draw:custom-shape draw:style-name="gr121" draw:text-style-name="P58" draw:layer="layout" svg:width="1.412cm" svg:height="2.231cm" svg:x="0.749cm" svg:y="7.5cm">
            <text:p text:style-name="P55"><text:span text:style-name="T141">2</text:span></text:p>
            <draw:enhanced-geometry svg:viewBox="0 0 21600 21600" draw:type="rectangle" draw:enhanced-path="M 0 0 L 21600 0 21600 21600 0 21600 0 0 Z N"/>
          </draw:custom-shape>
          <draw:custom-shape draw:style-name="gr123" draw:text-style-name="P59" draw:layer="layout" svg:width="7.539cm" svg:height="2.205cm" svg:x="2.084cm" svg:y="7.608cm">
            <text:p text:style-name="P55"><text:span text:style-name="T142">LogoutFilter</text:span></text:p>
            <draw:enhanced-geometry svg:viewBox="0 0 21600 21600" draw:type="rectangle" draw:enhanced-path="M 0 0 L 21600 0 21600 21600 0 21600 0 0 Z N"/>
          </draw:custom-shape>
          <draw:custom-shape draw:style-name="gr122" draw:text-style-name="P59" draw:layer="layout" svg:width="14.323cm" svg:height="1.804cm" svg:x="10.025cm" svg:y="7.719cm">
            <text:p text:style-name="P55"><text:span text:style-name="T142">Clears SecurityContextHolder when logout requested</text:span></text:p>
            <draw:enhanced-geometry svg:viewBox="0 0 21600 21600" draw:type="rectangle" draw:enhanced-path="M 0 0 L 21600 0 21600 21600 0 21600 0 0 Z N"/>
          </draw:custom-shape>
          <draw:custom-shape draw:style-name="gr121" draw:text-style-name="P58" draw:layer="layout" svg:width="1.412cm" svg:height="2.234cm" svg:x="0.749cm" svg:y="9.731cm">
            <text:p text:style-name="P55"><text:span text:style-name="T141">3</text:span></text:p>
            <draw:enhanced-geometry svg:viewBox="0 0 21600 21600" draw:type="rectangle" draw:enhanced-path="M 0 0 L 21600 0 21600 21600 0 21600 0 0 Z N"/>
          </draw:custom-shape>
          <draw:custom-shape draw:style-name="gr123" draw:text-style-name="P59" draw:layer="layout" svg:width="7.567cm" svg:height="2.607cm" svg:x="2.084cm" svg:y="9.577cm">
            <text:p text:style-name="P55"><text:span text:style-name="T144">UsernamePassword</text:span></text:p>
            <text:p text:style-name="P55"><text:span text:style-name="T144">AuthenticationFilter</text:span></text:p>
            <draw:enhanced-geometry svg:viewBox="0 0 21600 21600" draw:type="rectangle" draw:enhanced-path="M 0 0 L 21600 0 21600 21600 0 21600 0 0 Z N"/>
          </draw:custom-shape>
          <draw:custom-shape draw:style-name="gr122" draw:text-style-name="P59" draw:layer="layout" svg:width="14.379cm" svg:height="2.584cm" svg:x="9.969cm" svg:y="9.523cm">
            <text:p text:style-name="P55"><text:span text:style-name="T142">Puts Authentication into the SecurityContext on login request</text:span></text:p>
            <text:p text:style-name="P60"><text:span text:style-name="T143"><text:s text:c="3"/></text:span><text:span text:style-name="T143">formerly: AuthenticationProcessingFilter</text:span></text:p>
            <draw:enhanced-geometry svg:viewBox="0 0 21600 21600" draw:type="rectangle" draw:enhanced-path="M 0 0 L 21600 0 21600 21600 0 21600 0 0 Z N"/>
          </draw:custom-shape>
          <draw:custom-shape draw:style-name="gr121" draw:text-style-name="P58" draw:layer="layout" svg:width="1.412cm" svg:height="2.426cm" svg:x="0.749cm" svg:y="11.965cm">
            <text:p text:style-name="P55"><text:span text:style-name="T141">4</text:span></text:p>
            <draw:enhanced-geometry svg:viewBox="0 0 21600 21600" draw:type="rectangle" draw:enhanced-path="M 0 0 L 21600 0 21600 21600 0 21600 0 0 Z N"/>
          </draw:custom-shape>
          <draw:custom-shape draw:style-name="gr123" draw:text-style-name="P59" draw:layer="layout" svg:width="7.566cm" svg:height="2.247cm" svg:x="2.084cm" svg:y="12.156cm">
            <text:p text:style-name="P55"><text:span text:style-name="T142">Exception</text:span></text:p>
            <text:p text:style-name="P55"><text:span text:style-name="T142">TranslationFilter</text:span></text:p>
            <draw:enhanced-geometry svg:viewBox="0 0 21600 21600" draw:type="rectangle" draw:enhanced-path="M 0 0 L 21600 0 21600 21600 0 21600 0 0 Z N"/>
          </draw:custom-shape>
          <draw:custom-shape draw:style-name="gr122" draw:text-style-name="P59" draw:layer="layout" svg:width="14.323cm" svg:height="2.235cm" svg:x="10.025cm" svg:y="12.156cm">
            <text:p text:style-name="P55"><text:span text:style-name="T142">Converts SpringSecurity exceptions into HTTP response or redirect</text:span></text:p>
            <draw:enhanced-geometry svg:viewBox="0 0 21600 21600" draw:type="rectangle" draw:enhanced-path="M 0 0 L 21600 0 21600 21600 0 21600 0 0 Z N"/>
          </draw:custom-shape>
          <draw:custom-shape draw:style-name="gr121" draw:text-style-name="P58" draw:layer="layout" svg:width="1.412cm" svg:height="2.429cm" svg:x="0.749cm" svg:y="14.391cm">
            <text:p text:style-name="P55"><text:span text:style-name="T141">5</text:span></text:p>
            <draw:enhanced-geometry svg:viewBox="0 0 21600 21600" draw:type="rectangle" draw:enhanced-path="M 0 0 L 21600 0 21600 21600 0 21600 0 0 Z N"/>
          </draw:custom-shape>
          <draw:custom-shape draw:style-name="gr123" draw:text-style-name="P59" draw:layer="layout" svg:width="7.622cm" svg:height="2.508cm" svg:x="2.084cm" svg:y="14.335cm">
            <text:p text:style-name="P55"><text:span text:style-name="T142">FilterSecurity</text:span></text:p>
            <text:p text:style-name="P55"><text:span text:style-name="T142">Interceptor</text:span></text:p>
            <draw:enhanced-geometry svg:viewBox="0 0 21600 21600" draw:type="rectangle" draw:enhanced-path="M 0 0 L 21600 0 21600 21600 0 21600 0 0 Z N"/>
          </draw:custom-shape>
          <draw:custom-shape draw:style-name="gr124" draw:text-style-name="P59" draw:layer="layout" svg:width="14.351cm" svg:height="2.429cm" svg:x="10.025cm" svg:y="14.391cm">
            <text:p text:style-name="P55"><text:span text:style-name="T144">Authorizes web requests based on on config attributes and authorities </text:span></text:p>
            <draw:enhanced-geometry svg:viewBox="0 0 21600 21600" draw:type="rectangle" draw:enhanced-path="M 0 0 L 21600 0 21600 21600 0 21600 0 0 Z N"/>
          </draw:custom-shape>
          <draw:line draw:style-name="gr125" draw:text-style-name="P19" draw:layer="layout" svg:x1="0.749cm" svg:y1="5.075cm" svg:x2="24.737cm" svg:y2="5.075cm">
            <text:p/>
          </draw:line>
          <draw:line draw:style-name="gr125" draw:text-style-name="P19" draw:layer="layout" svg:x1="0.749cm" svg:y1="7.7cm" svg:x2="24.737cm" svg:y2="7.7cm">
            <text:p/>
          </draw:line>
          <draw:line draw:style-name="gr125" draw:text-style-name="P19" draw:layer="layout" svg:x1="0.749cm" svg:y1="9.531cm" svg:x2="24.737cm" svg:y2="9.531cm">
            <text:p/>
          </draw:line>
          <draw:line draw:style-name="gr125" draw:text-style-name="P19" draw:layer="layout" svg:x1="0.749cm" svg:y1="12.165cm" svg:x2="24.737cm" svg:y2="12.165cm">
            <text:p/>
          </draw:line>
          <draw:line draw:style-name="gr125" draw:text-style-name="P19" draw:layer="layout" svg:x1="0.749cm" svg:y1="14.391cm" svg:x2="24.737cm" svg:y2="14.391cm">
            <text:p/>
          </draw:line>
          <draw:line draw:style-name="gr125" draw:text-style-name="P19" draw:layer="layout" svg:x1="0.749cm" svg:y1="16.82cm" svg:x2="24.737cm" svg:y2="16.82cm">
            <text:p/>
          </draw:line>
          <draw:line draw:style-name="gr126" draw:layer="layout" svg:x1="9.662cm" svg:y1="3.87cm" svg:x2="9.662cm" svg:y2="16.793cm">
            <text:p/>
          </draw:line>
          <draw:line draw:style-name="gr127" draw:text-style-name="P62" draw:layer="layout" svg:x1="2.162cm" svg:y1="3.871cm" svg:x2="2.162cm" svg:y2="16.794cm">
            <text:p/>
          </draw:line>
        </draw:g>
        <presentation:notes draw:style-name="dp3">
          <draw:page-thumbnail draw:style-name="gr1" draw:layer="layout" svg:width="13cm" svg:height="9.75cm" svg:x="3.025cm" svg:y="1.93cm" draw:page-number="45" presentation:class="page"/>
          <draw:frame presentation:style-name="pr11" draw:text-style-name="P9"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2T1">
        <draw:frame presentation:style-name="pr5" draw:layer="layout" svg:width="22.86cm" svg:height="3.175cm" svg:x="1.27cm" svg:y="0.762cm" presentation:class="title">
          <draw:text-box>
            <text:p>Custom Filter Chain</text:p>
          </draw:text-box>
        </draw:frame>
        <draw:frame presentation:style-name="pr25" draw:layer="layout" svg:width="22.86cm" svg:height="2.419cm" svg:x="1.27cm" svg:y="4.445cm" presentation:class="outline" presentation:user-transformed="true">
          <draw:text-box>
            <text:list text:style-name="L5">
              <text:list-item>
                <text:p>Filter can be <text:span text:style-name="T4">added</text:span> to the chain</text:p>
                <text:list>
                  <text:list-item>
                    <text:p>Before or after existing filter</text:p>
                  </text:list-item>
                </text:list>
              </text:list-item>
            </text:list>
          </draw:text-box>
        </draw:frame>
        <draw:custom-shape draw:name="Text Box 4" draw:style-name="gr24" draw:text-style-name="P63" draw:layer="layout" svg:width="21.323cm" svg:height="2.965cm" svg:x="1.977cm" svg:y="7.092cm">
          <text:p text:style-name="P30"><text:span text:style-name="T145">http</text:span><text:span text:style-name="T146">.</text:span><text:span text:style-name="T147">addFilterAfter</text:span><text:span text:style-name="T146"> ( </text:span><text:span text:style-name="T145">myFilter</text:span><text:span text:style-name="T146">, </text:span><text:span text:style-name="T148">UsernamePasswordAuthenticationFilter</text:span><text:span text:style-name="T146">.</text:span><text:span text:style-name="T149">class</text:span><text:span text:style-name="T146"> ); </text:span></text:p>
          <text:p text:style-name="P30"><text:span text:style-name="T150">…</text:span></text:p>
          <text:p text:style-name="P30"><text:span text:style-name="T145">@Bean</text:span></text:p>
          <text:p text:style-name="P30"><text:span text:style-name="T149">public</text:span><text:span text:style-name="T147"> Filter myFilter() { <text:s/></text:span><text:span text:style-name="T149">return new</text:span><text:span text:style-name="T147"> MySpecialFilter(); }</text:span></text:p>
          <draw:enhanced-geometry svg:viewBox="0 0 21600 21600" draw:type="mso-spt202" draw:enhanced-path="M 0 0 L 21600 0 21600 21600 0 21600 0 0 Z N"/>
        </draw:custom-shape>
        <draw:frame presentation:style-name="pr26" draw:text-style-name="P11" draw:layer="layout" svg:width="21.855cm" svg:height="2.335cm" svg:x="1.27cm" svg:y="10.257cm" presentation:class="outline" presentation:user-transformed="true">
          <draw:text-box>
            <text:list text:style-name="L5">
              <text:list-item>
                <text:p text:style-name="P11">Filter on the stack may be <text:span text:style-name="T4">replaced</text:span> by a custom filter</text:p>
                <text:list>
                  <text:list-item>
                    <text:p><text:span text:style-name="T151">Replacement must </text:span><text:span text:style-name="T152">extend</text:span><text:span text:style-name="T151"> the filter being replaced.</text:span></text:p>
                  </text:list-item>
                </text:list>
              </text:list-item>
            </text:list>
          </draw:text-box>
        </draw:frame>
        <draw:custom-shape draw:name="Text Box 4" draw:style-name="gr24" draw:text-style-name="P63" draw:layer="layout" svg:width="13.848cm" svg:height="4.317cm" svg:x="1.229cm" svg:y="12.776cm">
          <text:p text:style-name="P30"><text:span text:style-name="T145">http</text:span><text:span text:style-name="T146">.</text:span><text:span text:style-name="T147">addFilter</text:span><text:span text:style-name="T146"> ( </text:span><text:span text:style-name="T145">myFilter</text:span><text:span text:style-name="T146"> ); </text:span></text:p>
          <text:p text:style-name="P30"><text:span text:style-name="T150">…</text:span></text:p>
          <text:p text:style-name="P30"><text:span text:style-name="T145">@Bean</text:span></text:p>
          <text:p text:style-name="P30"><text:span text:style-name="T149">public</text:span><text:span text:style-name="T147"> Filter myFilter() {</text:span></text:p>
          <text:p text:style-name="P30"><text:span text:style-name="T147"><text:tab/></text:span><text:span text:style-name="T149">return new</text:span><text:span text:style-name="T147"> MySpecialFilter();</text:span></text:p>
          <text:p text:style-name="P30"><text:span text:style-name="T147">}</text:span></text:p>
          <draw:enhanced-geometry svg:viewBox="0 0 21600 21600" draw:type="mso-spt202" draw:enhanced-path="M 0 0 L 21600 0 21600 21600 0 21600 0 0 Z N"/>
        </draw:custom-shape>
        <draw:custom-shape draw:name="Text Box 4" draw:style-name="gr24" draw:text-style-name="P63" draw:layer="layout" svg:width="15.136cm" svg:height="1.613cm" svg:x="9.704cm" svg:y="13.332cm">
          <text:p text:style-name="P30"><text:span text:style-name="T149">public class</text:span><text:span text:style-name="T147"> MySpecialFilter </text:span></text:p>
          <text:p text:style-name="P30"><text:span text:style-name="T147"><text:tab/></text:span><text:span text:style-name="T153">extends</text:span><text:span text:style-name="T147"> UsernamePasswordAuthenticationFilter {}</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46" presentation:class="page"/>
          <draw:frame presentation:style-name="pr11" draw:text-style-name="P9" draw:layer="layout" svg:width="15.239cm" svg:height="11.429cm" svg:x="1.905cm" svg:y="12.065cm" presentation:class="notes">
            <draw:text-box>
              <text:p text:style-name="P11"><text:span text:style-name="T10">This is very much an advanced feature as it is very easy to break the entire chain and lock yourself out of the entire application!</text:span></text:p>
              <text:p text:style-name="P11"><text:span text:style-name="T10"/></text:p>
              <text:p text:style-name="P11"><text:span text:style-name="T10">From Rob:</text:span></text:p>
              <text:p text:style-name="P33"><text:span text:style-name="T154">If you don't add a one of the existing Filters it will not be there to replace. For example, if you do not use http.formLogin() the UsernamePasswordAuthenticationFilter will not be inserted.</text:span></text:p>
              <text:p text:style-name="P33"><text:span text:style-name="T154"/></text:p>
              <text:p text:style-name="P33"><text:span text:style-name="T154">This means adding before or after a Filter that exists is the same as adding it at a position of one of the predefined filters. It's really about controlling the order. Custom filters do not belong in the same "slot" as one of the framework filters, they belong before or after the slot.</text:span></text:p>
            </draw:text-box>
          </draw:frame>
        </presentation:notes>
      </draw:page>
      <draw:page draw:name="Divider 1 Title Here" draw:style-name="dp1" draw:master-page-name="Title2" presentation:use-date-time-name="dtd1">
        <draw:frame presentation:style-name="pr27" draw:text-style-name="P2" draw:layer="layout" svg:width="16.801cm" svg:height="1.863cm" svg:x="7.579cm" svg:y="7.693cm" presentation:class="title" presentation:user-transformed="true">
          <draw:text-box>
            <text:list text:style-name="L4">
              <text:list-header>
                <text:p text:style-name="P1"><text:span text:style-name="T155">Lab</text:span></text:p>
              </text:list-header>
            </text:list>
          </draw:text-box>
        </draw:frame>
        <draw:frame presentation:style-name="pr28" draw:text-style-name="P2" draw:layer="layout" svg:width="16.801cm" svg:height="5.283cm" svg:x="7.579cm" svg:y="10.194cm">
          <draw:text-box>
            <text:list text:style-name="L2">
              <text:list-header>
                <text:p text:style-name="P64"><text:span text:style-name="T156">Applying Spring Security to a Web Application</text:span></text:p>
              </text:list-header>
            </text:list>
          </draw:text-box>
        </draw:frame>
        <presentation:notes draw:style-name="dp2">
          <draw:page-thumbnail draw:style-name="gr1" draw:layer="layout" svg:width="13cm" svg:height="9.75cm" svg:x="3.025cm" svg:y="1.93cm" draw:page-number="47" presentation:class="page"/>
          <draw:frame presentation:style-name="pr2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Arrowheads_20_10" draw:display-name="Arrowheads 10" svg:viewBox="0 0 528 528" svg:d="M264 0l264 528h-528z"/>
    <draw:marker draw:name="Arrowheads_20_11" draw:display-name="Arrowheads 11" svg:viewBox="0 0 528 528" svg:d="M264 0l264 528h-528z"/>
    <draw:marker draw:name="Arrowheads_20_12" draw:display-name="Arrowheads 12" svg:viewBox="0 0 528 528" svg:d="M264 0l264 528h-528z"/>
    <draw:marker draw:name="Arrowheads_20_13" draw:display-name="Arrowheads 13" svg:viewBox="0 0 528 528" svg:d="M264 0l264 528h-528z"/>
    <draw:marker draw:name="Arrowheads_20_14" draw:display-name="Arrowheads 14" svg:viewBox="0 0 528 528" svg:d="M264 0l264 528h-528z"/>
    <draw:marker draw:name="Arrowheads_20_15" draw:display-name="Arrowheads 15" svg:viewBox="0 0 528 528" svg:d="M264 0l264 528h-528z"/>
    <draw:marker draw:name="Arrowheads_20_16" draw:display-name="Arrowheads 16" svg:viewBox="0 0 528 528" svg:d="M264 0l264 528h-528z"/>
    <draw:marker draw:name="Arrowheads_20_17" draw:display-name="Arrowheads 17" svg:viewBox="0 0 528 528" svg:d="M264 0l264 528h-528z"/>
    <draw:marker draw:name="Arrowheads_20_18" draw:display-name="Arrowheads 18" svg:viewBox="0 0 528 528" svg:d="M264 0l264 528h-528z"/>
    <draw:marker draw:name="Arrowheads_20_21" draw:display-name="Arrowheads 21" svg:viewBox="0 0 210 210" svg:d="M105 0l105 210h-210z"/>
    <draw:marker draw:name="Arrowheads_20_22" draw:display-name="Arrowheads 22" svg:viewBox="0 0 477 477" svg:d="M239 0l238 477h-477z"/>
    <draw:marker draw:name="Arrowheads_20_23" draw:display-name="Arrowheads 23" svg:viewBox="0 0 477 477" svg:d="M239 0l238 477h-477z"/>
    <draw:marker draw:name="Arrowheads_20_24" draw:display-name="Arrowheads 24" svg:viewBox="0 0 477 477" svg:d="M239 0l238 477h-477z"/>
    <draw:marker draw:name="Arrowheads_20_25" draw:display-name="Arrowheads 25" svg:viewBox="0 0 477 477" svg:d="M239 0l238 477h-477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477 477" svg:d="M239 0l238 477h-477z"/>
    <draw:marker draw:name="Arrowheads_20_29" draw:display-name="Arrowheads 29" svg:viewBox="0 0 477 477" svg:d="M239 0l238 477h-477z"/>
    <draw:marker draw:name="Arrowheads_20_3" draw:display-name="Arrowheads 3" svg:viewBox="0 0 318 318" svg:d="M159 0l159 318h-318z"/>
    <draw:marker draw:name="Arrowheads_20_30" draw:display-name="Arrowheads 30" svg:viewBox="0 0 477 477" svg:d="M239 0l238 477h-477z"/>
    <draw:marker draw:name="Arrowheads_20_31" draw:display-name="Arrowheads 31" svg:viewBox="0 0 477 477" svg:d="M239 0l238 477h-477z"/>
    <draw:marker draw:name="Arrowheads_20_32" draw:display-name="Arrowheads 32" svg:viewBox="0 0 477 477" svg:d="M239 0l238 477h-477z"/>
    <draw:marker draw:name="Arrowheads_20_33" draw:display-name="Arrowheads 33" svg:viewBox="0 0 477 477" svg:d="M239 0l238 477h-477z"/>
    <draw:marker draw:name="Arrowheads_20_34" draw:display-name="Arrowheads 34" svg:viewBox="0 0 477 477" svg:d="M239 0l238 477h-477z"/>
    <draw:marker draw:name="Arrowheads_20_35" draw:display-name="Arrowheads 35" svg:viewBox="0 0 477 477" svg:d="M239 0l238 477h-477z"/>
    <draw:marker draw:name="Arrowheads_20_36" draw:display-name="Arrowheads 36" svg:viewBox="0 0 477 477" svg:d="M239 0l238 477h-477z"/>
    <draw:marker draw:name="Arrowheads_20_37" draw:display-name="Arrowheads 37" svg:viewBox="0 0 477 477" svg:d="M239 0l238 477h-477z"/>
    <draw:marker draw:name="Arrowheads_20_38" draw:display-name="Arrowheads 38" svg:viewBox="0 0 477 477" svg:d="M239 0l238 477h-477z"/>
    <draw:marker draw:name="Arrowheads_20_39" draw:display-name="Arrowheads 39" svg:viewBox="0 0 477 477" svg:d="M239 0l238 477h-477z"/>
    <draw:marker draw:name="Arrowheads_20_4" draw:display-name="Arrowheads 4" svg:viewBox="0 0 318 318" svg:d="M159 0l159 318h-318z"/>
    <draw:marker draw:name="Arrowheads_20_40" draw:display-name="Arrowheads 40" svg:viewBox="0 0 477 477" svg:d="M239 0l238 477h-477z"/>
    <draw:marker draw:name="Arrowheads_20_41" draw:display-name="Arrowheads 41" svg:viewBox="0 0 477 477" svg:d="M239 0l238 477h-477z"/>
    <draw:marker draw:name="Arrowheads_20_42" draw:display-name="Arrowheads 42" svg:viewBox="0 0 477 477" svg:d="M239 0l238 477h-477z"/>
    <draw:marker draw:name="Arrowheads_20_43" draw:display-name="Arrowheads 43" svg:viewBox="0 0 477 477" svg:d="M239 0l238 477h-477z"/>
    <draw:marker draw:name="Arrowheads_20_44" draw:display-name="Arrowheads 44" svg:viewBox="0 0 477 477" svg:d="M239 0l238 477h-477z"/>
    <draw:marker draw:name="Arrowheads_20_45" draw:display-name="Arrowheads 45" svg:viewBox="0 0 477 477" svg:d="M239 0l238 477h-477z"/>
    <draw:marker draw:name="Arrowheads_20_46" draw:display-name="Arrowheads 46" svg:viewBox="0 0 477 477" svg:d="M239 0l238 477h-477z"/>
    <draw:marker draw:name="Arrowheads_20_47" draw:display-name="Arrowheads 47" svg:viewBox="0 0 477 477" svg:d="M239 0l238 477h-477z"/>
    <draw:marker draw:name="Arrowheads_20_48" draw:display-name="Arrowheads 48" svg:viewBox="0 0 477 477" svg:d="M239 0l238 477h-477z"/>
    <draw:marker draw:name="Arrowheads_20_49" draw:display-name="Arrowheads 49" svg:viewBox="0 0 477 477" svg:d="M239 0l238 477h-477z"/>
    <draw:marker draw:name="Arrowheads_20_5" draw:display-name="Arrowheads 5" svg:viewBox="0 0 318 318" svg:d="M159 0l159 318h-318z"/>
    <draw:marker draw:name="Arrowheads_20_50" draw:display-name="Arrowheads 50" svg:viewBox="0 0 477 477" svg:d="M239 0l238 477h-477z"/>
    <draw:marker draw:name="Arrowheads_20_51" draw:display-name="Arrowheads 51" svg:viewBox="0 0 477 477" svg:d="M239 0l238 477h-477z"/>
    <draw:marker draw:name="Arrowheads_20_52" draw:display-name="Arrowheads 52" svg:viewBox="0 0 477 477" svg:d="M239 0l238 477h-477z"/>
    <draw:marker draw:name="Arrowheads_20_53" draw:display-name="Arrowheads 53" svg:viewBox="0 0 477 477" svg:d="M239 0l238 477h-477z"/>
    <draw:marker draw:name="Arrowheads_20_54" draw:display-name="Arrowheads 54" svg:viewBox="0 0 477 477" svg:d="M239 0l238 477h-477z"/>
    <draw:marker draw:name="Arrowheads_20_55" draw:display-name="Arrowheads 55" svg:viewBox="0 0 477 477" svg:d="M239 0l238 477h-477z"/>
    <draw:marker draw:name="Arrowheads_20_56" draw:display-name="Arrowheads 56" svg:viewBox="0 0 477 477" svg:d="M239 0l238 477h-477z"/>
    <draw:marker draw:name="Arrowheads_20_57" draw:display-name="Arrowheads 57" svg:viewBox="0 0 477 477" svg:d="M239 0l238 477h-477z"/>
    <draw:marker draw:name="Arrowheads_20_58" draw:display-name="Arrowheads 58" svg:viewBox="0 0 477 477" svg:d="M239 0l238 477h-477z"/>
    <draw:marker draw:name="Arrowheads_20_59" draw:display-name="Arrowheads 59" svg:viewBox="0 0 477 477" svg:d="M239 0l238 477h-477z"/>
    <draw:marker draw:name="Arrowheads_20_6" draw:display-name="Arrowheads 6" svg:viewBox="0 0 318 318" svg:d="M159 0l159 318h-318z"/>
    <draw:marker draw:name="Arrowheads_20_60" draw:display-name="Arrowheads 60" svg:viewBox="0 0 477 477" svg:d="M239 0l238 477h-477z"/>
    <draw:marker draw:name="Arrowheads_20_61" draw:display-name="Arrowheads 61" svg:viewBox="0 0 477 477" svg:d="M239 0l238 477h-477z"/>
    <draw:marker draw:name="Arrowheads_20_62" draw:display-name="Arrowheads 62" svg:viewBox="0 0 210 210" svg:d="M105 0l105 210h-210z"/>
    <draw:marker draw:name="Arrowheads_20_63" draw:display-name="Arrowheads 63" svg:viewBox="0 0 477 477" svg:d="M239 0l238 477h-477z"/>
    <draw:marker draw:name="Arrowheads_20_64" draw:display-name="Arrowheads 64" svg:viewBox="0 0 477 477" svg:d="M239 0l238 477h-477z"/>
    <draw:marker draw:name="Arrowheads_20_65" draw:display-name="Arrowheads 65" svg:viewBox="0 0 477 477" svg:d="M239 0l238 477h-477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7" draw:display-name="Arrowheads 7" svg:viewBox="0 0 318 318" svg:d="M159 0l159 318h-318z"/>
    <draw:marker draw:name="Arrowheads_20_8" draw:display-name="Arrowheads 8" svg:viewBox="0 0 318 318" svg:d="M159 0l159 318h-318z"/>
    <draw:marker draw:name="Arrowheads_20_80" draw:display-name="Arrowheads 80" svg:viewBox="0 0 210 210" svg:d="M105 0l105 210h-210z"/>
    <draw:marker draw:name="Arrowheads_20_81" draw:display-name="Arrowheads 81" svg:viewBox="0 0 528 528" svg:d="M264 0l264 528h-528z"/>
    <draw:marker draw:name="Arrowheads_20_82" draw:display-name="Arrowheads 82" svg:viewBox="0 0 528 528" svg:d="M264 0l264 528h-528z"/>
    <draw:marker draw:name="Arrowheads_20_83" draw:display-name="Arrowheads 83" svg:viewBox="0 0 528 528" svg:d="M264 0l264 528h-528z"/>
    <draw:marker draw:name="Arrowheads_20_84" draw:display-name="Arrowheads 84" svg:viewBox="0 0 528 528" svg:d="M264 0l264 528h-528z"/>
    <draw:marker draw:name="Arrowheads_20_85" draw:display-name="Arrowheads 85" svg:viewBox="0 0 528 528" svg:d="M264 0l264 528h-528z"/>
    <draw:marker draw:name="Arrowheads_20_86" draw:display-name="Arrowheads 86" svg:viewBox="0 0 528 528" svg:d="M264 0l264 528h-528z"/>
    <draw:marker draw:name="Arrowheads_20_87" draw:display-name="Arrowheads 87" svg:viewBox="0 0 528 528" svg:d="M264 0l264 528h-528z"/>
    <draw:marker draw:name="Arrowheads_20_88" draw:display-name="Arrowheads 88" svg:viewBox="0 0 528 528" svg:d="M264 0l264 528h-528z"/>
    <draw:marker draw:name="Arrowheads_20_89" draw:display-name="Arrowheads 89" svg:viewBox="0 0 528 528" svg:d="M264 0l264 528h-528z"/>
    <draw:marker draw:name="Arrowheads_20_9" draw:display-name="Arrowheads 9" svg:viewBox="0 0 318 318" svg:d="M159 0l159 318h-318z"/>
    <draw:marker draw:name="msArrowOpenEnd_20_5" draw:display-name="msArrowOpenEnd 5" svg:viewBox="0 0 716 716" svg:d="M358 0l358 651-108 65-250-458-251 458-107-65z"/>
    <draw:stroke-dash draw:name="Dashed_20__28_var_29__20_17" draw:display-name="Dashed (var) 17" draw:style="rect" draw:dots2="1" draw:dots2-length="0.635cm" draw:distance="0.476cm"/>
    <draw:stroke-dash draw:name="Dashed_20__28_var_29__20_2" draw:display-name="Dashed (var) 2" draw:style="rect" draw:dots1="1" draw:dots1-length="0.105cm" draw:distance="0.1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1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1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6:24:12</meta:creation-date>
    <meta:editing-cycles>61</meta:editing-cycles>
    <meta:editing-duration>PT11H58M55S</meta:editing-duration>
    <meta:generator>OpenOffice/4.1.1$Unix OpenOffice.org_project/411m6$Build-9775</meta:generator>
    <meta:initial-creator>Paul Chapman</meta:initial-creator>
    <dc:date>2015-12-03T15:10:40</dc:date>
    <meta:document-statistic meta:object-count="617"/>
  </office:meta>
</office:document-meta>
</file>